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ff99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stroke="dash" draw:stroke-dash="Ultrafine_20_Dashed" svg:stroke-color="#000000" draw:fill="none"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color="#ccff00" draw:textarea-horizontal-align="justify" draw:textarea-vertical-align="middle" draw:auto-grow-height="false"/>
    </style:style>
    <style:style style:name="gr10" style:family="graphic" style:parent-style-name="standard">
      <style:graphic-properties svg:stroke-color="#000000" draw:fill-color="#99ff33" draw:textarea-horizontal-align="justify" draw:textarea-vertical-align="middle" draw:auto-grow-height="false"/>
    </style:style>
    <style:style style:name="gr11" style:family="graphic" style:parent-style-name="standard">
      <style:graphic-properties svg:stroke-color="#000000" draw:fill-color="#669900" draw:textarea-horizontal-align="justify" draw:textarea-vertical-align="middle" draw:auto-grow-height="false"/>
    </style:style>
    <style:style style:name="gr12" style:family="graphic" style:parent-style-name="standard">
      <style:graphic-properties svg:stroke-color="#000000" draw:fill-color="#193300" draw:textarea-horizontal-align="justify" draw:textarea-vertical-align="middle" draw:auto-grow-height="false"/>
    </style:style>
    <style:style style:name="gr13"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4"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ccff00"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99ff33"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6699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standard" style:list-style-name="L1">
      <style:graphic-properties svg:stroke-color="#000000" draw:fill-color="#193300"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svg:stroke-color="#000000" svg:stroke-opacity="100%" draw:fill="none" draw:textarea-vertical-align="middle"/>
    </style:style>
    <style:style style:name="gr28"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9"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dash" draw:stroke-dash="Ultrafine_20_Dashed" svg:stroke-color="#000000" svg:stroke-opacity="50%" draw:fill="none" draw:textarea-vertical-align="middle"/>
    </style:style>
    <style:style style:name="gr31" style:family="graphic" style:parent-style-name="standard">
      <style:graphic-properties svg:stroke-color="#000000" draw:fill-color="#193300" draw:opacity="100%" draw:opacity-name="" draw:textarea-horizontal-align="justify" draw:textarea-vertical-align="middle" draw:auto-grow-height="false"/>
    </style:style>
    <style:style style:name="gr32" style:family="graphic" style:parent-style-name="standard" style:list-style-name="L1">
      <style:graphic-properties svg:stroke-color="#000000" draw:fill-color="#ccff00" draw:textarea-vertical-align="middle"/>
    </style:style>
    <style:style style:name="gr33" style:family="graphic" style:parent-style-name="standard" style:list-style-name="L1">
      <style:graphic-properties svg:stroke-color="#000000" draw:fill-color="#ccff00" draw:opacity="100%" draw:opacity-name="" draw:textarea-vertical-align="middle"/>
    </style:style>
    <style:style style:name="gr34" style:family="graphic" style:parent-style-name="standard" style:list-style-name="L1">
      <style:graphic-properties svg:stroke-color="#000000" draw:fill-color="#99ff33" draw:opacity="100%" draw:opacity-name="" draw:textarea-vertical-align="middle"/>
    </style:style>
    <style:style style:name="gr35" style:family="graphic" style:parent-style-name="standard" style:list-style-name="L1">
      <style:graphic-properties svg:stroke-color="#000000" draw:fill-color="#99ff33" draw:textarea-vertical-align="middle"/>
    </style:style>
    <style:style style:name="gr36" style:family="graphic" style:parent-style-name="standard" style:list-style-name="L1">
      <style:graphic-properties svg:stroke-color="#000000" draw:fill-color="#669900" draw:textarea-vertical-align="middle"/>
    </style:style>
    <style:style style:name="gr37" style:family="graphic" style:parent-style-name="standard" style:list-style-name="L1">
      <style:graphic-properties svg:stroke-color="#000000" draw:fill-color="#669900" draw:opacity="100%" draw:opacity-name="" draw:textarea-vertical-align="middle"/>
    </style:style>
    <style:style style:name="gr38" style:family="graphic" style:parent-style-name="standard" style:list-style-name="L1">
      <style:graphic-properties svg:stroke-color="#000000" draw:fill-color="#193300" draw:opacity="100%" draw:opacity-name="" draw:textarea-vertical-align="middle"/>
    </style:style>
    <style:style style:name="gr39" style:family="graphic" style:parent-style-name="standard" style:list-style-name="L1">
      <style:graphic-properties svg:stroke-color="#000000" draw:fill-color="#193300" draw:opacity="100%" draw:opacity-name="" draw:textarea-vertical-align="middle"/>
    </style:style>
    <style:style style:name="gr40" style:family="graphic" style:parent-style-name="objectwithoutfill">
      <style:graphic-properties draw:marker-end="Arrow" draw:marker-end-width="0.3cm" svg:stroke-opacity="50%" draw:fill="none" draw:textarea-vertical-align="middle"/>
    </style:style>
    <style:style style:name="gr41" style:family="graphic" style:parent-style-name="objectwithoutfill">
      <style:graphic-properties svg:stroke-color="#ff6600" draw:marker-start="Dimension_20_Lines" draw:marker-end="Symmetric_20_Arrow" draw:marker-end-width="0.3cm" draw:fill="none" draw:textarea-vertical-align="middle"/>
    </style:style>
    <style:style style:name="gr42" style:family="graphic" style:parent-style-name="objectwithoutfill">
      <style:graphic-properties draw:stroke="dash" draw:stroke-dash="Ultrafine_20_Dashed" svg:stroke-color="#ff6600" draw:marker-start="" draw:marker-end="Symmetric_20_Arrow" draw:marker-end-width="0.3cm" draw:fill="none" draw:textarea-vertical-align="middle"/>
    </style:style>
    <style:style style:name="gr43" style:family="graphic" style:parent-style-name="standard">
      <style:graphic-properties svg:stroke-color="#000000" svg:stroke-opacity="50%" draw:fill="none" draw:textarea-vertical-align="middle"/>
    </style:style>
    <style:style style:name="gr44" style:family="graphic">
      <style:graphic-properties draw:textarea-horizontal-align="justify" draw:textarea-vertical-align="middle" draw:auto-grow-height="false"/>
    </style:style>
    <style:style style:name="gr45" style:family="graphic">
      <style:graphic-properties svg:stroke-color="#b2b2b2" draw:fill="solid" draw:fill-color="#b2b2b2" draw:opacity="100%" draw:opacity-name="Transparency_20_6" draw:textarea-horizontal-align="justify" draw:textarea-vertical-align="middle" draw:auto-grow-height="false"/>
    </style:style>
    <style:style style:name="gr46" style:family="graphic" style:parent-style-name="objectwithoutfill">
      <style:graphic-properties svg:stroke-width="0.035cm" svg:stroke-color="#800055" draw:marker-start-width="0.252cm" draw:marker-end-width="0.252cm" svg:stroke-opacity="100%" draw:fill="none" draw:textarea-vertical-align="middle" fo:padding-top="0.142cm" fo:padding-bottom="0.142cm" fo:padding-left="0.267cm" fo:padding-right="0.267cm"/>
    </style:style>
    <style:style style:name="gr47" style:family="graphic">
      <style:graphic-properties svg:stroke-color="#000000" draw:fill-color="#ccff00" draw:textarea-horizontal-align="justify" draw:textarea-vertical-align="middle" draw:auto-grow-height="false"/>
    </style:style>
    <style:style style:name="gr48" style:family="graphic">
      <style:graphic-properties svg:stroke-color="#000000" draw:fill-color="#99ff33" draw:textarea-horizontal-align="justify" draw:textarea-vertical-align="middle" draw:auto-grow-height="false"/>
    </style:style>
    <style:style style:name="gr49" style:family="graphic">
      <style:graphic-properties svg:stroke-color="#000000" draw:fill-color="#669900" draw:textarea-horizontal-align="justify" draw:textarea-vertical-align="middle" draw:auto-grow-height="false"/>
    </style:style>
    <style:style style:name="gr50" style:family="graphic">
      <style:graphic-properties svg:stroke-color="#000000" draw:fill-color="#193300" draw:opacity="100%" draw:opacity-name="" draw:textarea-horizontal-align="justify" draw:textarea-vertical-align="middle" draw:auto-grow-height="false"/>
    </style:style>
    <style:style style:name="gr51" style:family="graphic" style:parent-style-name="standard" style:list-style-name="L1">
      <style:graphic-properties svg:stroke-color="#000000" draw:fill-color="#ccff00" draw:textarea-vertical-align="middle"/>
    </style:style>
    <style:style style:name="gr52" style:family="graphic" style:parent-style-name="standard" style:list-style-name="L1">
      <style:graphic-properties svg:stroke-color="#000000" draw:fill-color="#ccff00" draw:opacity="100%" draw:opacity-name="" draw:textarea-vertical-align="middle"/>
    </style:style>
    <style:style style:name="gr53" style:family="graphic" style:parent-style-name="standard" style:list-style-name="L1">
      <style:graphic-properties svg:stroke-color="#000000" draw:fill-color="#99ff33" draw:opacity="100%" draw:opacity-name="" draw:textarea-vertical-align="middle"/>
    </style:style>
    <style:style style:name="gr54" style:family="graphic" style:parent-style-name="standard" style:list-style-name="L1">
      <style:graphic-properties svg:stroke-color="#000000" draw:fill-color="#99ff33" draw:textarea-vertical-align="middle"/>
    </style:style>
    <style:style style:name="gr55" style:family="graphic" style:parent-style-name="standard" style:list-style-name="L1">
      <style:graphic-properties svg:stroke-color="#000000" draw:fill-color="#669900" draw:textarea-vertical-align="middle"/>
    </style:style>
    <style:style style:name="gr56" style:family="graphic" style:parent-style-name="standard" style:list-style-name="L1">
      <style:graphic-properties svg:stroke-color="#000000" draw:fill-color="#669900" draw:opacity="100%" draw:opacity-name="" draw:textarea-vertical-align="middle"/>
    </style:style>
    <style:style style:name="gr57" style:family="graphic" style:parent-style-name="standard" style:list-style-name="L1">
      <style:graphic-properties svg:stroke-color="#000000" draw:fill-color="#193300" draw:opacity="100%" draw:opacity-name="" draw:textarea-vertical-align="middle"/>
    </style:style>
    <style:style style:name="gr58" style:family="graphic" style:parent-style-name="standard" style:list-style-name="L1">
      <style:graphic-properties svg:stroke-color="#000000" draw:fill-color="#193300" draw:opacity="100%" draw:opacity-name="" draw:textarea-vertical-align="middle"/>
    </style:style>
    <style:style style:name="gr59" style:family="graphic">
      <style:graphic-properties draw:stroke="dash" draw:stroke-dash="Fine_20_Dashed" svg:stroke-color="#000000" draw:fill-color="#ccff00" draw:opacity="100%" draw:opacity-name="" draw:textarea-horizontal-align="justify" draw:textarea-vertical-align="middle" draw:auto-grow-height="false"/>
    </style:style>
    <style:style style:name="gr60"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61" style:family="graphic" style:parent-style-name="objectwithoutfill">
      <style:graphic-properties svg:stroke-color="#ff6600" draw:marker-start="Dimension_20_Lines" draw:marker-end="Symmetric_20_Arrow" draw:marker-end-width="0.3cm" svg:stroke-opacity="50%" draw:fill="none" draw:opacity="100%" draw:opacity-name="" draw:textarea-vertical-align="middle"/>
    </style:style>
    <style:style style:name="gr62" style:family="graphic" style:parent-style-name="objectwithoutfill">
      <style:graphic-properties svg:stroke-color="#ff6600" draw:marker-start="Dimension_20_Lines" draw:marker-end="Symmetric_20_Arrow" draw:marker-end-width="0.3cm" svg:stroke-opacity="50%" draw:fill="none" draw:opacity="50%" draw:opacity-name="" draw:textarea-vertical-align="middle"/>
    </style:style>
    <style:style style:name="gr63" style:family="graphic" style:parent-style-name="standard">
      <style:graphic-properties svg:stroke-opacity="50%" draw:textarea-vertical-align="middle"/>
    </style:style>
    <style:style style:name="gr64" style:family="graphic" style:parent-style-name="standard">
      <style:graphic-properties svg:stroke-color="#006666" draw:fill-color="#99cccc" draw:textarea-horizontal-align="justify" draw:textarea-vertical-align="middle" draw:auto-grow-height="false"/>
    </style:style>
    <style:style style:name="gr65" style:family="graphic" style:parent-style-name="standard">
      <style:graphic-properties svg:stroke-color="#006666" draw:textarea-vertical-align="middle"/>
    </style:style>
    <style:style style:name="gr66" style:family="graphic" style:parent-style-name="standard" style:list-style-name="L1">
      <style:graphic-properties svg:stroke-color="#000000" draw:fill-color="#ccff00" draw:textarea-vertical-align="middle"/>
    </style:style>
    <style:style style:name="gr67" style:family="graphic" style:parent-style-name="standard" style:list-style-name="L1">
      <style:graphic-properties svg:stroke-color="#000000" draw:fill-color="#ccff00" draw:opacity="100%" draw:opacity-name="" draw:textarea-vertical-align="middle"/>
    </style:style>
    <style:style style:name="gr68" style:family="graphic" style:parent-style-name="standard" style:list-style-name="L1">
      <style:graphic-properties svg:stroke-color="#000000" draw:fill-color="#99ff33" draw:opacity="100%" draw:opacity-name="" draw:textarea-vertical-align="middle"/>
    </style:style>
    <style:style style:name="gr69" style:family="graphic" style:parent-style-name="standard" style:list-style-name="L1">
      <style:graphic-properties svg:stroke-color="#000000" draw:fill-color="#99ff33" draw:textarea-vertical-align="middle"/>
    </style:style>
    <style:style style:name="gr70" style:family="graphic" style:parent-style-name="standard" style:list-style-name="L1">
      <style:graphic-properties svg:stroke-color="#000000" draw:fill-color="#669900" draw:textarea-vertical-align="middle"/>
    </style:style>
    <style:style style:name="gr71" style:family="graphic" style:parent-style-name="standard" style:list-style-name="L1">
      <style:graphic-properties svg:stroke-color="#000000" draw:fill-color="#669900" draw:opacity="100%" draw:opacity-name="" draw:textarea-vertical-align="middle"/>
    </style:style>
    <style:style style:name="gr72" style:family="graphic" style:parent-style-name="standard" style:list-style-name="L1">
      <style:graphic-properties svg:stroke-color="#000000" draw:fill-color="#193300" draw:opacity="100%" draw:opacity-name="" draw:textarea-vertical-align="middle"/>
    </style:style>
    <style:style style:name="gr73" style:family="graphic" style:parent-style-name="standard" style:list-style-name="L1">
      <style:graphic-properties svg:stroke-color="#000000" draw:fill-color="#193300" draw:opacity="100%" draw:opacity-name="" draw:textarea-vertical-align="middle"/>
    </style:style>
    <style:style style:name="gr74" style:family="graphic" style:parent-style-name="standard">
      <style:graphic-properties svg:stroke-color="#333300" draw:fill-color="#ffffcc" draw:textarea-horizontal-align="justify" draw:textarea-vertical-align="top" draw:auto-grow-height="false"/>
    </style:style>
    <style:style style:name="gr75" style:family="graphic" style:parent-style-name="standard" style:list-style-name="L1">
      <style:graphic-properties svg:stroke-color="#3465a4" draw:fill-color="#729fcf" draw:textarea-horizontal-align="justify" draw:textarea-vertical-align="middle" draw:auto-grow-height="false"/>
    </style:style>
    <style:style style:name="gr76" style:family="graphic" style:parent-style-name="standard">
      <style:graphic-properties svg:stroke-color="#3465a4" draw:textarea-vertical-align="middle"/>
    </style:style>
    <style:style style:name="gr77" style:family="graphic" style:parent-style-name="standard" style:list-style-name="L1">
      <style:graphic-properties svg:stroke-color="#000000" draw:fill-color="#ccff00" draw:textarea-vertical-align="middle"/>
    </style:style>
    <style:style style:name="gr78" style:family="graphic" style:parent-style-name="standard" style:list-style-name="L1">
      <style:graphic-properties svg:stroke-color="#000000" draw:fill-color="#ccff00" draw:opacity="100%" draw:opacity-name="" draw:textarea-vertical-align="middle"/>
    </style:style>
    <style:style style:name="gr79" style:family="graphic" style:parent-style-name="standard" style:list-style-name="L1">
      <style:graphic-properties svg:stroke-color="#000000" draw:fill-color="#99ff33" draw:opacity="100%" draw:opacity-name="" draw:textarea-vertical-align="middle"/>
    </style:style>
    <style:style style:name="gr80" style:family="graphic" style:parent-style-name="standard" style:list-style-name="L1">
      <style:graphic-properties svg:stroke-color="#000000" draw:fill-color="#99ff33" draw:textarea-vertical-align="middle"/>
    </style:style>
    <style:style style:name="gr81" style:family="graphic" style:parent-style-name="standard" style:list-style-name="L1">
      <style:graphic-properties svg:stroke-color="#000000" draw:fill-color="#669900" draw:textarea-vertical-align="middle"/>
    </style:style>
    <style:style style:name="gr82" style:family="graphic" style:parent-style-name="standard" style:list-style-name="L1">
      <style:graphic-properties svg:stroke-color="#000000" draw:fill-color="#669900" draw:opacity="100%" draw:opacity-name="" draw:textarea-vertical-align="middle"/>
    </style:style>
    <style:style style:name="gr83" style:family="graphic" style:parent-style-name="standard" style:list-style-name="L1">
      <style:graphic-properties svg:stroke-color="#000000" draw:fill-color="#193300" draw:opacity="100%" draw:opacity-name="" draw:textarea-vertical-align="middle"/>
    </style:style>
    <style:style style:name="gr84" style:family="graphic" style:parent-style-name="standard" style:list-style-name="L1">
      <style:graphic-properties svg:stroke-color="#000000" draw:fill-color="#193300" draw:opacity="100%" draw:opacity-name="" draw:textarea-vertical-align="middle"/>
    </style:style>
    <style:style style:name="gr85" style:family="graphic" style:parent-style-name="standard" style:list-style-name="L1">
      <style:graphic-properties svg:stroke-color="#3465a4" draw:fill-color="#729fcf" draw:textarea-horizontal-align="justify" draw:textarea-vertical-align="middle" draw:auto-grow-height="false"/>
    </style:style>
    <style:style style:name="gr86" style:family="graphic" style:parent-style-name="standard" style:list-style-name="L1">
      <style:graphic-properties svg:stroke-color="#000000" draw:fill-color="#ccff00" draw:textarea-vertical-align="middle"/>
    </style:style>
    <style:style style:name="gr87" style:family="graphic" style:parent-style-name="standard" style:list-style-name="L1">
      <style:graphic-properties svg:stroke-color="#000000" draw:fill-color="#ccff00" draw:opacity="100%" draw:opacity-name="" draw:textarea-vertical-align="middle"/>
    </style:style>
    <style:style style:name="gr88" style:family="graphic" style:parent-style-name="standard" style:list-style-name="L1">
      <style:graphic-properties svg:stroke-color="#000000" draw:fill-color="#99ff33" draw:opacity="100%" draw:opacity-name="" draw:textarea-vertical-align="middle"/>
    </style:style>
    <style:style style:name="gr89" style:family="graphic" style:parent-style-name="standard" style:list-style-name="L1">
      <style:graphic-properties svg:stroke-color="#000000" draw:fill-color="#99ff33" draw:textarea-vertical-align="middle"/>
    </style:style>
    <style:style style:name="gr90" style:family="graphic" style:parent-style-name="standard" style:list-style-name="L1">
      <style:graphic-properties svg:stroke-color="#000000" draw:fill-color="#669900" draw:textarea-vertical-align="middle"/>
    </style:style>
    <style:style style:name="gr91" style:family="graphic" style:parent-style-name="standard" style:list-style-name="L1">
      <style:graphic-properties svg:stroke-color="#000000" draw:fill-color="#669900" draw:opacity="100%" draw:opacity-name="" draw:textarea-vertical-align="middle"/>
    </style:style>
    <style:style style:name="gr92" style:family="graphic" style:parent-style-name="standard" style:list-style-name="L1">
      <style:graphic-properties svg:stroke-color="#000000" draw:fill-color="#193300" draw:opacity="100%" draw:opacity-name="" draw:textarea-vertical-align="middle"/>
    </style:style>
    <style:style style:name="gr93" style:family="graphic" style:parent-style-name="standard" style:list-style-name="L1">
      <style:graphic-properties svg:stroke-color="#000000" draw:fill-color="#193300" draw:opacity="100%" draw:opacity-name="" draw:textarea-vertical-align="middle"/>
    </style:style>
    <style:style style:name="gr94" style:family="graphic">
      <style:graphic-properties svg:stroke-color="#333300" draw:fill-color="#ffffcc" draw:textarea-horizontal-align="justify" draw:textarea-vertical-align="top" draw:auto-grow-height="false"/>
    </style:style>
    <style:style style:name="gr95"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96"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97" style:family="graphic" style:parent-style-name="standard">
      <style:graphic-properties draw:stroke="none" svg:stroke-color="#000000" draw:fill="none" draw:fill-color="#ffffff" draw:auto-grow-height="true" draw:auto-grow-width="false" fo:max-height="0cm" fo:min-height="0cm"/>
    </style:style>
    <style:style style:name="gr98" style:family="graphic">
      <style:graphic-properties draw:opacity="50%" draw:opacity-name="" draw:textarea-horizontal-align="justify" draw:textarea-vertical-align="middle" draw:auto-grow-height="false"/>
    </style:style>
    <style:style style:name="gr99" style:family="graphic" style:parent-style-name="standard" style:list-style-name="L1">
      <style:graphic-properties svg:stroke-color="#000000" draw:fill-color="#99ff33" draw:textarea-vertical-align="middle"/>
    </style:style>
    <style:style style:name="gr100" style:family="graphic" style:parent-style-name="standard" style:list-style-name="L1">
      <style:graphic-properties svg:stroke-color="#000000" draw:fill-color="#193300" draw:textarea-vertical-align="middle"/>
    </style:style>
    <style:style style:name="gr101" style:family="graphic" style:parent-style-name="standard">
      <style:graphic-properties draw:stroke="dash" draw:stroke-dash="Fine_20_Dashed" svg:stroke-color="#000000" draw:fill="none" draw:fill-color="#ffffff" draw:textarea-horizontal-align="left" draw:auto-grow-height="true" draw:auto-grow-width="false" fo:min-height="5.75cm" fo:min-width="0cm"/>
    </style:style>
    <style:style style:name="gr102" style:family="graphic" style:parent-style-name="standard">
      <style:graphic-properties draw:stroke="dash" draw:stroke-dash="Fine_20_Dashed" svg:stroke-color="#000000" draw:fill="none" draw:textarea-horizontal-align="justify" draw:textarea-vertical-align="middle" draw:auto-grow-height="false"/>
    </style:style>
    <style:style style:name="gr103" style:family="graphic" style:parent-style-name="standard" style:list-style-name="L1">
      <style:graphic-properties svg:stroke-color="#000000" draw:fill-color="#ccff00" draw:textarea-vertical-align="middle"/>
    </style:style>
    <style:style style:name="gr104" style:family="graphic" style:parent-style-name="standard" style:list-style-name="L1">
      <style:graphic-properties svg:stroke-color="#000000" draw:fill-color="#ccff00" draw:opacity="100%" draw:opacity-name="" draw:textarea-vertical-align="middle"/>
    </style:style>
    <style:style style:name="gr105" style:family="graphic" style:parent-style-name="standard" style:list-style-name="L1">
      <style:graphic-properties svg:stroke-color="#000000" draw:fill-color="#99ff33" draw:opacity="100%" draw:opacity-name="" draw:textarea-vertical-align="middle"/>
    </style:style>
    <style:style style:name="gr106" style:family="graphic" style:parent-style-name="standard" style:list-style-name="L1">
      <style:graphic-properties svg:stroke-color="#000000" draw:fill-color="#99ff33" draw:textarea-vertical-align="middle"/>
    </style:style>
    <style:style style:name="gr107" style:family="graphic" style:parent-style-name="standard" style:list-style-name="L1">
      <style:graphic-properties svg:stroke-color="#000000" draw:fill-color="#669900" draw:textarea-vertical-align="middle"/>
    </style:style>
    <style:style style:name="gr108" style:family="graphic" style:parent-style-name="standard" style:list-style-name="L1">
      <style:graphic-properties svg:stroke-color="#000000" draw:fill-color="#193300" draw:opacity="100%" draw:opacity-name="" draw:textarea-vertical-align="middle"/>
    </style:style>
    <style:style style:name="gr109" style:family="graphic" style:parent-style-name="standard" style:list-style-name="L1">
      <style:graphic-properties svg:stroke-color="#000000" draw:fill-color="#193300" draw:opacity="100%" draw:opacity-name="" draw:textarea-vertical-align="middle"/>
    </style:style>
    <style:style style:name="gr110" style:family="graphic" style:parent-style-name="standard">
      <style:graphic-properties svg:stroke-opacity="50%" draw:fill="none" draw:textarea-vertical-align="middle"/>
    </style:style>
    <style:style style:name="gr111" style:family="graphic" style:parent-style-name="standard" style:list-style-name="L1">
      <style:graphic-properties svg:stroke-color="#000000" draw:fill-color="#669900" draw:textarea-vertical-align="middle"/>
    </style:style>
    <style:style style:name="gr112" style:family="graphic" style:parent-style-name="standard" style:list-style-name="L1">
      <style:graphic-properties svg:stroke-color="#000000" draw:fill-color="#ccff00" draw:textarea-vertical-align="middle"/>
    </style:style>
    <style:style style:name="gr113" style:family="graphic" style:parent-style-name="standard" style:list-style-name="L1">
      <style:graphic-properties svg:stroke-color="#000000" draw:fill-color="#669900" draw:textarea-vertical-align="middle"/>
    </style:style>
    <style:style style:name="gr114" style:family="graphic" style:parent-style-name="standard">
      <style:graphic-properties draw:stroke="dash" draw:stroke-dash="Fine_20_Dashed" svg:stroke-color="#000000" draw:fill="none" draw:fill-color="#ffffff" draw:textarea-horizontal-align="left" draw:auto-grow-height="true" draw:auto-grow-width="false" fo:min-height="5.749cm" fo:min-width="0cm"/>
    </style:style>
    <style:style style:name="gr115" style:family="graphic" style:parent-style-name="standard" style:list-style-name="L1">
      <style:graphic-properties svg:stroke-color="#000000" draw:fill-color="#ccff00" draw:textarea-vertical-align="middle"/>
    </style:style>
    <style:style style:name="gr116" style:family="graphic" style:parent-style-name="standard" style:list-style-name="L1">
      <style:graphic-properties svg:stroke-color="#000000" draw:fill-color="#ccff00" draw:opacity="100%" draw:opacity-name="" draw:textarea-vertical-align="middle"/>
    </style:style>
    <style:style style:name="gr117" style:family="graphic" style:parent-style-name="standard" style:list-style-name="L1">
      <style:graphic-properties svg:stroke-color="#000000" draw:fill-color="#99ff33" draw:opacity="100%" draw:opacity-name="" draw:textarea-vertical-align="middle"/>
    </style:style>
    <style:style style:name="gr118" style:family="graphic" style:parent-style-name="standard" style:list-style-name="L1">
      <style:graphic-properties svg:stroke-color="#000000" draw:fill-color="#99ff33" draw:textarea-vertical-align="middle"/>
    </style:style>
    <style:style style:name="gr119" style:family="graphic" style:parent-style-name="standard" style:list-style-name="L1">
      <style:graphic-properties svg:stroke-color="#000000" draw:fill-color="#669900" draw:textarea-vertical-align="middle"/>
    </style:style>
    <style:style style:name="gr120" style:family="graphic" style:parent-style-name="standard" style:list-style-name="L1">
      <style:graphic-properties svg:stroke-color="#000000" draw:fill-color="#193300" draw:opacity="100%" draw:opacity-name="" draw:textarea-vertical-align="middle"/>
    </style:style>
    <style:style style:name="gr121" style:family="graphic" style:parent-style-name="standard" style:list-style-name="L1">
      <style:graphic-properties svg:stroke-color="#000000" draw:fill-color="#193300" draw:opacity="100%" draw:opacity-name="" draw:textarea-vertical-align="middle"/>
    </style:style>
    <style:style style:name="gr122" style:family="graphic" style:parent-style-name="standard" style:list-style-name="L1">
      <style:graphic-properties svg:stroke-color="#000000" draw:fill-color="#669900" draw:textarea-vertical-align="middle"/>
    </style:style>
    <style:style style:name="gr123" style:family="graphic" style:parent-style-name="standard" style:list-style-name="L1">
      <style:graphic-properties svg:stroke-color="#000000" draw:fill-color="#ccff00" draw:textarea-vertical-align="middle"/>
    </style:style>
    <style:style style:name="gr124" style:family="graphic" style:parent-style-name="standard" style:list-style-name="L1">
      <style:graphic-properties svg:stroke-color="#000000" draw:fill-color="#669900" draw:textarea-vertical-align="middle"/>
    </style:style>
    <style:style style:name="gr125" style:family="graphic" style:parent-style-name="standard" style:list-style-name="L1">
      <style:graphic-properties svg:stroke-color="#000000" draw:fill-color="#99ff33" draw:textarea-vertical-align="middle"/>
    </style:style>
    <style:style style:name="gr126" style:family="graphic" style:parent-style-name="standard" style:list-style-name="L1">
      <style:graphic-properties svg:stroke-color="#000000" draw:fill-color="#193300" draw:textarea-vertical-align="middle"/>
    </style:style>
    <style:style style:name="gr127" style:family="graphic" style:parent-style-name="standard" style:list-style-name="L1">
      <style:graphic-properties svg:stroke-color="#000000" draw:fill-color="#ccff00" draw:textarea-vertical-align="middle"/>
    </style:style>
    <style:style style:name="gr128" style:family="graphic" style:parent-style-name="standard" style:list-style-name="L1">
      <style:graphic-properties svg:stroke-color="#000000" draw:fill-color="#99ff33" draw:textarea-vertical-align="middle"/>
    </style:style>
    <style:style style:name="gr129" style:family="graphic" style:parent-style-name="standard" style:list-style-name="L1">
      <style:graphic-properties svg:stroke-color="#000000" draw:fill-color="#669900" draw:textarea-vertical-align="middle"/>
    </style:style>
    <style:style style:name="gr130" style:family="graphic" style:parent-style-name="standard" style:list-style-name="L1">
      <style:graphic-properties svg:stroke-color="#000000" draw:fill-color="#193300" draw:textarea-vertical-align="middle"/>
    </style:style>
    <style:style style:name="gr131" style:family="graphic" style:parent-style-name="standard" style:list-style-name="L1">
      <style:graphic-properties svg:stroke-color="#000000" draw:fill-color="#ccff00" draw:textarea-vertical-align="middle"/>
    </style:style>
    <style:style style:name="gr132" style:family="graphic" style:parent-style-name="standard" style:list-style-name="L1">
      <style:graphic-properties svg:stroke-color="#000000" draw:fill-color="#ccff00" draw:opacity="100%" draw:opacity-name="" draw:textarea-vertical-align="middle"/>
    </style:style>
    <style:style style:name="gr133" style:family="graphic" style:parent-style-name="standard" style:list-style-name="L1">
      <style:graphic-properties svg:stroke-color="#000000" draw:fill-color="#99ff33" draw:opacity="100%" draw:opacity-name="" draw:textarea-vertical-align="middle"/>
    </style:style>
    <style:style style:name="gr134" style:family="graphic" style:parent-style-name="standard" style:list-style-name="L1">
      <style:graphic-properties svg:stroke-color="#000000" draw:fill-color="#99ff33" draw:textarea-vertical-align="middle"/>
    </style:style>
    <style:style style:name="gr135" style:family="graphic" style:parent-style-name="standard" style:list-style-name="L1">
      <style:graphic-properties svg:stroke-color="#000000" draw:fill-color="#669900" draw:textarea-vertical-align="middle"/>
    </style:style>
    <style:style style:name="gr136" style:family="graphic" style:parent-style-name="standard" style:list-style-name="L1">
      <style:graphic-properties svg:stroke-color="#000000" draw:fill-color="#193300" draw:opacity="100%" draw:opacity-name="" draw:textarea-vertical-align="middle"/>
    </style:style>
    <style:style style:name="gr137" style:family="graphic" style:parent-style-name="standard" style:list-style-name="L1">
      <style:graphic-properties svg:stroke-color="#000000" draw:fill-color="#193300" draw:opacity="100%" draw:opacity-name="" draw:textarea-vertical-align="middle"/>
    </style:style>
    <style:style style:name="gr138" style:family="graphic" style:parent-style-name="standard" style:list-style-name="L1">
      <style:graphic-properties svg:stroke-color="#000000" draw:fill-color="#669900" draw:textarea-vertical-align="middle"/>
    </style:style>
    <style:style style:name="gr139" style:family="graphic" style:parent-style-name="standard">
      <style:graphic-properties draw:stroke="dash" draw:stroke-dash="Fine_20_Dashed" svg:stroke-color="#000000" draw:fill="none" draw:fill-color="#ffffff" draw:textarea-horizontal-align="left" draw:auto-grow-height="true" draw:auto-grow-width="false" fo:min-height="3.15cm" fo:min-width="0cm"/>
    </style:style>
    <style:style style:name="gr140" style:family="graphic" style:parent-style-name="standard" style:list-style-name="L1">
      <style:graphic-properties svg:stroke-color="#000000" draw:fill-color="#99ff33" draw:textarea-vertical-align="middle"/>
    </style:style>
    <style:style style:name="gr141" style:family="graphic" style:parent-style-name="standard" style:list-style-name="L1">
      <style:graphic-properties svg:stroke-color="#000000" draw:fill-color="#193300" draw:textarea-vertical-align="middle"/>
    </style:style>
    <style:style style:name="gr142" style:family="graphic">
      <style:graphic-properties draw:stroke="dash" draw:stroke-dash="Fine_20_Dashed" svg:stroke-color="#000000" draw:fill="none" draw:textarea-horizontal-align="justify" draw:textarea-vertical-align="middle" draw:auto-grow-height="false"/>
    </style:style>
    <style:style style:name="gr143" style:family="graphic" style:parent-style-name="standard" style:list-style-name="L1">
      <style:graphic-properties svg:stroke-color="#000000" draw:fill-color="#ccff00" draw:textarea-vertical-align="middle"/>
    </style:style>
    <style:style style:name="gr144" style:family="graphic" style:parent-style-name="standard" style:list-style-name="L1">
      <style:graphic-properties svg:stroke-color="#000000" draw:fill-color="#ccff00" draw:opacity="100%" draw:opacity-name="" draw:textarea-vertical-align="middle"/>
    </style:style>
    <style:style style:name="gr145" style:family="graphic" style:parent-style-name="standard" style:list-style-name="L1">
      <style:graphic-properties svg:stroke-color="#000000" draw:fill-color="#99ff33" draw:opacity="100%" draw:opacity-name="" draw:textarea-vertical-align="middle"/>
    </style:style>
    <style:style style:name="gr146" style:family="graphic" style:parent-style-name="standard" style:list-style-name="L1">
      <style:graphic-properties svg:stroke-color="#000000" draw:fill-color="#99ff33" draw:textarea-vertical-align="middle"/>
    </style:style>
    <style:style style:name="gr147" style:family="graphic" style:parent-style-name="standard" style:list-style-name="L1">
      <style:graphic-properties svg:stroke-color="#000000" draw:fill-color="#669900" draw:textarea-vertical-align="middle"/>
    </style:style>
    <style:style style:name="gr148" style:family="graphic" style:parent-style-name="standard" style:list-style-name="L1">
      <style:graphic-properties svg:stroke-color="#000000" draw:fill-color="#193300" draw:opacity="100%" draw:opacity-name="" draw:textarea-vertical-align="middle"/>
    </style:style>
    <style:style style:name="gr149" style:family="graphic" style:parent-style-name="standard" style:list-style-name="L1">
      <style:graphic-properties svg:stroke-color="#000000" draw:fill-color="#193300" draw:opacity="100%" draw:opacity-name="" draw:textarea-vertical-align="middle"/>
    </style:style>
    <style:style style:name="gr150" style:family="graphic" style:parent-style-name="standard" style:list-style-name="L1">
      <style:graphic-properties svg:stroke-color="#000000" draw:fill-color="#669900" draw:textarea-vertical-align="middle"/>
    </style:style>
    <style:style style:name="gr151" style:family="graphic" style:parent-style-name="standard" style:list-style-name="L1">
      <style:graphic-properties svg:stroke-color="#000000" draw:fill-color="#ccff00" draw:textarea-vertical-align="middle"/>
    </style:style>
    <style:style style:name="gr152" style:family="graphic" style:parent-style-name="standard" style:list-style-name="L1">
      <style:graphic-properties svg:stroke-color="#000000" draw:fill-color="#669900" draw:textarea-vertical-align="middle"/>
    </style:style>
    <style:style style:name="gr153" style:family="graphic">
      <style:graphic-properties svg:stroke-color="#000000" draw:fill-color="#ffffcc" draw:textarea-horizontal-align="justify" draw:textarea-vertical-align="top" draw:auto-grow-height="false"/>
    </style:style>
    <style:style style:name="gr154" style:family="graphic">
      <style:graphic-properties draw:stroke="none" draw:fill="solid" draw:fill-color="#ff3333" draw:opacity="100%" draw:opacity-name="" draw:textarea-vertical-align="middle" draw:auto-grow-height="false" fo:min-height="0.749cm" fo:min-width="0.499cm"/>
    </style:style>
    <style:style style:name="gr155" style:family="graphic" style:parent-style-name="standard" style:list-style-name="L1">
      <style:graphic-properties svg:stroke-color="#000000" draw:fill-color="#99ff33" draw:textarea-vertical-align="middle"/>
    </style:style>
    <style:style style:name="gr156" style:family="graphic" style:parent-style-name="standard" style:list-style-name="L1">
      <style:graphic-properties svg:stroke-color="#000000" draw:fill-color="#193300" draw:textarea-vertical-align="middle"/>
    </style:style>
    <style:style style:name="gr157" style:family="graphic" style:parent-style-name="standard" style:list-style-name="L1">
      <style:graphic-properties svg:stroke-color="#000000" draw:fill-color="#ccff00" draw:textarea-vertical-align="middle"/>
    </style:style>
    <style:style style:name="gr158" style:family="graphic" style:parent-style-name="standard" style:list-style-name="L1">
      <style:graphic-properties svg:stroke-color="#000000" draw:fill-color="#ccff00" draw:opacity="100%" draw:opacity-name="" draw:textarea-vertical-align="middle"/>
    </style:style>
    <style:style style:name="gr159" style:family="graphic" style:parent-style-name="standard" style:list-style-name="L1">
      <style:graphic-properties svg:stroke-color="#000000" draw:fill-color="#99ff33" draw:opacity="100%" draw:opacity-name="" draw:textarea-vertical-align="middle"/>
    </style:style>
    <style:style style:name="gr160" style:family="graphic" style:parent-style-name="standard" style:list-style-name="L1">
      <style:graphic-properties svg:stroke-color="#000000" draw:fill-color="#99ff33" draw:textarea-vertical-align="middle"/>
    </style:style>
    <style:style style:name="gr161" style:family="graphic" style:parent-style-name="standard" style:list-style-name="L1">
      <style:graphic-properties svg:stroke-color="#000000" draw:fill-color="#669900" draw:textarea-vertical-align="middle"/>
    </style:style>
    <style:style style:name="gr162" style:family="graphic" style:parent-style-name="standard" style:list-style-name="L1">
      <style:graphic-properties svg:stroke-color="#000000" draw:fill-color="#193300" draw:opacity="100%" draw:opacity-name="" draw:textarea-vertical-align="middle"/>
    </style:style>
    <style:style style:name="gr163" style:family="graphic" style:parent-style-name="standard" style:list-style-name="L1">
      <style:graphic-properties svg:stroke-color="#000000" draw:fill-color="#193300" draw:opacity="100%" draw:opacity-name="" draw:textarea-vertical-align="middle"/>
    </style:style>
    <style:style style:name="gr164" style:family="graphic" style:parent-style-name="standard" style:list-style-name="L1">
      <style:graphic-properties svg:stroke-color="#000000" draw:fill-color="#669900" draw:textarea-vertical-align="middle"/>
    </style:style>
    <style:style style:name="gr165" style:family="graphic" style:parent-style-name="standard" style:list-style-name="L1">
      <style:graphic-properties svg:stroke-color="#000000" draw:fill-color="#ccff00" draw:textarea-vertical-align="middle"/>
    </style:style>
    <style:style style:name="gr166" style:family="graphic" style:parent-style-name="standard" style:list-style-name="L1">
      <style:graphic-properties svg:stroke-color="#000000" draw:fill-color="#669900" draw:textarea-vertical-align="middle"/>
    </style:style>
    <style:style style:name="gr167" style:family="graphic" style:parent-style-name="standard">
      <style:graphic-properties svg:stroke-color="#000000" draw:fill-color="#ffffcc" draw:textarea-horizontal-align="justify" draw:textarea-vertical-align="top" draw:auto-grow-height="false"/>
    </style:style>
    <style:style style:name="gr168" style:family="graphic" style:parent-style-name="objectwithoutfill">
      <style:graphic-properties svg:stroke-width="0.159cm" svg:stroke-color="#00cc00" draw:marker-start-width="0.438cm" draw:marker-end-width="0.438cm" svg:stroke-linecap="round" draw:fill="none" draw:textarea-vertical-align="middle" fo:padding-top="0.204cm" fo:padding-bottom="0.204cm" fo:padding-left="0.329cm" fo:padding-right="0.329cm"/>
    </style:style>
    <style:style style:name="gr169" style:family="graphic" style:parent-style-name="standard">
      <style:graphic-properties draw:stroke="none" svg:stroke-color="#000000" draw:fill="none" draw:fill-color="#ffffff" draw:auto-grow-height="true" draw:auto-grow-width="false" fo:max-height="0cm" fo:min-height="10.061cm"/>
    </style:style>
    <style:style style:name="gr170" style:family="graphic" style:parent-style-name="standard">
      <style:graphic-properties draw:stroke="none" svg:stroke-color="#000000" draw:fill="none" draw:fill-color="#ffffff" draw:auto-grow-height="true" draw:auto-grow-width="false" fo:max-height="0cm" fo:min-height="11.313cm"/>
    </style:style>
    <style:style style:name="gr171" style:family="graphic" style:parent-style-name="standard" style:list-style-name="L1">
      <style:graphic-properties svg:stroke-color="#000000" draw:fill-color="#ccff00" draw:textarea-vertical-align="top"/>
    </style:style>
    <style:style style:name="gr172" style:family="graphic" style:parent-style-name="standard" style:list-style-name="L1">
      <style:graphic-properties svg:stroke-color="#000000" draw:fill-color="#ccff00" draw:textarea-vertical-align="top"/>
    </style:style>
    <style:style style:name="gr173" style:family="graphic" style:parent-style-name="standard" style:list-style-name="L1">
      <style:graphic-properties svg:stroke-color="#000000" draw:fill-color="#99ff33" draw:textarea-vertical-align="top"/>
    </style:style>
    <style:style style:name="gr174" style:family="graphic" style:parent-style-name="objectwithoutfill">
      <style:graphic-properties svg:stroke-color="#ffcc00" draw:marker-start="Dimension_20_Lines" draw:marker-end="Symmetric_20_Arrow" draw:marker-end-width="0.3cm" draw:fill="none" draw:textarea-vertical-align="middle"/>
    </style:style>
    <style:style style:name="gr175" style:family="graphic" style:parent-style-name="objectwithoutfill">
      <style:graphic-properties draw:stroke="dash" draw:stroke-dash="Ultrafine_20_Dashed" draw:fill="none" draw:textarea-vertical-align="middle"/>
    </style:style>
    <style:style style:name="gr176" style:family="graphic" style:parent-style-name="standard">
      <style:graphic-properties svg:stroke-color="#000000" draw:fill="none" draw:opacity="100%" draw:opacity-name="" draw:textarea-vertical-align="middle"/>
    </style:style>
    <style:style style:name="gr177" style:family="graphic" style:parent-style-name="standard" style:list-style-name="L1">
      <style:graphic-properties svg:stroke-color="#3465a4" draw:fill-color="#729fcf" draw:textarea-horizontal-align="justify" draw:textarea-vertical-align="middle" draw:auto-grow-height="false"/>
    </style:style>
    <style:style style:name="gr178" style:family="graphic" style:parent-style-name="standard">
      <style:graphic-properties draw:textarea-vertical-align="middle"/>
    </style:style>
    <style:style style:name="gr179" style:family="graphic" style:parent-style-name="standard" style:list-style-name="L1">
      <style:graphic-properties svg:stroke-color="#3465a4" draw:fill-color="#729fcf" draw:textarea-horizontal-align="justify" draw:textarea-vertical-align="middle" draw:auto-grow-height="false"/>
    </style:style>
    <style:style style:name="gr180" style:family="graphic" style:parent-style-name="standard">
      <style:graphic-properties draw:stroke="dash" draw:stroke-dash="Fine_20_Dashed" svg:stroke-color="#000000" draw:fill="none" draw:fill-color="#ffffff" draw:textarea-horizontal-align="left" draw:auto-grow-height="true" draw:auto-grow-width="false" fo:min-height="3.397cm" fo:min-width="0cm"/>
    </style:style>
    <style:style style:name="gr181" style:family="graphic" style:parent-style-name="standard" style:list-style-name="L1">
      <style:graphic-properties svg:stroke-color="#000000" draw:fill-color="#ccff00" draw:textarea-vertical-align="top"/>
    </style:style>
    <style:style style:name="gr182" style:family="graphic" style:parent-style-name="standard">
      <style:graphic-properties draw:stroke="dash" draw:stroke-dash="Fine_20_Dashed" svg:stroke-color="#000000" draw:fill="none" draw:fill-color="#ffffff" draw:textarea-horizontal-align="left" draw:auto-grow-height="true" draw:auto-grow-width="false" fo:min-height="7.55cm" fo:min-width="0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r4" style:family="presentation" style:parent-style-name="model_5f_mode_5f_request-title">
      <style:graphic-properties draw:auto-grow-height="true" fo:min-height="3.506cm"/>
    </style:style>
    <style:style style:name="pr5" style:family="presentation" style:parent-style-name="model_5f_mode_5f_request-notes">
      <style:graphic-properties draw:fill-color="#ffffff" draw:auto-grow-height="true" fo:min-height="13.364cm"/>
    </style:style>
    <style:style style:name="pr6" style:family="presentation" style:parent-style-name="Standard-outline1">
      <style:graphic-properties fo:min-height="11.928cm"/>
    </style:style>
    <style:style style:name="P1" style:family="paragraph">
      <style:text-properties style:font-name="Calibri3"/>
    </style:style>
    <style:style style:name="P2" style:family="paragraph">
      <style:paragraph-properties fo:text-align="start"/>
    </style:style>
    <style:style style:name="P3" style:family="paragraph">
      <style:paragraph-properties fo:text-align="center"/>
    </style:style>
    <style:style style:name="P4" style:family="paragraph">
      <style:text-properties style:text-underline-style="solid" style:text-underline-width="auto" style:text-underline-color="font-color"/>
    </style:style>
    <style:style style:name="P5" style:family="paragraph">
      <style:paragraph-properties fo:text-align="center"/>
      <style:text-properties style:font-name="Calibri4" fo:font-size="18pt"/>
    </style:style>
    <style:style style:name="P6" style:family="paragraph">
      <style:paragraph-properties fo:text-align="center"/>
      <style:text-properties style:font-name="Calibri4"/>
    </style:style>
    <style:style style:name="P7" style:family="paragraph">
      <style:text-properties fo:font-size="18pt"/>
    </style:style>
    <style:style style:name="P8" style:family="paragraph">
      <style:paragraph-properties fo:text-align="center"/>
      <style:text-properties style:font-name="Calibri4" fo:font-size="18pt" style:letter-kerning="true" style:font-name-asian="WenQuanYi Zen Hei Sharp" style:font-size-asian="18pt" style:font-name-complex="Lohit Devanagari" style:font-size-complex="18pt"/>
    </style:style>
    <style:style style:name="P9" style:family="paragraph">
      <style:text-properties style:font-name="Calibri4" style:text-underline-style="solid" style:text-underline-width="auto" style:text-underline-color="font-color"/>
    </style:style>
    <style:style style:name="P10" style:family="paragraph">
      <style:paragraph-properties fo:text-align="center"/>
      <style:text-properties style:font-name="Calibri4" fo:font-size="12pt" style:text-underline-style="solid" style:text-underline-width="auto" style:text-underline-color="font-color" style:font-size-asian="12pt" style:font-size-complex="12pt"/>
    </style:style>
    <style:style style:name="P11" style:family="paragraph">
      <style:text-properties fo:font-size="20pt"/>
    </style:style>
    <style:style style:name="P12" style:family="paragraph">
      <style:text-properties style:font-name="Calibri4" fo:font-size="18pt"/>
    </style:style>
    <style:style style:name="P13" style:family="paragraph">
      <style:text-properties fo:color="#800055" style:font-name="Calibri4" fo:font-size="18pt" fo:font-style="italic" style:text-underline-style="solid" style:text-underline-width="auto" style:text-underline-color="font-color" style:font-style-asian="italic" style:font-style-complex="italic"/>
    </style:style>
    <style:style style:name="P14" style:family="paragraph">
      <style:text-properties fo:color="#ff6600" style:font-name="Calibri4" fo:font-size="18pt" fo:font-style="italic" style:text-underline-style="solid" style:text-underline-width="auto" style:text-underline-color="font-color" style:font-style-asian="italic" style:font-style-complex="italic"/>
    </style:style>
    <style:style style:name="P15" style:family="paragraph">
      <style:text-properties fo:color="#ff6600" style:font-name="Calibri4" fo:font-size="18pt" fo:font-style="italic" style:text-underline-style="none" style:font-style-asian="italic" style:font-style-complex="italic"/>
    </style:style>
    <style:style style:name="P16" style:family="paragraph">
      <style:paragraph-properties fo:text-align="center"/>
      <style:text-properties fo:font-size="18pt"/>
    </style:style>
    <style:style style:name="P17" style:family="paragraph">
      <style:paragraph-properties fo:text-align="center"/>
      <style:text-properties fo:font-size="12pt"/>
    </style:style>
    <style:style style:name="P18" style:family="paragraph">
      <style:paragraph-properties fo:text-align="start"/>
      <style:text-properties style:font-name="Calibri4"/>
    </style:style>
    <style:style style:name="P19" style:family="paragraph">
      <style:text-properties fo:color="#006666" style:font-name="Calibri4"/>
    </style:style>
    <style:style style:name="P20" style:family="paragraph">
      <style:text-properties fo:color="#3465a4" style:font-name="Calibri4"/>
    </style:style>
    <style:style style:name="P21" style:family="paragraph">
      <style:text-properties style:font-name="Calibri4"/>
    </style:style>
    <style:style style:name="P22" style:family="paragraph">
      <style:paragraph-properties fo:text-align="start"/>
      <style:text-properties fo:font-size="18pt" style:font-size-asian="18pt" style:font-size-complex="18pt"/>
    </style:style>
    <style:style style:name="P23" style:family="paragraph">
      <style:paragraph-properties fo:text-align="start"/>
      <style:text-properties style:font-name="Inconsolata2" fo:font-size="18pt" style:font-size-asian="18pt" style:font-size-complex="18pt"/>
    </style:style>
    <style:style style:name="P24" style:family="paragraph">
      <style:paragraph-properties fo:text-align="end"/>
    </style:style>
    <style:style style:name="P25" style:family="paragraph">
      <style:text-properties fo:color="#ff3333"/>
    </style:style>
    <style:style style:name="P26" style:family="paragraph">
      <style:paragraph-properties fo:text-align="center"/>
      <style:text-properties style:font-name="Liberation Sans" fo:font-size="18pt" style:letter-kerning="true" style:font-name-asian="WenQuanYi Zen Hei Sharp" style:font-size-asian="18pt" style:font-name-complex="Lohit Devanagari" style:font-size-complex="18pt"/>
    </style:style>
    <style:style style:name="P27" style:family="paragraph">
      <style:paragraph-properties fo:text-align="center"/>
      <style:text-properties fo:font-size="14pt"/>
    </style:style>
    <style:style style:name="P28" style:family="paragraph">
      <style:paragraph-properties fo:text-align="center"/>
      <style:text-properties style:font-name="Calibri4" fo:font-size="14pt"/>
    </style:style>
    <style:style style:name="P29" style:family="paragraph">
      <style:paragraph-properties fo:text-align="center"/>
      <style:text-properties style:font-name="Calibri4" fo:font-size="14pt" style:letter-kerning="true" style:font-name-asian="WenQuanYi Zen Hei Sharp" style:font-size-asian="18pt" style:font-name-complex="Lohit Devanagari" style:font-size-complex="18pt"/>
    </style:style>
    <style:style style:name="P30" style:family="paragraph">
      <style:paragraph-properties fo:text-align="start"/>
      <style:text-properties fo:font-size="18pt"/>
    </style:style>
    <style:style style:name="P31" style:family="paragraph">
      <style:text-properties fo:font-size="32pt"/>
    </style:style>
    <style:style style:name="P32" style:family="paragraph">
      <style:text-properties style:font-name="Calibri3" fo:font-size="32pt"/>
    </style:style>
    <style:style style:name="P33" style:family="paragraph">
      <style:text-properties style:font-name="Inconsolata2"/>
    </style:style>
    <style:style style:name="P34" style:family="paragraph">
      <style:text-properties style:font-name="Inconsolata2" fo:font-size="18pt"/>
    </style:style>
    <style:style style:name="P35" style:family="paragraph">
      <style:paragraph-properties fo:margin-top="0cm" fo:margin-bottom="0cm" fo:line-height="100%"/>
      <style:text-properties style:font-name="Calibri4" fo:font-size="18pt" style:font-size-asian="18pt" style:font-size-complex="18pt"/>
    </style:style>
    <style:style style:name="P36" style:family="paragraph">
      <style:paragraph-properties fo:text-align="center"/>
      <style:text-properties style:font-name="Calibri4" fo:font-size="12pt" style:text-underline-style="none" style:font-size-asian="12pt" style:font-size-complex="12pt"/>
    </style:style>
    <style:style style:name="P37" style:family="paragraph">
      <style:paragraph-properties fo:text-align="start"/>
      <style:text-properties style:font-name="Calibri4" fo:font-style="italic" style:font-style-asian="italic" style:font-style-complex="italic"/>
    </style:style>
    <style:style style:name="P38" style:family="paragraph">
      <style:text-properties fo:color="#ffcc00"/>
    </style:style>
    <style:style style:name="T1" style:family="text">
      <style:text-properties style:font-name="Calibri3"/>
    </style:style>
    <style:style style:name="T2" style:family="text">
      <style:text-properties style:text-underline-style="solid" style:text-underline-width="auto" style:text-underline-color="font-color"/>
    </style:style>
    <style:style style:name="T3" style:family="text">
      <style:text-properties style:font-name="Calibri4" fo:font-size="18pt"/>
    </style:style>
    <style:style style:name="T4" style:family="text">
      <style:text-properties style:font-name="Calibri4" fo:font-size="18pt" style:letter-kerning="true" style:font-name-asian="WenQuanYi Zen Hei Sharp" style:font-size-asian="18pt" style:font-name-complex="Lohit Devanagari" style:font-size-complex="18pt"/>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fo:font-style="italic" style:font-style-asian="italic" style:font-style-complex="italic"/>
    </style:style>
    <style:style style:name="T8" style:family="text">
      <style:text-properties fo:font-size="18pt" style:text-underline-style="none"/>
    </style:style>
    <style:style style:name="T9" style:family="text">
      <style:text-properties style:font-name="Calibri4" style:text-underline-style="solid" style:text-underline-width="auto" style:text-underline-color="font-color"/>
    </style:style>
    <style:style style:name="T10" style:family="text">
      <style:text-properties style:font-name="Calibri4"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11" style:family="text">
      <style:text-properties style:use-window-font-color="true" style:font-name="Calibri4" fo:font-size="18pt"/>
    </style:style>
    <style:style style:name="T12" style:family="text">
      <style:text-properties fo:color="#800055" style:font-name="Calibri4" fo:font-size="18pt" fo:font-style="italic" style:text-underline-style="solid" style:text-underline-width="auto" style:text-underline-color="font-color" style:font-style-asian="italic" style:font-style-complex="italic"/>
    </style:style>
    <style:style style:name="T13" style:family="text">
      <style:text-properties fo:color="#ff6600" style:font-name="Calibri4" fo:font-size="18pt" fo:font-style="italic" style:text-underline-style="solid" style:text-underline-width="auto" style:text-underline-color="font-color" style:font-style-asian="italic" style:font-style-complex="italic"/>
    </style:style>
    <style:style style:name="T14" style:family="text">
      <style:text-properties fo:color="#ff6600" style:font-name="Calibri4" fo:font-size="18pt" fo:font-style="italic" style:text-underline-style="none" style:font-style-asian="italic" style:font-style-complex="italic"/>
    </style:style>
    <style:style style:name="T15" style:family="text">
      <style:text-properties style:use-window-font-color="true" fo:font-size="18pt"/>
    </style:style>
    <style:style style:name="T16" style:family="text">
      <style:text-properties style:font-name="Calibri4"/>
    </style:style>
    <style:style style:name="T17" style:family="text">
      <style:text-properties fo:color="#006666" style:font-name="Calibri4"/>
    </style:style>
    <style:style style:name="T18" style:family="text">
      <style:text-properties fo:font-size="18pt" style:text-underline-style="none" style:font-size-asian="18pt" style:font-weight-asian="normal" style:font-size-complex="18pt"/>
    </style:style>
    <style:style style:name="T19" style:family="text">
      <style:text-properties fo:color="#3465a4" style:font-name="Calibri4"/>
    </style:style>
    <style:style style:name="T20" style:family="text">
      <style:text-properties fo:color="#ff3333" fo:font-size="18pt"/>
    </style:style>
    <style:style style:name="T21" style:family="text">
      <style:text-properties style:use-window-font-color="true" fo:font-size="18pt" style:text-underline-style="solid" style:text-underline-width="auto" style:text-underline-color="font-color"/>
    </style:style>
    <style:style style:name="T22" style:family="text">
      <style:text-properties style:use-window-font-color="true" fo:font-size="18pt" style:text-underline-style="none"/>
    </style:style>
    <style:style style:name="T23" style:family="text">
      <style:text-properties fo:font-size="18pt" style:font-size-asian="18pt" style:font-size-complex="18pt"/>
    </style:style>
    <style:style style:name="T24" style:family="text">
      <style:text-properties fo:color="#ff3333"/>
    </style:style>
    <style:style style:name="T25" style:family="text">
      <style:text-properties fo:color="#ff3333" fo:font-size="18pt" style:text-underline-style="solid" style:text-underline-width="auto" style:text-underline-color="font-color"/>
    </style:style>
    <style:style style:name="T26" style:family="text">
      <style:text-properties fo:color="#ff3333" fo:font-size="18pt" style:text-underline-style="none"/>
    </style:style>
    <style:style style:name="T27" style:family="text">
      <style:text-properties style:font-name="Liberation Sans" fo:font-size="18pt" style:letter-kerning="true" style:font-name-asian="WenQuanYi Zen Hei Sharp" style:font-size-asian="18pt" style:font-name-complex="Lohit Devanagari" style:font-size-complex="18pt"/>
    </style:style>
    <style:style style:name="T28" style:family="text">
      <style:text-properties style:font-name="Calibri4" style:letter-kerning="true" style:font-name-asian="WenQuanYi Zen Hei Sharp" style:font-size-asian="18pt" style:font-name-complex="Lohit Devanagari" style:font-size-complex="18pt"/>
    </style:style>
    <style:style style:name="T29" style:family="text">
      <style:text-properties fo:color="#999999" fo:font-size="18pt"/>
    </style:style>
    <style:style style:name="T30" style:family="text">
      <style:text-properties fo:font-size="18pt" style:text-underline-style="wave" style:text-underline-width="bold" style:text-underline-color="#ff3333" style:font-size-asian="18pt" style:font-weight-asian="normal" style:font-size-complex="18pt"/>
    </style:style>
    <style:style style:name="T31" style:family="text">
      <style:text-properties style:font-name="Calibri3" fo:font-size="20pt" fo:font-weight="bold" style:font-size-asian="20pt" style:font-weight-asian="bold" style:font-size-complex="20pt" style:font-weight-complex="bold"/>
    </style:style>
    <style:style style:name="T32" style:family="text">
      <style:text-properties style:font-name="Inconsolata2" fo:font-size="18pt" style:font-size-asian="18pt" style:font-size-complex="18pt"/>
    </style:style>
    <style:style style:name="T33" style:family="text">
      <style:text-properties style:font-name="Inconsolata2"/>
    </style:style>
    <style:style style:name="T34" style:family="text">
      <style:text-properties style:font-name="Calibri3" fo:font-size="18pt" style:font-size-asian="18pt" style:font-size-complex="18pt"/>
    </style:style>
    <style:style style:name="T35" style:family="text">
      <style:text-properties style:font-name="Calibri4" fo:font-size="20pt" fo:font-weight="bold" style:font-size-asian="20pt" style:font-weight-asian="bold" style:font-size-complex="20pt" style:font-weight-complex="bold"/>
    </style:style>
    <style:style style:name="T36" style:family="text">
      <style:text-properties fo:color="#000000" style:font-name="Calibri3" fo:font-size="18pt" fo:font-style="normal" style:font-size-asian="18pt" style:font-style-asian="normal" style:font-size-complex="18pt" style:font-style-complex="normal"/>
    </style:style>
    <style:style style:name="T37" style:family="text">
      <style:text-properties style:font-name="Inconsolata2" fo:font-size="18pt"/>
    </style:style>
    <style:style style:name="T38" style:family="text">
      <style:text-properties fo:color="#ff9900" style:font-name="Calibri3" fo:font-size="18pt" style:font-size-asian="18pt" style:font-size-complex="18pt"/>
    </style:style>
    <style:style style:name="T39" style:family="text">
      <style:text-properties style:use-window-font-color="true" style:font-name="Calibri3" fo:font-size="18pt" fo:font-style="normal" style:font-size-asian="18pt" style:font-style-asian="normal" style:font-size-complex="18pt" style:font-style-complex="normal"/>
    </style:style>
    <style:style style:name="T40" style:family="text">
      <style:text-properties style:font-name="Calibri3" fo:font-size="18pt"/>
    </style:style>
    <style:style style:name="T41" style:family="text">
      <style:text-properties style:font-name="Calibri3" fo:font-size="18pt" style:text-underline-style="solid" style:text-underline-width="auto" style:text-underline-color="font-color"/>
    </style:style>
    <style:style style:name="T42" style:family="text">
      <style:text-properties style:font-name="Calibri3" fo:font-size="18pt" fo:font-style="normal" style:font-style-asian="normal" style:font-style-complex="normal"/>
    </style:style>
    <style:style style:name="T43" style:family="text">
      <style:text-properties style:font-name="Calibri3" fo:font-size="18pt" fo:font-style="italic" style:font-style-asian="italic" style:font-style-complex="italic"/>
    </style:style>
    <style:style style:name="T44" style:family="text">
      <style:text-properties style:font-name="Calibri3" fo:font-size="18pt" fo:font-style="normal" style:font-size-asian="18pt" style:font-style-asian="normal" style:font-size-complex="18pt" style:font-style-complex="normal"/>
    </style:style>
    <style:style style:name="T45" style:family="text">
      <style:text-properties style:font-name="Calibri4" fo:font-size="18pt" style:font-size-asian="18pt" style:font-size-complex="18pt"/>
    </style:style>
    <style:style style:name="T46" style:family="text">
      <style:text-properties style:font-name="Calibri4" fo:font-size="16pt" fo:font-style="italic" style:text-underline-style="none" style:letter-kerning="true" style:font-name-asian="WenQuanYi Zen Hei Sharp" style:font-size-asian="16pt" style:font-style-asian="italic" style:font-name-complex="Lohit Devanagari" style:font-size-complex="16pt" style:font-style-complex="italic"/>
    </style:style>
    <style:style style:name="T47" style:family="text">
      <style:text-properties style:font-name="Calibri4" fo:font-size="15pt" fo:font-style="italic" style:text-underline-style="none" style:letter-kerning="true" style:font-name-asian="WenQuanYi Zen Hei Sharp" style:font-size-asian="15pt" style:font-style-asian="italic" style:font-name-complex="Lohit Devanagari" style:font-size-complex="15pt" style:font-style-complex="italic"/>
    </style:style>
    <style:style style:name="T48" style:family="text">
      <style:text-properties style:font-name="Calibri4" fo:font-size="18pt" style:text-underline-style="solid" style:text-underline-width="auto" style:text-underline-color="font-color" style:letter-kerning="true" style:font-name-asian="WenQuanYi Zen Hei Sharp" style:font-size-asian="18pt" style:font-name-complex="Lohit Devanagari" style:font-size-complex="18pt"/>
    </style:style>
    <style:style style:name="T49" style:family="text">
      <style:text-properties style:font-name="Calibri4" fo:font-size="12pt" style:text-underline-style="none" style:letter-kerning="true" style:font-name-asian="WenQuanYi Zen Hei Sharp" style:font-size-asian="12pt" style:font-name-complex="Lohit Devanagari" style:font-size-complex="12pt"/>
    </style:style>
    <style:style style:name="T50" style:family="text">
      <style:text-properties style:font-name="Calibri4"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The model stepwise explained</text:p>
          </draw:text-box>
        </draw:frame>
        <draw:frame presentation:style-name="pr2" draw:text-style-name="P1" draw:layer="layout" svg:width="25.199cm" svg:height="12.178cm" svg:x="1.4cm" svg:y="4.914cm" presentation:class="subtitle" presentation:user-transformed="true">
          <draw:text-box>
            <text:p><text:span text:style-name="T1">racr-mquat</text:span></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0.781cm" svg:height="0.886cm" svg:x="5.4cm" svg:y="15.8cm">
          <draw:text-box>
            <text:p>= currently missing feature in the model</text:p>
          </draw:text-box>
        </draw:frame>
        <draw:frame draw:style-name="gr2" draw:layer="layout" svg:width="9.104cm" svg:height="0.886cm" svg:x="5.424cm" svg:y="17.2cm">
          <draw:text-box>
            <text:p>= in the model, but not evaluated</text:p>
          </draw:text-box>
        </draw:frame>
        <draw:g>
          <draw:custom-shape draw:style-name="gr3" draw:text-style-name="P2"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4.365cm" svg:y="17.165cm" draw:kind="section" draw:start-angle="21.05" draw:end-angle="82.31">
            <text:p/>
          </draw:circle>
        </draw:g>
        <draw:frame draw:style-name="gr2" draw:layer="layout" svg:width="16.665cm" svg:height="0.886cm" svg:x="5.4cm" svg:y="14.5cm">
          <draw:text-box>
            <text:p>= concept/context/non-terminal/terminal/ag-rule in the model</text:p>
          </draw:text-box>
        </draw:frame>
        <draw:frame draw:style-name="gr2" draw:text-style-name="P4" draw:layer="layout" svg:width="1.967cm" svg:height="0.886cm" svg:x="3.515cm" svg:y="14.5cm">
          <draw:text-box>
            <text:p><text:span text:style-name="T2">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office:forms form:automatic-focus="false" form:apply-design-mode="false"/>
        <draw:connector draw:style-name="gr6" draw:text-style-name="P3" draw:layer="layout" svg:x1="7.005cm" svg:y1="4.731cm" svg:x2="5.105cm" svg:y2="9.105cm" draw:start-shape="id1" draw:start-glue-point="5" draw:end-shape="id2" draw:end-glue-point="5" svg:d="M7005 4731h-1900v4374" svg:viewBox="0 0 1901 4375">
          <text:p/>
        </draw:connector>
        <draw:connector draw:style-name="gr6" draw:text-style-name="P3" draw:layer="layout" svg:x1="7.005cm" svg:y1="4.731cm" svg:x2="1.905cm" svg:y2="9.005cm" draw:start-shape="id1" draw:start-glue-point="5" draw:end-shape="id3" draw:end-glue-point="5" svg:d="M7005 4731h-5100v4274" svg:viewBox="0 0 5101 4275">
          <text:p/>
        </draw:connector>
        <draw:custom-shape draw:style-name="gr7" draw:text-style-name="P5" xml:id="id7" draw:id="id7"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5" draw:id="id5"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8" draw:id="id8"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4" draw:id="id4"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9" draw:id="id9"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6" draw:id="id6"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10" draw:id="id10"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4" draw:start-glue-point="0" draw:end-shape="id5" draw:end-glue-point="2" svg:d="M13300 11000v-501l1130-198v-501" svg:viewBox="0 0 1131 1201">
          <text:p/>
        </draw:connector>
        <draw:connector draw:style-name="gr8" draw:text-style-name="P6" draw:layer="layout" draw:type="lines" svg:x1="14.43cm" svg:y1="9.8cm" svg:x2="15.3cm" svg:y2="11cm" draw:start-shape="id5" draw:start-glue-point="2" draw:end-shape="id6" draw:end-glue-point="0" svg:d="M14430 9800v501l870 198v501" svg:viewBox="0 0 871 1201">
          <text:p/>
        </draw:connector>
        <draw:connector draw:style-name="gr8" draw:text-style-name="P6" draw:layer="layout" draw:type="lines" svg:x1="14.43cm" svg:y1="8.4cm" svg:x2="16.2cm" svg:y2="7cm" draw:start-shape="id5" draw:start-glue-point="0" draw:end-shape="id7" draw:end-glue-point="2" svg:d="M14430 8400v-501l1770-398v-501" svg:viewBox="0 0 1771 1401">
          <text:p/>
        </draw:connector>
        <draw:connector draw:style-name="gr8" draw:text-style-name="P6" draw:layer="layout" draw:type="lines" svg:x1="16.2cm" svg:y1="7cm" svg:x2="18.1cm" svg:y2="8.4cm" draw:start-shape="id7" draw:start-glue-point="2" draw:end-shape="id8" svg:d="M16200 7000v501l1900 398v501" svg:viewBox="0 0 1901 1401">
          <text:p/>
        </draw:connector>
        <draw:connector draw:style-name="gr8" draw:text-style-name="P6" draw:layer="layout" draw:type="lines" svg:x1="18.1cm" svg:y1="9.8cm" svg:x2="17.7cm" svg:y2="11cm" draw:start-shape="id8" draw:start-glue-point="2" draw:end-shape="id9" draw:end-glue-point="0" svg:d="M18100 9800v501l-400 198v501" svg:viewBox="0 0 401 1201">
          <text:p/>
        </draw:connector>
        <draw:custom-shape draw:style-name="gr7" draw:text-style-name="P5" xml:id="id12" draw:id="id12"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11" draw:id="id11"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13" draw:id="id13"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10" draw:start-glue-point="0" draw:end-shape="id8" draw:end-glue-point="2" svg:d="M19700 11000v-501l-1600-198v-501" svg:viewBox="0 0 1601 1201">
          <text:p/>
        </draw:connector>
        <draw:connector draw:style-name="gr8" draw:text-style-name="P6" draw:layer="layout" draw:type="lines" svg:x1="21.6cm" svg:y1="11cm" svg:x2="18.1cm" svg:y2="9.8cm" draw:start-shape="id11" draw:start-glue-point="0" draw:end-shape="id8" draw:end-glue-point="2" svg:d="M21600 11000v-501l-3500-198v-501" svg:viewBox="0 0 3501 1201">
          <text:p/>
        </draw:connector>
        <draw:connector draw:style-name="gr8" draw:text-style-name="P6" draw:layer="layout" draw:type="lines" svg:x1="21.6cm" svg:y1="12.4cm" svg:x2="20.6cm" svg:y2="13.8cm" draw:start-shape="id11" draw:start-glue-point="2" draw:end-shape="id12" draw:end-glue-point="0" svg:d="M21600 12400v501l-1000 398v501" svg:viewBox="0 0 1001 1401">
          <text:p/>
        </draw:connector>
        <draw:connector draw:style-name="gr8" draw:text-style-name="P6" draw:layer="layout" draw:type="lines" svg:x1="21.6cm" svg:y1="12.4cm" svg:x2="22.8cm" svg:y2="13.8cm" draw:start-shape="id11" draw:start-glue-point="2" draw:end-shape="id13" draw:end-glue-point="0" svg:d="M21600 12400v501l1200 398v501" svg:viewBox="0 0 1201 1401">
          <text:p/>
        </draw:connector>
        <draw:custom-shape draw:style-name="gr9" draw:text-style-name="P5" xml:id="id19" draw:id="id19" draw:layer="layout" svg:width="1.4cm" svg:height="1.4cm" svg:x="4.9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7" draw:id="id17" draw:layer="layout" svg:width="1.4cm" svg:height="1.4cm" svg:x="1.7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 draw:id="id2" draw:layer="layout" svg:width="1.4cm" svg:height="1.4cm" svg:x="4.9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3" draw:id="id3" draw:layer="layout" svg:width="1.4cm" svg:height="1.4cm" svg:x="1.7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7" draw:layer="layout" svg:width="10.8cm" svg:height="6cm" svg:x="1cm" svg:y="14.6cm">
          <draw:text-box>
            <text:p><text:span text:style-name="T5">Software </text:span><text:span text:style-name="T6">comp</text:span><text:span text:style-name="T5">onents (circles) with </text:span><text:span text:style-name="T6">impl</text:span><text:span text:style-name="T5">ementations (round rectangles) and their dependencies (arrows)</text:span></text:p>
            <text:list text:style-name="L1">
              <text:list-item>
                <text:p><text:span text:style-name="T5">dependencies specified per impl</text:span></text:p>
              </text:list-item>
              <text:list-item>
                <text:p><text:span text:style-name="T5">maybe also parallelism/sequential</text:span><text:span text:style-name="T5"><text:line-break/></text:span><text:span text:style-name="T5">constraints for subcomponents,</text:span><text:span text:style-name="T5"><text:line-break/></text:span><text:span text:style-name="T5">e.g. C2 || C3, </text:span><text:span text:style-name="T7">C2 – C3</text:span></text:p>
              </text:list-item>
            </text:list>
          </draw:text-box>
        </draw:frame>
        <draw:frame draw:style-name="gr14" draw:text-style-name="P7" draw:layer="layout" svg:width="12.6cm" svg:height="2.156cm" svg:x="13.2cm" svg:y="15.652cm">
          <draw:text-box>
            <text:p><text:span text:style-name="T5">Hardware </text:span><text:span text:style-name="T6">resource</text:span><text:span text:style-name="T8">s</text:span><text:span text:style-name="T5"> (boxes) and</text:span></text:p>
            <text:p><text:span text:style-name="T5">their </text:span><text:span text:style-name="T6">subresources</text:span><text:span text:style-name="T5"> (lines)</text:span></text:p>
            <text:list text:style-name="L1">
              <text:list-item>
                <text:p><text:span text:style-name="T5">maybe also shared resources, e.g. </text:span><text:span text:style-name="T7">NAS</text:span></text:p>
              </text:list-item>
            </text:list>
          </draw:text-box>
        </draw:frame>
        <draw:rect draw:style-name="gr15" draw:text-style-name="P8" xml:id="id15" draw:id="id15" draw:layer="layout" svg:width="1.8cm" svg:height="0.8cm" svg:x="5.5cm" svg:y="7.1cm" draw:corner-radius="0.5cm">
          <text:p text:style-name="P3"><text:span text:style-name="T4">I1.a</text:span></text:p>
        </draw:rect>
        <draw:rect draw:style-name="gr16" draw:text-style-name="P8" xml:id="id16" draw:id="id16" draw:layer="layout" svg:width="1.8cm" svg:height="0.8cm" svg:x="5.5cm" svg:y="7.9cm" draw:corner-radius="0.5cm">
          <text:p text:style-name="P3"><text:span text:style-name="T4">I1.b</text:span></text:p>
        </draw:rect>
        <draw:rect draw:style-name="gr17" draw:text-style-name="P8" draw:layer="layout" svg:width="1.8cm" svg:height="0.8cm" svg:x="2.3cm" svg:y="7.1cm" draw:corner-radius="0.5cm">
          <text:p text:style-name="P3"><text:span text:style-name="T4">I2.a</text:span></text:p>
        </draw:rect>
        <draw:rect draw:style-name="gr18" draw:text-style-name="P8" draw:layer="layout" svg:width="1.8cm" svg:height="0.8cm" svg:x="2.3cm" svg:y="7.9cm" draw:corner-radius="0.5cm">
          <text:p text:style-name="P3"><text:span text:style-name="T4">I2.b</text:span></text:p>
        </draw:rect>
        <draw:rect draw:style-name="gr19" draw:text-style-name="P8" draw:layer="layout" svg:width="1.8cm" svg:height="0.8cm" svg:x="5.4cm" svg:y="9.8cm" draw:corner-radius="0.5cm">
          <text:p text:style-name="P3"><text:span text:style-name="T4">I3.a</text:span></text:p>
        </draw:rect>
        <draw:rect draw:style-name="gr20" draw:text-style-name="P8" xml:id="id18" draw:id="id18" draw:layer="layout" svg:width="1.8cm" svg:height="0.8cm" svg:x="5.4cm" svg:y="10.6cm" draw:corner-radius="0.5cm">
          <text:p text:style-name="P3"><text:span text:style-name="T4">I3.b</text:span></text:p>
        </draw:rect>
        <draw:rect draw:style-name="gr21" draw:text-style-name="P8" draw:layer="layout" svg:width="1.8cm" svg:height="0.8cm" svg:x="2.1cm" svg:y="9.7cm" draw:corner-radius="0.5cm">
          <text:p text:style-name="P3"><text:span text:style-name="T4">I4.a</text:span></text:p>
        </draw:rect>
        <draw:rect draw:style-name="gr22" draw:text-style-name="P8" draw:layer="layout" svg:width="1.8cm" svg:height="0.8cm" svg:x="2.1cm" svg:y="10.5cm" draw:corner-radius="0.5cm">
          <text:p text:style-name="P3"><text:span text:style-name="T4">I4.b</text:span></text:p>
        </draw:rect>
        <draw:frame presentation:style-name="pr1" draw:layer="layout" svg:width="25.199cm" svg:height="3.506cm" svg:x="1.4cm" svg:y="0.837cm" presentation:class="title">
          <draw:text-box>
            <text:p>The basic model</text:p>
          </draw:text-box>
        </draw:frame>
        <draw:custom-shape draw:style-name="gr23" draw:text-style-name="P5" xml:id="id14" draw:id="id14"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14" draw:start-glue-point="7" draw:end-shape="id7" draw:end-glue-point="0" svg:d="M14400 4700h502l1298 599v501" svg:viewBox="0 0 1801 1101">
          <text:p/>
        </draw:connector>
        <draw:line draw:style-name="gr24" draw:text-style-name="P3" draw:layer="layout" svg:x1="12cm" svg:y1="5.6cm" svg:x2="12cm" svg:y2="20.6cm">
          <text:p/>
        </draw:line>
        <draw:frame draw:style-name="gr2" draw:text-style-name="P9" draw:layer="layout" svg:width="2.881cm" svg:height="0.886cm" svg:x="7.719cm" svg:y="8.4cm">
          <draw:text-box>
            <text:p><text:span text:style-name="T9">reqComp</text:span></text:p>
          </draw:text-box>
        </draw:frame>
        <draw:custom-shape draw:style-name="gr25" draw:text-style-name="P10" xml:id="id1" draw:id="id1" draw:layer="layout" svg:width="1.4cm" svg:height="1.4cm" svg:x="6.8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95cm" svg:y1="4.731cm" svg:x2="9.8cm" svg:y2="4.7cm" draw:start-shape="id1" draw:start-glue-point="11" svg:d="M7995 4731l1805-31" svg:viewBox="0 0 1806 32">
          <text:p/>
        </draw:connector>
        <draw:custom-shape draw:style-name="gr1" draw:layer="layout" svg:width="1cm" svg:height="1cm" svg:x="7.4cm" svg:y="1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4.2cm" svg:y="16.80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26" draw:text-style-name="P3" draw:layer="layout" svg:x1="7.3cm" svg:y1="7.5cm" svg:x2="6.3cm" svg:y2="9.6cm" draw:start-shape="id15" draw:start-glue-point="1" draw:end-shape="id2" draw:end-glue-point="10" svg:d="M7300 7500h501v2100h-1501" svg:viewBox="0 0 1502 2101">
          <text:p/>
        </draw:connector>
        <draw:connector draw:style-name="gr26" draw:text-style-name="P3" draw:layer="layout" svg:x1="5.5cm" svg:y1="8.3cm" svg:x2="3.1cm" svg:y2="6.9cm" draw:start-shape="id16" draw:start-glue-point="3" draw:end-shape="id17" draw:end-glue-point="10" svg:d="M5500 8300h-1200v-1400h-1200" svg:viewBox="0 0 2401 1401">
          <text:p/>
        </draw:connector>
        <draw:connector draw:style-name="gr26" draw:text-style-name="P3" draw:layer="layout" svg:x1="5.4cm" svg:y1="11cm" svg:x2="2.895cm" svg:y2="9.005cm" draw:start-shape="id18" draw:start-glue-point="3" draw:end-shape="id3" draw:end-glue-point="11" svg:d="M5400 11000h-1150v-1995h-1355" svg:viewBox="0 0 2506 1996">
          <text:p/>
        </draw:connector>
        <draw:connector draw:style-name="gr6" draw:text-style-name="P3" draw:layer="layout" svg:x1="7.005cm" svg:y1="4.731cm" svg:x2="5.6cm" svg:y2="6.2cm" draw:start-shape="id1" draw:start-glue-point="5" draw:end-shape="id19" draw:end-glue-point="4" svg:d="M7005 4731h-1405v1469" svg:viewBox="0 0 1406 1470">
          <text:p/>
        </draw:connector>
        <draw:connector draw:style-name="gr6" draw:text-style-name="P3" draw:layer="layout" svg:x1="7.005cm" svg:y1="4.731cm" svg:x2="2.4cm" svg:y2="6.2cm" draw:start-shape="id1" draw:start-glue-point="5" draw:end-shape="id17" draw:end-glue-point="4" svg:d="M7005 4731h-4605v1469" svg:viewBox="0 0 4606 1470">
          <text:p/>
        </draw:connector>
        <draw:connector draw:style-name="gr27" draw:text-style-name="P3" draw:layer="layout" svg:x1="7.3cm" svg:y1="8.3cm" svg:x2="7.796cm" svg:y2="8.306cm" draw:start-shape="id16" draw:start-glue-point="1" svg:d="M7300 8300h501v6h-5" svg:viewBox="0 0 502 7">
          <text:p/>
        </draw:connector>
        <presentation:notes draw:style-name="dp2">
          <draw:page-thumbnail draw:style-name="gr5" draw:layer="layout" svg:width="14.848cm" svg:height="11.135cm" svg:x="3.075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office:forms form:automatic-focus="false" form:apply-design-mode="false"/>
        <draw:custom-shape draw:style-name="gr7" draw:text-style-name="P5" xml:id="id23" draw:id="id23"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21" draw:id="id21"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24" draw:id="id24"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20" draw:id="id20"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25" draw:id="id25"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22" draw:id="id22"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26" draw:id="id26"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20" draw:start-glue-point="0" draw:end-shape="id21" draw:end-glue-point="2" svg:d="M13300 11000v-501l1130-198v-501" svg:viewBox="0 0 1131 1201">
          <text:p/>
        </draw:connector>
        <draw:connector draw:style-name="gr8" draw:text-style-name="P6" draw:layer="layout" draw:type="lines" svg:x1="14.43cm" svg:y1="9.8cm" svg:x2="15.3cm" svg:y2="11cm" draw:start-shape="id21" draw:start-glue-point="2" draw:end-shape="id22" draw:end-glue-point="0" svg:d="M14430 9800v501l870 198v501" svg:viewBox="0 0 871 1201">
          <text:p/>
        </draw:connector>
        <draw:connector draw:style-name="gr8" draw:text-style-name="P6" draw:layer="layout" draw:type="lines" svg:x1="14.43cm" svg:y1="8.4cm" svg:x2="16.2cm" svg:y2="7cm" draw:start-shape="id21" draw:start-glue-point="0" draw:end-shape="id23" draw:end-glue-point="2" svg:d="M14430 8400v-501l1770-398v-501" svg:viewBox="0 0 1771 1401">
          <text:p/>
        </draw:connector>
        <draw:connector draw:style-name="gr8" draw:text-style-name="P6" draw:layer="layout" draw:type="lines" svg:x1="16.2cm" svg:y1="7cm" svg:x2="18.1cm" svg:y2="8.4cm" draw:start-shape="id23" draw:start-glue-point="2" draw:end-shape="id24" svg:d="M16200 7000v501l1900 398v501" svg:viewBox="0 0 1901 1401">
          <text:p/>
        </draw:connector>
        <draw:connector draw:style-name="gr8" draw:text-style-name="P6" draw:layer="layout" draw:type="lines" svg:x1="18.1cm" svg:y1="9.8cm" svg:x2="17.7cm" svg:y2="11cm" draw:start-shape="id24" draw:start-glue-point="2" draw:end-shape="id25" draw:end-glue-point="0" svg:d="M18100 9800v501l-400 198v501" svg:viewBox="0 0 401 1201">
          <text:p/>
        </draw:connector>
        <draw:custom-shape draw:style-name="gr7" draw:text-style-name="P5" xml:id="id28" draw:id="id28"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27" draw:id="id27"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29" draw:id="id29"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26" draw:start-glue-point="0" draw:end-shape="id24" draw:end-glue-point="2" svg:d="M19700 11000v-501l-1600-198v-501" svg:viewBox="0 0 1601 1201">
          <text:p/>
        </draw:connector>
        <draw:connector draw:style-name="gr8" draw:text-style-name="P6" draw:layer="layout" draw:type="lines" svg:x1="21.6cm" svg:y1="11cm" svg:x2="18.1cm" svg:y2="9.8cm" draw:start-shape="id27" draw:start-glue-point="0" draw:end-shape="id24" draw:end-glue-point="2" svg:d="M21600 11000v-501l-3500-198v-501" svg:viewBox="0 0 3501 1201">
          <text:p/>
        </draw:connector>
        <draw:connector draw:style-name="gr8" draw:text-style-name="P6" draw:layer="layout" draw:type="lines" svg:x1="21.6cm" svg:y1="12.4cm" svg:x2="20.6cm" svg:y2="13.8cm" draw:start-shape="id27" draw:start-glue-point="2" draw:end-shape="id28" draw:end-glue-point="0" svg:d="M21600 12400v501l-1000 398v501" svg:viewBox="0 0 1001 1401">
          <text:p/>
        </draw:connector>
        <draw:connector draw:style-name="gr8" draw:text-style-name="P6" draw:layer="layout" draw:type="lines" svg:x1="21.6cm" svg:y1="12.4cm" svg:x2="22.8cm" svg:y2="13.8cm" draw:start-shape="id27" draw:start-glue-point="2" draw:end-shape="id29" draw:end-glue-point="0" svg:d="M21600 12400v501l1200 398v501" svg:viewBox="0 0 1201 1401">
          <text:p/>
        </draw:connector>
        <draw:line draw:style-name="gr24" draw:text-style-name="P6" draw:layer="layout" svg:x1="12cm" svg:y1="5.6cm" svg:x2="12cm" svg:y2="15.4cm">
          <text:p/>
        </draw:line>
        <draw:frame draw:style-name="gr28" draw:text-style-name="P12" draw:layer="layout" svg:width="24.8cm" svg:height="0.886cm" svg:x="1cm" svg:y="16.153cm">
          <draw:text-box>
            <text:p><text:span text:style-name="T11">Assignment of</text:span><text:span text:style-name="T3"> implementations to HW components (PE)</text:span></text:p>
          </draw:text-box>
        </draw:frame>
        <draw:connector draw:style-name="gr29" draw:text-style-name="P6" draw:layer="layout" draw:type="curve" svg:x1="6.3cm" svg:y1="6.9cm" svg:x2="7.3cm" svg:y2="7.5cm" draw:start-shape="id30" draw:start-glue-point="10" draw:end-shape="id31" draw:end-glue-point="1" svg:d="M6300 6900c2251 0 1751 600 1000 600" svg:viewBox="0 0 1635 601">
          <text:p/>
        </draw:connector>
        <draw:frame draw:style-name="gr2" draw:text-style-name="P13" draw:layer="layout" svg:width="3.715cm" svg:height="0.886cm" svg:x="7.6cm" svg:y="6.314cm">
          <draw:text-box>
            <text:p><text:span text:style-name="T12">selectedimpl</text:span></text:p>
          </draw:text-box>
        </draw:frame>
        <draw:frame draw:style-name="gr2" draw:text-style-name="P14" draw:layer="layout" svg:width="3.58cm" svg:height="0.886cm" svg:x="12.8cm" svg:y="13.614cm">
          <draw:text-box>
            <text:p><text:span text:style-name="T13">deployedOn</text:span></text:p>
          </draw:text-box>
        </draw:frame>
        <draw:custom-shape draw:style-name="gr23" draw:text-style-name="P5" xml:id="id32" draw:id="id32"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32" draw:start-glue-point="7" draw:end-shape="id23"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draw:connector draw:style-name="gr30" draw:text-style-name="P3" draw:layer="layout" svg:x1="7.005cm" svg:y1="4.731cm" svg:x2="5.105cm" svg:y2="9.105cm" draw:start-shape="id33" draw:start-glue-point="5" draw:end-shape="id34" draw:end-glue-point="5" svg:d="M7005 4731h-1900v4374" svg:viewBox="0 0 1901 4375">
          <text:p/>
        </draw:connector>
        <draw:connector draw:style-name="gr30" draw:text-style-name="P3" draw:layer="layout" svg:x1="7.005cm" svg:y1="4.731cm" svg:x2="1.905cm" svg:y2="9.005cm" draw:start-shape="id33" draw:start-glue-point="5" draw:end-shape="id35" draw:end-glue-point="5" svg:d="M7005 4731h-5100v4274" svg:viewBox="0 0 5101 4275">
          <text:p/>
        </draw:connector>
        <draw:custom-shape draw:style-name="gr9" draw:text-style-name="P5" xml:id="id30" draw:id="id30" draw:layer="layout" svg:width="1.4cm" svg:height="1.4cm" svg:x="4.9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37" draw:id="id37" draw:layer="layout" svg:width="1.4cm" svg:height="1.4cm" svg:x="1.7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 draw:id="id34" draw:layer="layout" svg:width="1.4cm" svg:height="1.4cm" svg:x="4.9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35" draw:id="id35" draw:layer="layout" svg:width="1.4cm" svg:height="1.4cm" svg:x="1.7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32" draw:text-style-name="P8" xml:id="id31" draw:id="id31" draw:layer="layout" svg:width="1.8cm" svg:height="0.8cm" svg:x="5.5cm" svg:y="7.1cm" draw:corner-radius="0.5cm">
          <text:p text:style-name="P3"><text:span text:style-name="T4">I1.a</text:span></text:p>
        </draw:rect>
        <draw:rect draw:style-name="gr33" draw:text-style-name="P8" xml:id="id36" draw:id="id36" draw:layer="layout" svg:width="1.8cm" svg:height="0.8cm" svg:x="5.5cm" svg:y="7.9cm" draw:corner-radius="0.5cm">
          <text:p text:style-name="P3"><text:span text:style-name="T4">I1.b</text:span></text:p>
        </draw:rect>
        <draw:rect draw:style-name="gr34" draw:text-style-name="P8" xml:id="id39" draw:id="id39" draw:layer="layout" svg:width="1.8cm" svg:height="0.8cm" svg:x="2.3cm" svg:y="7.1cm" draw:corner-radius="0.5cm">
          <text:p text:style-name="P3"><text:span text:style-name="T4">I2.a</text:span></text:p>
        </draw:rect>
        <draw:rect draw:style-name="gr35" draw:text-style-name="P8" draw:layer="layout" svg:width="1.8cm" svg:height="0.8cm" svg:x="2.3cm" svg:y="7.9cm" draw:corner-radius="0.5cm">
          <text:p text:style-name="P3"><text:span text:style-name="T4">I2.b</text:span></text:p>
        </draw:rect>
        <draw:rect draw:style-name="gr36" draw:text-style-name="P8" xml:id="id40" draw:id="id40" draw:layer="layout" svg:width="1.8cm" svg:height="0.8cm" svg:x="5.4cm" svg:y="9.8cm" draw:corner-radius="0.5cm">
          <text:p text:style-name="P3"><text:span text:style-name="T4">I3.a</text:span></text:p>
        </draw:rect>
        <draw:rect draw:style-name="gr37" draw:text-style-name="P8" xml:id="id38" draw:id="id38" draw:layer="layout" svg:width="1.8cm" svg:height="0.8cm" svg:x="5.4cm" svg:y="10.6cm" draw:corner-radius="0.5cm">
          <text:p text:style-name="P3"><text:span text:style-name="T4">I3.b</text:span></text:p>
        </draw:rect>
        <draw:rect draw:style-name="gr38" draw:text-style-name="P8" draw:layer="layout" svg:width="1.8cm" svg:height="0.8cm" svg:x="2.1cm" svg:y="9.7cm" draw:corner-radius="0.5cm">
          <text:p text:style-name="P3"><text:span text:style-name="T4">I4.a</text:span></text:p>
        </draw:rect>
        <draw:rect draw:style-name="gr39" draw:text-style-name="P8" draw:layer="layout" svg:width="1.8cm" svg:height="0.8cm" svg:x="2.1cm" svg:y="10.5cm" draw:corner-radius="0.5cm">
          <text:p text:style-name="P3"><text:span text:style-name="T4">I4.b</text:span></text:p>
        </draw:rect>
        <draw:custom-shape draw:style-name="gr25" draw:text-style-name="P10" xml:id="id33" draw:id="id33" draw:layer="layout" svg:width="1.4cm" svg:height="1.4cm" svg:x="6.8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95cm" svg:y1="4.731cm" svg:x2="9.8cm" svg:y2="4.7cm" draw:start-shape="id33" draw:start-glue-point="11" svg:d="M7995 4731l1805-31" svg:viewBox="0 0 1806 32">
          <text:p/>
        </draw:connector>
        <draw:connector draw:style-name="gr40" draw:text-style-name="P3" draw:layer="layout" svg:x1="7.3cm" svg:y1="7.5cm" svg:x2="6.3cm" svg:y2="9.6cm" draw:start-shape="id31" draw:start-glue-point="1" draw:end-shape="id34" draw:end-glue-point="10" svg:d="M7300 7500h501v2100h-1501" svg:viewBox="0 0 1502 2101">
          <text:p/>
        </draw:connector>
        <draw:connector draw:style-name="gr40" draw:text-style-name="P3" draw:layer="layout" svg:x1="5.5cm" svg:y1="8.3cm" svg:x2="3.1cm" svg:y2="6.9cm" draw:start-shape="id36" draw:start-glue-point="3" draw:end-shape="id37" draw:end-glue-point="10" svg:d="M5500 8300h-1200v-1400h-1200" svg:viewBox="0 0 2401 1401">
          <text:p/>
        </draw:connector>
        <draw:connector draw:style-name="gr40" draw:text-style-name="P3" draw:layer="layout" svg:x1="5.4cm" svg:y1="11cm" svg:x2="2.895cm" svg:y2="9.005cm" draw:start-shape="id38" draw:start-glue-point="3" draw:end-shape="id35" draw:end-glue-point="11" svg:d="M5400 11000h-1150v-1995h-1355" svg:viewBox="0 0 2506 1996">
          <text:p/>
        </draw:connector>
        <draw:connector draw:style-name="gr30" draw:text-style-name="P3" draw:layer="layout" svg:x1="7.005cm" svg:y1="4.731cm" svg:x2="5.6cm" svg:y2="6.2cm" draw:start-shape="id33" draw:start-glue-point="5" draw:end-shape="id30" draw:end-glue-point="4" svg:d="M7005 4731h-1405v1469" svg:viewBox="0 0 1406 1470">
          <text:p/>
        </draw:connector>
        <draw:connector draw:style-name="gr30" draw:text-style-name="P3" draw:layer="layout" svg:x1="7.005cm" svg:y1="4.731cm" svg:x2="2.4cm" svg:y2="6.2cm" draw:start-shape="id33" draw:start-glue-point="5" draw:end-shape="id37" draw:end-glue-point="4" svg:d="M7005 4731h-4605v1469" svg:viewBox="0 0 4606 1470">
          <text:p/>
        </draw:connector>
        <draw:line draw:style-name="gr41" draw:text-style-name="P6" draw:layer="layout" svg:x1="7.005cm" svg:y1="7.5cm" svg:x2="13cm" svg:y2="11.4cm">
          <text:p/>
        </draw:line>
        <draw:connector draw:style-name="gr29" draw:text-style-name="P6" draw:layer="layout" draw:type="curve" svg:x1="1.7cm" svg:y1="6.9cm" svg:x2="2.3cm" svg:y2="7.5cm" draw:start-shape="id37" draw:start-glue-point="6" draw:end-shape="id39" draw:end-glue-point="3" svg:d="M1700 6900c-751 0-1051 600 600 600" svg:viewBox="0 0 1205 601">
          <text:p/>
        </draw:connector>
        <draw:polyline draw:style-name="gr41" draw:text-style-name="P6" draw:layer="layout" svg:width="14.054cm" svg:height="10.258cm" draw:transform="skewX (-2.30353631126345E-017) rotate (0.274191225488309) translate (3.69270708902648cm 8.33017888382487cm)" svg:viewBox="0 0 14055 10259" draw:points="111,0 0,6305 14055,10259">
          <text:p/>
        </draw:polyline>
        <draw:line draw:style-name="gr41" draw:text-style-name="P6" draw:layer="layout" svg:x1="7.005cm" svg:y1="10.2cm" svg:x2="12.972cm" svg:y2="11.359cm">
          <text:p/>
        </draw:line>
        <draw:connector draw:style-name="gr29" draw:text-style-name="P6" draw:layer="layout" draw:type="curve" svg:x1="4.9cm" svg:y1="9.6cm" svg:x2="5.4cm" svg:y2="10.2cm" draw:start-shape="id34" draw:start-glue-point="6" draw:end-shape="id40" draw:end-glue-point="3" svg:d="M4900 9600c-751 0-1001 600 500 600" svg:viewBox="0 0 1098 601">
          <text:p/>
        </draw:connector>
        <draw:frame draw:style-name="gr2" draw:text-style-name="P15" draw:layer="layout" svg:width="4.003cm" svg:height="2.156cm" svg:x="0.6cm" svg:y="13.6cm">
          <draw:text-box>
            <text:p><text:span text:style-name="T14">not deployed,</text:span></text:p>
            <text:p><text:span text:style-name="T14">because not</text:span></text:p>
            <text:p><text:span text:style-name="T14">required</text:span></text:p>
          </draw:text-box>
        </draw:frame>
        <draw:line draw:style-name="gr42" draw:text-style-name="P6" draw:layer="layout" svg:x1="2.033cm" svg:y1="13.641cm" svg:x2="2.4cm" svg:y2="11.4cm">
          <text:p/>
        </draw:line>
        <draw:connector draw:style-name="gr43" draw:text-style-name="P3" draw:layer="layout" svg:x1="7.3cm" svg:y1="8.3cm" svg:x2="7.795cm" svg:y2="8.306cm" draw:start-shape="id36" draw:start-glue-point="1" svg:d="M7300 8300h501v6h-6" svg:viewBox="0 0 502 7">
          <text:p/>
        </draw:connector>
        <presentation:notes draw:style-name="dp2">
          <draw:page-thumbnail draw:style-name="gr5" draw:layer="layout" svg:width="14.848cm" svg:height="11.135cm" svg:x="3.075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office:forms form:automatic-focus="false" form:apply-design-mode="false"/>
        <draw:custom-shape draw:style-name="gr44" draw:text-style-name="P5" xml:id="id44" draw:id="id44" draw:layer="Layout" svg:width="1.6cm" svg:height="1.2cm" svg:x="15.4cm" svg:y="5.8cm">
          <text:p text:style-name="P16"><text:span text:style-name="T3">root</text:span></text:p>
          <draw:enhanced-geometry svg:viewBox="0 0 21600 21600" draw:type="rectangle" draw:enhanced-path="M 0 0 L 21600 0 21600 21600 0 21600 0 0 Z N"/>
        </draw:custom-shape>
        <draw:custom-shape draw:style-name="gr44" draw:text-style-name="P5" xml:id="id42" draw:id="id42" draw:layer="Layout" svg:width="1.4cm" svg:height="1.4cm" svg:x="13.73cm" svg:y="8.4cm">
          <text:p text:style-name="P16"><text:span text:style-name="T3">S1</text:span></text:p>
          <draw:enhanced-geometry svg:viewBox="0 0 21600 21600" draw:type="rectangle" draw:enhanced-path="M 0 0 L 21600 0 21600 21600 0 21600 0 0 Z N"/>
        </draw:custom-shape>
        <draw:custom-shape draw:style-name="gr44" draw:text-style-name="P5" xml:id="id45" draw:id="id45" draw:layer="Layout" svg:width="1.4cm" svg:height="1.4cm" svg:x="17.4cm" svg:y="8.4cm">
          <text:p text:style-name="P16"><text:span text:style-name="T3">S2</text:span></text:p>
          <draw:enhanced-geometry svg:viewBox="0 0 21600 21600" draw:type="rectangle" draw:enhanced-path="M 0 0 L 21600 0 21600 21600 0 21600 0 0 Z N"/>
        </draw:custom-shape>
        <draw:custom-shape draw:style-name="gr44" draw:text-style-name="P5" xml:id="id41" draw:id="id41" draw:layer="Layout" svg:width="1.4cm" svg:height="1.4cm" svg:x="12.6cm" svg:y="11cm">
          <text:p text:style-name="P16"><text:span text:style-name="T3">CB1</text:span></text:p>
          <draw:enhanced-geometry svg:viewBox="0 0 21600 21600" draw:type="rectangle" draw:enhanced-path="M 0 0 L 21600 0 21600 21600 0 21600 0 0 Z N"/>
        </draw:custom-shape>
        <draw:custom-shape draw:style-name="gr44" draw:text-style-name="P5" xml:id="id46" draw:id="id46" draw:layer="Layout" svg:width="1.4cm" svg:height="1.4cm" svg:x="17cm" svg:y="11cm">
          <text:p text:style-name="P16"><text:span text:style-name="T3">CB2</text:span></text:p>
          <draw:enhanced-geometry svg:viewBox="0 0 21600 21600" draw:type="rectangle" draw:enhanced-path="M 0 0 L 21600 0 21600 21600 0 21600 0 0 Z N"/>
        </draw:custom-shape>
        <draw:custom-shape draw:style-name="gr44" draw:text-style-name="P5" xml:id="id43" draw:id="id43" draw:layer="Layout" svg:width="1.4cm" svg:height="1.4cm" svg:x="14.6cm" svg:y="11cm">
          <text:p text:style-name="P16"><text:span text:style-name="T3">R1</text:span></text:p>
          <draw:enhanced-geometry svg:viewBox="0 0 21600 21600" draw:type="rectangle" draw:enhanced-path="M 0 0 L 21600 0 21600 21600 0 21600 0 0 Z N"/>
        </draw:custom-shape>
        <draw:custom-shape draw:style-name="gr44" draw:text-style-name="P5" xml:id="id47" draw:id="id47" draw:layer="Layout" svg:width="1.4cm" svg:height="1.4cm" svg:x="19cm" svg:y="11cm">
          <text:p text:style-name="P16"><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41" draw:start-glue-point="0" draw:end-shape="id42" draw:end-glue-point="2" svg:d="M13300 11000v-501l1130-198v-501" svg:viewBox="0 0 1131 1201">
          <text:p/>
        </draw:connector>
        <draw:connector draw:style-name="gr8" draw:text-style-name="P6" draw:layer="layout" draw:type="lines" svg:x1="14.43cm" svg:y1="9.8cm" svg:x2="15.3cm" svg:y2="11cm" draw:start-shape="id42" draw:start-glue-point="2" draw:end-shape="id43" draw:end-glue-point="0" svg:d="M14430 9800v501l870 198v501" svg:viewBox="0 0 871 1201">
          <text:p/>
        </draw:connector>
        <draw:connector draw:style-name="gr8" draw:text-style-name="P6" draw:layer="layout" draw:type="lines" svg:x1="14.43cm" svg:y1="8.4cm" svg:x2="16.2cm" svg:y2="7cm" draw:start-shape="id42" draw:start-glue-point="0" draw:end-shape="id44" draw:end-glue-point="2" svg:d="M14430 8400v-501l1770-398v-501" svg:viewBox="0 0 1771 1401">
          <text:p/>
        </draw:connector>
        <draw:connector draw:style-name="gr8" draw:text-style-name="P6" draw:layer="layout" draw:type="lines" svg:x1="16.2cm" svg:y1="7cm" svg:x2="18.1cm" svg:y2="8.4cm" draw:start-shape="id44" draw:start-glue-point="2" draw:end-shape="id45" svg:d="M16200 7000v501l1900 398v501" svg:viewBox="0 0 1901 1401">
          <text:p/>
        </draw:connector>
        <draw:connector draw:style-name="gr8" draw:text-style-name="P6" draw:layer="layout" draw:type="lines" svg:x1="18.1cm" svg:y1="9.8cm" svg:x2="17.7cm" svg:y2="11cm" draw:start-shape="id45" draw:start-glue-point="2" draw:end-shape="id46" draw:end-glue-point="0" svg:d="M18100 9800v501l-400 198v501" svg:viewBox="0 0 401 1201">
          <text:p/>
        </draw:connector>
        <draw:custom-shape draw:style-name="gr44" draw:text-style-name="P5" xml:id="id49" draw:id="id49" draw:layer="Layout" svg:width="1.4cm" svg:height="1.4cm" svg:x="19.9cm" svg:y="13.8cm">
          <text:p text:style-name="P16"><text:span text:style-name="T3">CB4</text:span></text:p>
          <draw:enhanced-geometry svg:viewBox="0 0 21600 21600" draw:type="rectangle" draw:enhanced-path="M 0 0 L 21600 0 21600 21600 0 21600 0 0 Z N"/>
        </draw:custom-shape>
        <draw:custom-shape draw:style-name="gr44" draw:text-style-name="P5" xml:id="id48" draw:id="id48" draw:layer="Layout" svg:width="1.4cm" svg:height="1.4cm" svg:x="20.9cm" svg:y="11cm">
          <text:p text:style-name="P16"><text:span text:style-name="T3">S3</text:span></text:p>
          <draw:enhanced-geometry svg:viewBox="0 0 21600 21600" draw:type="rectangle" draw:enhanced-path="M 0 0 L 21600 0 21600 21600 0 21600 0 0 Z N"/>
        </draw:custom-shape>
        <draw:custom-shape draw:style-name="gr44" draw:text-style-name="P5" xml:id="id50" draw:id="id50" draw:layer="Layout" svg:width="1.4cm" svg:height="1.4cm" svg:x="22.1cm" svg:y="13.8cm">
          <text:p text:style-name="P16"><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47" draw:start-glue-point="0" draw:end-shape="id45" draw:end-glue-point="2" svg:d="M19700 11000v-501l-1600-198v-501" svg:viewBox="0 0 1601 1201">
          <text:p/>
        </draw:connector>
        <draw:connector draw:style-name="gr8" draw:text-style-name="P6" draw:layer="layout" draw:type="lines" svg:x1="21.6cm" svg:y1="11cm" svg:x2="18.1cm" svg:y2="9.8cm" draw:start-shape="id48" draw:start-glue-point="0" draw:end-shape="id45" draw:end-glue-point="2" svg:d="M21600 11000v-501l-3500-198v-501" svg:viewBox="0 0 3501 1201">
          <text:p/>
        </draw:connector>
        <draw:connector draw:style-name="gr8" draw:text-style-name="P6" draw:layer="layout" draw:type="lines" svg:x1="21.6cm" svg:y1="12.4cm" svg:x2="20.6cm" svg:y2="13.8cm" draw:start-shape="id48" draw:start-glue-point="2" draw:end-shape="id49" draw:end-glue-point="0" svg:d="M21600 12400v501l-1000 398v501" svg:viewBox="0 0 1001 1401">
          <text:p/>
        </draw:connector>
        <draw:connector draw:style-name="gr8" draw:text-style-name="P6" draw:layer="layout" draw:type="lines" svg:x1="21.6cm" svg:y1="12.4cm" svg:x2="22.8cm" svg:y2="13.8cm" draw:start-shape="id48" draw:start-glue-point="2" draw:end-shape="id50"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24.8cm" svg:height="2.156cm" svg:x="1cm" svg:y="16.153cm">
          <draw:text-box>
            <text:p text:style-name="P7"><text:span text:style-name="T15">Assignment of</text:span><text:span text:style-name="T5"> </text:span><text:span text:style-name="T6">mode</text:span><text:span text:style-name="T5">s implementations to HW components (PE)</text:span></text:p>
            <text:list text:style-name="L1">
              <text:list-item>
                <text:p text:style-name="P7"><text:span text:style-name="T5">mode name is shown after the hash symbol (#)</text:span></text:p>
              </text:list-item>
              <text:list-item>
                <text:p text:style-name="P7"><text:span text:style-name="T5">if no mode show, the first (and mostly the only) mode of the impl is meant</text:span></text:p>
              </text:list-item>
            </text:list>
          </draw:text-box>
        </draw:frame>
        <draw:custom-shape draw:style-name="gr45" draw:text-style-name="P5" xml:id="id51" draw:id="id51" draw:layer="Layout" svg:width="4.8cm" svg:height="1.4cm" svg:x="9.6cm" svg:y="4cm">
          <text:p text:style-name="P16"><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51" draw:start-glue-point="7" draw:end-shape="id44" draw:end-glue-point="0" svg:d="M14400 4700h502l1298 599v501" svg:viewBox="0 0 1801 1101">
          <text:p/>
        </draw:connector>
        <draw:frame presentation:style-name="pr1" draw:layer="layout" svg:width="25.199cm" svg:height="3.506cm" svg:x="1.4cm" svg:y="0.837cm" presentation:class="title">
          <draw:text-box>
            <text:p>Model += Modes</text:p>
          </draw:text-box>
        </draw:frame>
        <draw:connector draw:style-name="gr46" draw:text-style-name="P6" draw:layer="layout" draw:type="curve" svg:x1="6.292cm" svg:y1="6.9cm" svg:x2="8.6cm" svg:y2="7.5cm" draw:start-shape="id52" draw:start-glue-point="10" draw:end-shape="id53" draw:end-glue-point="1" svg:d="M6292 6900c4213 0 3059 600 2308 600" svg:viewBox="0 0 3043 601">
          <text:p/>
        </draw:connector>
        <draw:connector draw:style-name="gr30" draw:text-style-name="P3" draw:layer="layout" svg:x1="6.997cm" svg:y1="4.731cm" svg:x2="5.097cm" svg:y2="9.105cm" draw:start-shape="id54" draw:start-glue-point="5" draw:end-shape="id55" draw:end-glue-point="5" svg:d="M6997 4731h-1900v4374" svg:viewBox="0 0 1901 4375">
          <text:p/>
        </draw:connector>
        <draw:connector draw:style-name="gr30" draw:text-style-name="P3" draw:layer="layout" svg:x1="6.997cm" svg:y1="4.731cm" svg:x2="1.897cm" svg:y2="9.005cm" draw:start-shape="id54" draw:start-glue-point="5" draw:end-shape="id56" draw:end-glue-point="5" svg:d="M6997 4731h-5100v4274" svg:viewBox="0 0 5101 4275">
          <text:p/>
        </draw:connector>
        <draw:custom-shape draw:style-name="gr47" draw:text-style-name="P5" xml:id="id52" draw:id="id52" draw:layer="Layout" svg:width="1.4cm" svg:height="1.4cm" svg:x="4.892cm" svg:y="6.2cm">
          <text:p text:style-name="P16"><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 xml:id="id58" draw:id="id58" draw:layer="Layout" svg:width="1.4cm" svg:height="1.4cm" svg:x="1.692cm" svg:y="6.2cm">
          <text:p text:style-name="P16"><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 xml:id="id55" draw:id="id55" draw:layer="Layout" svg:width="1.4cm" svg:height="1.4cm" svg:x="4.892cm" svg:y="8.9cm">
          <text:p text:style-name="P16"><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 xml:id="id56" draw:id="id56" draw:layer="Layout" svg:width="1.4cm" svg:height="1.4cm" svg:x="1.692cm" svg:y="8.8cm">
          <text:p text:style-name="P16"><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51" draw:text-style-name="P8" xml:id="id53" draw:id="id53" draw:layer="layout" svg:width="3.108cm" svg:height="0.8cm" svg:x="5.492cm" svg:y="7.1cm" draw:corner-radius="0.5cm">
          <text:p text:style-name="P16"><text:span text:style-name="T4">I1.a#fast</text:span></text:p>
        </draw:rect>
        <draw:rect draw:style-name="gr52" draw:text-style-name="P8" xml:id="id57" draw:id="id57" draw:layer="layout" svg:width="1.8cm" svg:height="0.8cm" svg:x="5.492cm" svg:y="7.9cm" draw:corner-radius="0.5cm">
          <text:p text:style-name="P16"><text:span text:style-name="T4">I1.b</text:span></text:p>
        </draw:rect>
        <draw:rect draw:style-name="gr53" draw:text-style-name="P8" xml:id="id60" draw:id="id60" draw:layer="layout" svg:width="1.8cm" svg:height="0.8cm" svg:x="2.292cm" svg:y="7.1cm" draw:corner-radius="0.5cm">
          <text:p text:style-name="P16"><text:span text:style-name="T4">I2.a</text:span></text:p>
        </draw:rect>
        <draw:rect draw:style-name="gr54" draw:text-style-name="P8" draw:layer="layout" svg:width="1.8cm" svg:height="0.8cm" svg:x="2.292cm" svg:y="7.9cm" draw:corner-radius="0.5cm">
          <text:p text:style-name="P16"><text:span text:style-name="T4">I2.b</text:span></text:p>
        </draw:rect>
        <draw:rect draw:style-name="gr55" draw:text-style-name="P8" xml:id="id61" draw:id="id61" draw:layer="layout" svg:width="3.208cm" svg:height="0.8cm" svg:x="5.392cm" svg:y="9.8cm" draw:corner-radius="0.5cm">
          <text:p text:style-name="P16"><text:span text:style-name="T4">I3.a#slow</text:span></text:p>
        </draw:rect>
        <draw:rect draw:style-name="gr56" draw:text-style-name="P8" xml:id="id59" draw:id="id59" draw:layer="layout" svg:width="1.808cm" svg:height="0.8cm" svg:x="5.392cm" svg:y="10.6cm" draw:corner-radius="0.5cm">
          <text:p text:style-name="P16"><text:span text:style-name="T4">I3.b</text:span></text:p>
        </draw:rect>
        <draw:rect draw:style-name="gr57" draw:text-style-name="P8" draw:layer="layout" svg:width="1.8cm" svg:height="0.8cm" svg:x="2.092cm" svg:y="9.7cm" draw:corner-radius="0.5cm">
          <text:p text:style-name="P16"><text:span text:style-name="T4">I4.a</text:span></text:p>
        </draw:rect>
        <draw:rect draw:style-name="gr58" draw:text-style-name="P8" draw:layer="layout" svg:width="1.8cm" svg:height="0.8cm" svg:x="2.092cm" svg:y="10.5cm" draw:corner-radius="0.5cm">
          <text:p text:style-name="P16"><text:span text:style-name="T4">I4.b</text:span></text:p>
        </draw:rect>
        <draw:custom-shape draw:style-name="gr59" draw:text-style-name="P10" xml:id="id54" draw:id="id54" draw:layer="Layout" svg:width="1.4cm" svg:height="1.4cm" svg:x="6.792cm" svg:y="4.526cm">
          <text:p text:style-name="P17"><text:span text:style-name="T10">SW</text:span></text:p>
          <text:p text:style-name="P17"><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87cm" svg:y1="4.731cm" svg:x2="9.792cm" svg:y2="4.7cm" draw:start-shape="id54" draw:start-glue-point="11" svg:d="M7987 4731l1805-31" svg:viewBox="0 0 1806 32">
          <text:p/>
        </draw:connector>
        <draw:connector draw:style-name="gr26" draw:text-style-name="P3" draw:layer="layout" svg:x1="8.6cm" svg:y1="7.5cm" svg:x2="6.292cm" svg:y2="9.6cm" draw:start-shape="id53" draw:start-glue-point="1" draw:end-shape="id55" draw:end-glue-point="10" svg:d="M8600 7500h501v2100h-2809" svg:viewBox="0 0 2810 2101">
          <text:p/>
        </draw:connector>
        <draw:connector draw:style-name="gr40" draw:text-style-name="P3" draw:layer="layout" svg:x1="5.492cm" svg:y1="8.3cm" svg:x2="3.092cm" svg:y2="6.9cm" draw:start-shape="id57" draw:start-glue-point="3" draw:end-shape="id58" draw:end-glue-point="10" svg:d="M5492 8300h-1200v-1400h-1200" svg:viewBox="0 0 2401 1401">
          <text:p/>
        </draw:connector>
        <draw:connector draw:style-name="gr40" draw:text-style-name="P3" draw:layer="layout" svg:x1="5.392cm" svg:y1="11cm" svg:x2="2.887cm" svg:y2="9.005cm" draw:start-shape="id59" draw:start-glue-point="3" draw:end-shape="id56" draw:end-glue-point="11" svg:d="M5392 11000h-1150v-1995h-1355" svg:viewBox="0 0 2506 1996">
          <text:p/>
        </draw:connector>
        <draw:connector draw:style-name="gr30" draw:text-style-name="P3" draw:layer="layout" svg:x1="6.997cm" svg:y1="4.731cm" svg:x2="5.592cm" svg:y2="6.2cm" draw:start-shape="id54" draw:start-glue-point="5" draw:end-shape="id52" draw:end-glue-point="4" svg:d="M6997 4731h-1405v1469" svg:viewBox="0 0 1406 1470">
          <text:p/>
        </draw:connector>
        <draw:connector draw:style-name="gr30" draw:text-style-name="P3" draw:layer="layout" svg:x1="6.997cm" svg:y1="4.731cm" svg:x2="2.392cm" svg:y2="6.2cm" draw:start-shape="id54" draw:start-glue-point="5" draw:end-shape="id58" draw:end-glue-point="4" svg:d="M6997 4731h-4605v1469" svg:viewBox="0 0 4606 1470">
          <text:p/>
        </draw:connector>
        <draw:connector draw:style-name="gr60" draw:text-style-name="P6" draw:layer="layout" draw:type="curve" svg:x1="1.692cm" svg:y1="6.9cm" svg:x2="2.292cm" svg:y2="7.5cm" draw:start-shape="id58" draw:start-glue-point="6" draw:end-shape="id60" draw:end-glue-point="3" svg:d="M1692 6900c-751 0-1051 600 600 600" svg:viewBox="0 0 1205 601">
          <text:p/>
        </draw:connector>
        <draw:connector draw:style-name="gr46" draw:text-style-name="P6" draw:layer="layout" draw:type="curve" svg:x1="4.892cm" svg:y1="9.6cm" svg:x2="5.392cm" svg:y2="10.2cm" draw:start-shape="id55" draw:start-glue-point="6" draw:end-shape="id61" draw:end-glue-point="3" svg:d="M4892 9600c-751 0-1001 600 500 600" svg:viewBox="0 0 1098 601">
          <text:p/>
        </draw:connector>
        <draw:line draw:style-name="gr61" draw:text-style-name="P6" draw:layer="layout" svg:x1="8.4cm" svg:y1="7.533cm" svg:x2="12.952cm" svg:y2="11.433cm">
          <text:p/>
        </draw:line>
        <draw:polyline draw:style-name="gr62" draw:text-style-name="P6" draw:layer="layout" svg:width="14.054cm" svg:height="10.258cm" draw:transform="skewX (-2.69460764559624E-017) rotate (0.274191225488309) translate (3.64470708902648cm 8.36317888382487cm)" svg:viewBox="0 0 14055 10259" draw:points="111,0 0,6305 14055,10259">
          <text:p/>
        </draw:polyline>
        <draw:line draw:style-name="gr62" draw:text-style-name="P6" draw:layer="layout" svg:x1="8.4cm" svg:y1="10.233cm" svg:x2="12.924cm" svg:y2="11.392cm">
          <text:p/>
        </draw:line>
        <draw:connector draw:style-name="gr63" draw:text-style-name="P3" draw:layer="layout" svg:x1="7.292cm" svg:y1="8.3cm" svg:x2="9.089cm" svg:y2="8.305cm" draw:start-shape="id57" draw:start-glue-point="1" svg:d="M7292 8300h1149v5h648" svg:viewBox="0 0 1798 6">
          <text:p/>
        </draw:connector>
        <presentation:notes draw:style-name="dp2">
          <office:forms form:automatic-focus="false" form:apply-design-mode="false"/>
          <draw:page-thumbnail draw:style-name="gr5" draw:layer="layout" svg:width="14.848cm" svg:height="11.135cm" svg:x="3.075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office:forms form:automatic-focus="false" form:apply-design-mode="false"/>
        <draw:custom-shape draw:style-name="gr7" draw:text-style-name="P5" xml:id="id65" draw:id="id65"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63" draw:id="id63"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66" draw:id="id66"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62" draw:id="id62"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67" draw:id="id67"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64" draw:id="id64"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68" draw:id="id68"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62" draw:start-glue-point="0" draw:end-shape="id63" draw:end-glue-point="2" svg:d="M13300 11000v-501l1130-198v-501" svg:viewBox="0 0 1131 1201">
          <text:p/>
        </draw:connector>
        <draw:connector draw:style-name="gr8" draw:text-style-name="P6" draw:layer="layout" draw:type="lines" svg:x1="14.43cm" svg:y1="9.8cm" svg:x2="15.3cm" svg:y2="11cm" draw:start-shape="id63" draw:start-glue-point="2" draw:end-shape="id64" draw:end-glue-point="0" svg:d="M14430 9800v501l870 198v501" svg:viewBox="0 0 871 1201">
          <text:p/>
        </draw:connector>
        <draw:connector draw:style-name="gr8" draw:text-style-name="P6" draw:layer="layout" draw:type="lines" svg:x1="14.43cm" svg:y1="8.4cm" svg:x2="16.2cm" svg:y2="7cm" draw:start-shape="id63" draw:start-glue-point="0" draw:end-shape="id65" draw:end-glue-point="2" svg:d="M14430 8400v-501l1770-398v-501" svg:viewBox="0 0 1771 1401">
          <text:p/>
        </draw:connector>
        <draw:connector draw:style-name="gr8" draw:text-style-name="P6" draw:layer="layout" draw:type="lines" svg:x1="16.2cm" svg:y1="7cm" svg:x2="18.1cm" svg:y2="8.4cm" draw:start-shape="id65" draw:start-glue-point="2" draw:end-shape="id66" svg:d="M16200 7000v501l1900 398v501" svg:viewBox="0 0 1901 1401">
          <text:p/>
        </draw:connector>
        <draw:connector draw:style-name="gr8" draw:text-style-name="P6" draw:layer="layout" draw:type="lines" svg:x1="18.1cm" svg:y1="9.8cm" svg:x2="17.7cm" svg:y2="11cm" draw:start-shape="id66" draw:start-glue-point="2" draw:end-shape="id67" draw:end-glue-point="0" svg:d="M18100 9800v501l-400 198v501" svg:viewBox="0 0 401 1201">
          <text:p/>
        </draw:connector>
        <draw:custom-shape draw:style-name="gr7" draw:text-style-name="P5" xml:id="id70" draw:id="id70"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69" draw:id="id69"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71" draw:id="id71"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68" draw:start-glue-point="0" draw:end-shape="id66" draw:end-glue-point="2" svg:d="M19700 11000v-501l-1600-198v-501" svg:viewBox="0 0 1601 1201">
          <text:p/>
        </draw:connector>
        <draw:connector draw:style-name="gr8" draw:text-style-name="P6" draw:layer="layout" draw:type="lines" svg:x1="21.6cm" svg:y1="11cm" svg:x2="18.1cm" svg:y2="9.8cm" draw:start-shape="id69" draw:start-glue-point="0" draw:end-shape="id66" draw:end-glue-point="2" svg:d="M21600 11000v-501l-3500-198v-501" svg:viewBox="0 0 3501 1201">
          <text:p/>
        </draw:connector>
        <draw:connector draw:style-name="gr8" draw:text-style-name="P6" draw:layer="layout" draw:type="lines" svg:x1="21.6cm" svg:y1="12.4cm" svg:x2="20.6cm" svg:y2="13.8cm" draw:start-shape="id69" draw:start-glue-point="2" draw:end-shape="id70" draw:end-glue-point="0" svg:d="M21600 12400v501l-1000 398v501" svg:viewBox="0 0 1001 1401">
          <text:p/>
        </draw:connector>
        <draw:connector draw:style-name="gr8" draw:text-style-name="P6" draw:layer="layout" draw:type="lines" svg:x1="21.6cm" svg:y1="12.4cm" svg:x2="22.8cm" svg:y2="13.8cm" draw:start-shape="id69" draw:start-glue-point="2" draw:end-shape="id71"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24.8cm" svg:height="3.426cm" svg:x="1cm" svg:y="16.153cm">
          <draw:text-box>
            <text:p><text:span text:style-name="T6">Request</text:span><text:span text:style-name="T5"> keeps information on</text:span></text:p>
            <text:list text:style-name="L1">
              <text:list-item>
                <text:p><text:span text:style-name="T5">concrete values of </text:span><text:span text:style-name="T6">metaparameter</text:span><text:span text:style-name="T5">s (</text:span><text:span text:style-name="T7">list size, video resolution, particle count, …</text:span><text:span text:style-name="T5">)</text:span></text:p>
              </text:list-item>
              <text:list-item>
                <text:p><text:span text:style-name="T6">constraints</text:span><text:span text:style-name="T5"> on properties of called component (</text:span><text:span text:style-name="T7">response time max 400ms, precision min 0.4, …</text:span><text:span text:style-name="T5">) [optional]</text:span></text:p>
              </text:list-item>
              <text:list-item>
                <text:p><text:span text:style-name="T6">objective</text:span><text:span text:style-name="T5"> (</text:span><text:span text:style-name="T7">minimize energy, maximize precision, …</text:span><text:span text:style-name="T5">) [optional, energy is default]</text:span></text:p>
              </text:list-item>
            </text:list>
          </draw:text-box>
        </draw:frame>
        <draw:custom-shape draw:style-name="gr23" draw:text-style-name="P5" xml:id="id72" draw:id="id72"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72" draw:start-glue-point="7" draw:end-shape="id65"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64" draw:text-style-name="P18" xml:id="id73" draw:id="id73"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4" draw:text-style-name="P18" xml:id="id74" draw:id="id74"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65" draw:text-style-name="P6" draw:layer="layout" svg:x1="20.001cm" svg:y1="5.399cm" svg:x2="20.6cm" svg:y2="6.4cm" draw:start-shape="id73" draw:start-glue-point="10" draw:end-shape="id74" draw:end-glue-point="3" svg:d="M20001 5399v1001h599" svg:viewBox="0 0 600 1002">
          <text:p/>
        </draw:connector>
        <draw:custom-shape draw:style-name="gr64" draw:text-style-name="P18" xml:id="id75" draw:id="id75"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65" draw:text-style-name="P6" draw:layer="layout" svg:x1="20.001cm" svg:y1="5.399cm" svg:x2="20.6cm" svg:y2="7.8cm" draw:start-shape="id73" draw:start-glue-point="10" draw:end-shape="id75" draw:end-glue-point="3" svg:d="M20001 5399v2401h599" svg:viewBox="0 0 600 2402">
          <text:p/>
        </draw:connector>
        <draw:custom-shape draw:style-name="gr64" draw:text-style-name="P18" xml:id="id76" draw:id="id76"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65" draw:text-style-name="P6" draw:layer="layout" svg:x1="20.001cm" svg:y1="5.399cm" svg:x2="20.6cm" svg:y2="8.8cm" draw:start-shape="id73" draw:start-glue-point="10" draw:end-shape="id76" draw:end-glue-point="3" svg:d="M20001 5399v3401h599" svg:viewBox="0 0 600 3402">
          <text:p/>
        </draw:connector>
        <draw:connector draw:style-name="gr8" draw:text-style-name="P6" draw:layer="layout" draw:type="lines" svg:x1="12cm" svg:y1="4cm" svg:x2="21.3cm" svg:y2="4.343cm" draw:start-shape="id72" draw:start-glue-point="4" draw:end-shape="id73" draw:end-glue-point="5" svg:d="M12000 4000v-501l9300 342v502" svg:viewBox="0 0 9301 845">
          <text:p/>
        </draw:connector>
        <draw:frame draw:style-name="gr2" draw:text-style-name="P19" draw:layer="layout" svg:width="0.82cm" svg:height="0.886cm" svg:x="20.073cm" svg:y="7.2cm">
          <draw:text-box>
            <text:p><text:span text:style-name="T17">*</text:span></text:p>
          </draw:text-box>
        </draw:frame>
        <draw:frame draw:style-name="gr2" draw:text-style-name="P19" draw:layer="layout" svg:width="0.82cm" svg:height="0.886cm" svg:x="20.073cm" svg:y="5.8cm">
          <draw:text-box>
            <text:p><text:span text:style-name="T17">*</text:span></text:p>
          </draw:text-box>
        </draw:frame>
        <draw:g>
          <draw:custom-shape draw:style-name="gr3" draw:text-style-name="P2"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2.165cm" svg:y="18.544cm" draw:kind="section" draw:start-angle="21.05" draw:end-angle="82.31">
            <text:p/>
          </draw:circle>
        </draw:g>
        <draw:connector draw:style-name="gr30" draw:text-style-name="P3" draw:layer="layout" svg:x1="6.989cm" svg:y1="4.731cm" svg:x2="5.089cm" svg:y2="9.105cm" draw:start-shape="id77" draw:start-glue-point="5" draw:end-shape="id78" draw:end-glue-point="5" svg:d="M6989 4731h-1900v4374" svg:viewBox="0 0 1901 4375">
          <text:p/>
        </draw:connector>
        <draw:connector draw:style-name="gr30" draw:text-style-name="P3" draw:layer="layout" svg:x1="6.989cm" svg:y1="4.731cm" svg:x2="1.889cm" svg:y2="9.005cm" draw:start-shape="id77" draw:start-glue-point="5" draw:end-shape="id79" draw:end-glue-point="5" svg:d="M6989 4731h-5100v4274" svg:viewBox="0 0 5101 4275">
          <text:p/>
        </draw:connector>
        <draw:custom-shape draw:style-name="gr9" draw:text-style-name="P5" xml:id="id84" draw:id="id84" draw:layer="layout" svg:width="1.4cm" svg:height="1.4cm" svg:x="4.884cm" svg:y="6.2cm">
          <text:p text:style-name="P16"><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82" draw:id="id82" draw:layer="layout" svg:width="1.4cm" svg:height="1.4cm" svg:x="1.684cm" svg:y="6.2cm">
          <text:p text:style-name="P16"><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78" draw:id="id78" draw:layer="layout" svg:width="1.4cm" svg:height="1.4cm" svg:x="4.884cm" svg:y="8.9cm">
          <text:p text:style-name="P16"><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79" draw:id="id79" draw:layer="layout" svg:width="1.4cm" svg:height="1.4cm" svg:x="1.684cm" svg:y="8.8cm">
          <text:p text:style-name="P16"><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66" draw:text-style-name="P8" xml:id="id80" draw:id="id80" draw:layer="layout" svg:width="3.108cm" svg:height="0.8cm" svg:x="5.484cm" svg:y="7.1cm" draw:corner-radius="0.5cm">
          <text:p text:style-name="P16"><text:span text:style-name="T4">I1.a#fast</text:span></text:p>
        </draw:rect>
        <draw:rect draw:style-name="gr67" draw:text-style-name="P8" xml:id="id81" draw:id="id81" draw:layer="layout" svg:width="1.8cm" svg:height="0.8cm" svg:x="5.484cm" svg:y="7.9cm" draw:corner-radius="0.5cm">
          <text:p text:style-name="P16"><text:span text:style-name="T4">I1.b</text:span></text:p>
        </draw:rect>
        <draw:rect draw:style-name="gr68" draw:text-style-name="P8" draw:layer="layout" svg:width="1.8cm" svg:height="0.8cm" svg:x="2.284cm" svg:y="7.1cm" draw:corner-radius="0.5cm">
          <text:p text:style-name="P16"><text:span text:style-name="T4">I2.a</text:span></text:p>
        </draw:rect>
        <draw:rect draw:style-name="gr69" draw:text-style-name="P8" draw:layer="layout" svg:width="1.8cm" svg:height="0.8cm" svg:x="2.284cm" svg:y="7.9cm" draw:corner-radius="0.5cm">
          <text:p text:style-name="P16"><text:span text:style-name="T4">I2.b</text:span></text:p>
        </draw:rect>
        <draw:rect draw:style-name="gr70" draw:text-style-name="P8" xml:id="id85" draw:id="id85" draw:layer="layout" svg:width="3.208cm" svg:height="0.8cm" svg:x="5.384cm" svg:y="9.8cm" draw:corner-radius="0.5cm">
          <text:p text:style-name="P16"><text:span text:style-name="T4">I3.a#slow</text:span></text:p>
        </draw:rect>
        <draw:rect draw:style-name="gr71" draw:text-style-name="P8" xml:id="id83" draw:id="id83" draw:layer="layout" svg:width="1.808cm" svg:height="0.8cm" svg:x="5.384cm" svg:y="10.6cm" draw:corner-radius="0.5cm">
          <text:p text:style-name="P16"><text:span text:style-name="T4">I3.b</text:span></text:p>
        </draw:rect>
        <draw:rect draw:style-name="gr72" draw:text-style-name="P8" draw:layer="layout" svg:width="1.8cm" svg:height="0.8cm" svg:x="2.084cm" svg:y="9.7cm" draw:corner-radius="0.5cm">
          <text:p text:style-name="P16"><text:span text:style-name="T4">I4.a</text:span></text:p>
        </draw:rect>
        <draw:rect draw:style-name="gr73" draw:text-style-name="P8" draw:layer="layout" svg:width="1.8cm" svg:height="0.8cm" svg:x="2.084cm" svg:y="10.5cm" draw:corner-radius="0.5cm">
          <text:p text:style-name="P16"><text:span text:style-name="T4">I4.b</text:span></text:p>
        </draw:rect>
        <draw:custom-shape draw:style-name="gr25" draw:text-style-name="P10" xml:id="id77" draw:id="id77" draw:layer="layout" svg:width="1.4cm" svg:height="1.4cm" svg:x="6.784cm" svg:y="4.526cm">
          <text:p text:style-name="P17"><text:span text:style-name="T10">SW</text:span></text:p>
          <text:p text:style-name="P17"><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79cm" svg:y1="4.731cm" svg:x2="9.6cm" svg:y2="4.7cm" draw:start-shape="id77" draw:start-glue-point="11" draw:end-shape="id72" draw:end-glue-point="5" svg:d="M7979 4731l1621-31" svg:viewBox="0 0 1622 32">
          <text:p/>
        </draw:connector>
        <draw:connector draw:style-name="gr40" draw:text-style-name="P3" draw:layer="layout" svg:x1="8.592cm" svg:y1="7.5cm" svg:x2="6.284cm" svg:y2="9.6cm" draw:start-shape="id80" draw:start-glue-point="1" draw:end-shape="id78" draw:end-glue-point="10" svg:d="M8592 7500h501v2100h-2809" svg:viewBox="0 0 2810 2101">
          <text:p/>
        </draw:connector>
        <draw:connector draw:style-name="gr40" draw:text-style-name="P3" draw:layer="layout" svg:x1="5.484cm" svg:y1="8.3cm" svg:x2="3.084cm" svg:y2="6.9cm" draw:start-shape="id81" draw:start-glue-point="3" draw:end-shape="id82" draw:end-glue-point="10" svg:d="M5484 8300h-1200v-1400h-1200" svg:viewBox="0 0 2401 1401">
          <text:p/>
        </draw:connector>
        <draw:connector draw:style-name="gr40" draw:text-style-name="P3" draw:layer="layout" svg:x1="5.384cm" svg:y1="11cm" svg:x2="2.879cm" svg:y2="9.005cm" draw:start-shape="id83" draw:start-glue-point="3" draw:end-shape="id79" draw:end-glue-point="11" svg:d="M5384 11000h-1150v-1995h-1355" svg:viewBox="0 0 2506 1996">
          <text:p/>
        </draw:connector>
        <draw:connector draw:style-name="gr30" draw:text-style-name="P3" draw:layer="layout" svg:x1="6.989cm" svg:y1="4.731cm" svg:x2="5.584cm" svg:y2="6.2cm" draw:start-shape="id77" draw:start-glue-point="5" draw:end-shape="id84" draw:end-glue-point="4" svg:d="M6989 4731h-1405v1469" svg:viewBox="0 0 1406 1470">
          <text:p/>
        </draw:connector>
        <draw:connector draw:style-name="gr30" draw:text-style-name="P3" draw:layer="layout" svg:x1="6.989cm" svg:y1="4.731cm" svg:x2="2.384cm" svg:y2="6.2cm" draw:start-shape="id77" draw:start-glue-point="5" draw:end-shape="id82" draw:end-glue-point="4" svg:d="M6989 4731h-4605v1469" svg:viewBox="0 0 4606 1470">
          <text:p/>
        </draw:connector>
        <draw:connector draw:style-name="gr60" draw:text-style-name="P6" draw:layer="layout" draw:type="curve" svg:x1="4.884cm" svg:y1="9.6cm" svg:x2="5.384cm" svg:y2="10.2cm" draw:start-shape="id78" draw:start-glue-point="6" draw:end-shape="id85" draw:end-glue-point="3" svg:d="M4884 9600c-751 0-1001 600 500 600" svg:viewBox="0 0 1098 601">
          <text:p/>
        </draw:connector>
        <draw:connector draw:style-name="gr63" draw:text-style-name="P3" draw:layer="layout" svg:x1="7.284cm" svg:y1="8.3cm" svg:x2="9.081cm" svg:y2="8.305cm" draw:start-shape="id81" draw:start-glue-point="1" svg:d="M7284 8300h1149v5h648" svg:viewBox="0 0 1798 6">
          <text:p/>
        </draw:connector>
        <presentation:notes draw:style-name="dp2">
          <draw:page-thumbnail draw:style-name="gr5" draw:layer="layout" svg:width="14.848cm" svg:height="11.135cm" svg:x="3.075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office:forms form:automatic-focus="false" form:apply-design-mode="false"/>
        <draw:custom-shape draw:style-name="gr7" draw:text-style-name="P5" xml:id="id89" draw:id="id89"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87" draw:id="id87"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90" draw:id="id90"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86" draw:id="id86"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91" draw:id="id91"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88" draw:id="id88"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92" draw:id="id92"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86" draw:start-glue-point="0" draw:end-shape="id87" draw:end-glue-point="2" svg:d="M13300 11000v-501l1130-198v-501" svg:viewBox="0 0 1131 1201">
          <text:p/>
        </draw:connector>
        <draw:connector draw:style-name="gr8" draw:text-style-name="P6" draw:layer="layout" draw:type="lines" svg:x1="14.43cm" svg:y1="9.8cm" svg:x2="15.3cm" svg:y2="11cm" draw:start-shape="id87" draw:start-glue-point="2" draw:end-shape="id88" draw:end-glue-point="0" svg:d="M14430 9800v501l870 198v501" svg:viewBox="0 0 871 1201">
          <text:p/>
        </draw:connector>
        <draw:connector draw:style-name="gr8" draw:text-style-name="P6" draw:layer="layout" draw:type="lines" svg:x1="14.43cm" svg:y1="8.4cm" svg:x2="16.2cm" svg:y2="7cm" draw:start-shape="id87" draw:start-glue-point="0" draw:end-shape="id89" draw:end-glue-point="2" svg:d="M14430 8400v-501l1770-398v-501" svg:viewBox="0 0 1771 1401">
          <text:p/>
        </draw:connector>
        <draw:connector draw:style-name="gr8" draw:text-style-name="P6" draw:layer="layout" draw:type="lines" svg:x1="16.2cm" svg:y1="7cm" svg:x2="18.1cm" svg:y2="8.4cm" draw:start-shape="id89" draw:start-glue-point="2" draw:end-shape="id90" svg:d="M16200 7000v501l1900 398v501" svg:viewBox="0 0 1901 1401">
          <text:p/>
        </draw:connector>
        <draw:connector draw:style-name="gr8" draw:text-style-name="P6" draw:layer="layout" draw:type="lines" svg:x1="18.1cm" svg:y1="9.8cm" svg:x2="17.7cm" svg:y2="11cm" draw:start-shape="id90" draw:start-glue-point="2" draw:end-shape="id91" draw:end-glue-point="0" svg:d="M18100 9800v501l-400 198v501" svg:viewBox="0 0 401 1201">
          <text:p/>
        </draw:connector>
        <draw:custom-shape draw:style-name="gr7" draw:text-style-name="P5" xml:id="id94" draw:id="id94"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93" draw:id="id93"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95" draw:id="id95"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92" draw:start-glue-point="0" draw:end-shape="id90" draw:end-glue-point="2" svg:d="M19700 11000v-501l-1600-198v-501" svg:viewBox="0 0 1601 1201">
          <text:p/>
        </draw:connector>
        <draw:connector draw:style-name="gr8" draw:text-style-name="P6" draw:layer="layout" draw:type="lines" svg:x1="21.6cm" svg:y1="11cm" svg:x2="18.1cm" svg:y2="9.8cm" draw:start-shape="id93" draw:start-glue-point="0" draw:end-shape="id90" draw:end-glue-point="2" svg:d="M21600 11000v-501l-3500-198v-501" svg:viewBox="0 0 3501 1201">
          <text:p/>
        </draw:connector>
        <draw:connector draw:style-name="gr8" draw:text-style-name="P6" draw:layer="layout" draw:type="lines" svg:x1="21.6cm" svg:y1="12.4cm" svg:x2="20.6cm" svg:y2="13.8cm" draw:start-shape="id93" draw:start-glue-point="2" draw:end-shape="id94" draw:end-glue-point="0" svg:d="M21600 12400v501l-1000 398v501" svg:viewBox="0 0 1001 1401">
          <text:p/>
        </draw:connector>
        <draw:connector draw:style-name="gr8" draw:text-style-name="P6" draw:layer="layout" draw:type="lines" svg:x1="21.6cm" svg:y1="12.4cm" svg:x2="22.8cm" svg:y2="13.8cm" draw:start-shape="id93" draw:start-glue-point="2" draw:end-shape="id95"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14.2cm" svg:height="4.061cm" svg:x="12.2cm" svg:y="15.553cm">
          <draw:text-box>
            <text:p><text:span text:style-name="T5">Modes containt a set of clauses</text:span></text:p>
            <text:list text:style-name="L1">
              <text:list-item>
                <text:p><text:span text:style-name="T5">either requirement or provision, both dependent on metaparameter and target</text:span></text:p>
              </text:list-item>
              <text:list-item>
                <text:p><text:span text:style-name="T5">if hardware-related clause, target is ResourceType</text:span></text:p>
              </text:list-item>
            </text:list>
            <text:p><text:span text:style-name="T5">Resources have a set of provision clauses, i.e. their current state</text:span></text:p>
          </draw:text-box>
        </draw:frame>
        <draw:custom-shape draw:style-name="gr23" draw:text-style-name="P5" xml:id="id96" draw:id="id9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96" draw:start-glue-point="7" draw:end-shape="id89" draw:end-glue-point="0" svg:d="M14400 4700h502l1298 599v501" svg:viewBox="0 0 1801 1101">
          <text:p/>
        </draw:connector>
        <draw:frame presentation:style-name="pr1" draw:layer="layout" svg:width="25.199cm" svg:height="3.506cm" svg:x="1.4cm" svg:y="0.837cm" presentation:class="title">
          <draw:text-box>
            <text:p>Model += Contract-Clauses</text:p>
          </draw:text-box>
        </draw:frame>
        <draw:custom-shape draw:style-name="gr64" draw:text-style-name="P18" xml:id="id97" draw:id="id97"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4" draw:text-style-name="P18" xml:id="id98" draw:id="id98"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65" draw:text-style-name="P6" draw:layer="layout" svg:x1="20.001cm" svg:y1="5.399cm" svg:x2="20.6cm" svg:y2="6.4cm" draw:start-shape="id97" draw:start-glue-point="10" draw:end-shape="id98" draw:end-glue-point="3" svg:d="M20001 5399v1001h599" svg:viewBox="0 0 600 1002">
          <text:p/>
        </draw:connector>
        <draw:custom-shape draw:style-name="gr64" draw:text-style-name="P18" xml:id="id99" draw:id="id99"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65" draw:text-style-name="P6" draw:layer="layout" svg:x1="20.001cm" svg:y1="5.399cm" svg:x2="20.6cm" svg:y2="7.8cm" draw:start-shape="id97" draw:start-glue-point="10" draw:end-shape="id99" draw:end-glue-point="3" svg:d="M20001 5399v2401h599" svg:viewBox="0 0 600 2402">
          <text:p/>
        </draw:connector>
        <draw:custom-shape draw:style-name="gr64" draw:text-style-name="P18" xml:id="id100" draw:id="id100"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65" draw:text-style-name="P6" draw:layer="layout" svg:x1="20.001cm" svg:y1="5.399cm" svg:x2="20.6cm" svg:y2="8.8cm" draw:start-shape="id97" draw:start-glue-point="10" draw:end-shape="id100" draw:end-glue-point="3" svg:d="M20001 5399v3401h599" svg:viewBox="0 0 600 3402">
          <text:p/>
        </draw:connector>
        <draw:frame draw:style-name="gr2" draw:text-style-name="P19" draw:layer="layout" svg:width="0.82cm" svg:height="0.886cm" svg:x="20.073cm" svg:y="7.2cm">
          <draw:text-box>
            <text:p><text:span text:style-name="T17">*</text:span></text:p>
          </draw:text-box>
        </draw:frame>
        <draw:frame draw:style-name="gr2" draw:text-style-name="P19"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96" draw:start-glue-point="4" draw:end-shape="id97" draw:end-glue-point="5" svg:d="M12000 4000v-501l9300 342v502" svg:viewBox="0 0 9301 845">
          <text:p/>
        </draw:connector>
        <draw:custom-shape draw:style-name="gr74" draw:text-style-name="P2" draw:layer="layout" svg:width="10cm" svg:height="4.8cm" svg:x="0.6cm" svg:y="15.2cm">
          <text:p text:style-name="P2">I1.a#fast (</text:p>
          <text:p text:style-name="P2"><text:s/>requires C2 { <text:span text:style-name="T18">p2 min 3</text:span> }</text:p>
          <text:p text:style-name="P2"><text:s/>requires C3 { p3 min 5 }</text:p>
          <text:p text:style-name="P2"><text:s/>requires PE { cpu-load max 0.5</text:p>
          <text:p text:style-name="P2"><text:s text:c="3"/>ram-free min 1.2*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8" xml:id="id101" draw:id="id101" draw:layer="layout" svg:width="3.8cm" svg:height="0.8cm" svg:x="14cm" svg:y="12.8cm">
          <text:p text:style-name="P3"><text:span text:style-name="T4">ProvClause</text:span></text:p>
          <draw:enhanced-geometry svg:viewBox="0 0 21600 21600" draw:type="rectangle" draw:enhanced-path="M 0 0 L 21600 0 21600 21600 0 21600 0 0 Z N"/>
        </draw:custom-shape>
        <draw:connector draw:style-name="gr76" draw:text-style-name="P6" draw:layer="layout" svg:x1="13.3cm" svg:y1="12.4cm" svg:x2="14cm" svg:y2="13.2cm" draw:start-shape="id86" draw:start-glue-point="2" draw:end-shape="id101" draw:end-glue-point="3" svg:d="M13300 12400v800h700" svg:viewBox="0 0 701 801">
          <text:p/>
        </draw:connector>
        <draw:frame draw:style-name="gr2" draw:text-style-name="P20" draw:layer="layout" svg:width="0.82cm" svg:height="0.886cm" svg:x="13.448cm" svg:y="12.665cm">
          <draw:text-box>
            <text:p><text:span text:style-name="T19">*</text:span></text:p>
          </draw:text-box>
        </draw:frame>
        <draw:connector draw:style-name="gr30" draw:text-style-name="P3" draw:layer="layout" svg:x1="6.989cm" svg:y1="4.731cm" svg:x2="5.089cm" svg:y2="9.105cm" draw:start-shape="id102" draw:start-glue-point="5" draw:end-shape="id103" draw:end-glue-point="5" svg:d="M6989 4731h-1900v4374" svg:viewBox="0 0 1901 4375">
          <text:p/>
        </draw:connector>
        <draw:connector draw:style-name="gr30" draw:text-style-name="P3" draw:layer="layout" svg:x1="6.989cm" svg:y1="4.731cm" svg:x2="1.889cm" svg:y2="9.005cm" draw:start-shape="id102" draw:start-glue-point="5" draw:end-shape="id104" draw:end-glue-point="5" svg:d="M6989 4731h-5100v4274" svg:viewBox="0 0 5101 4275">
          <text:p/>
        </draw:connector>
        <draw:custom-shape draw:style-name="gr9" draw:text-style-name="P5" xml:id="id109" draw:id="id109" draw:layer="layout" svg:width="1.4cm" svg:height="1.4cm" svg:x="4.884cm" svg:y="6.2cm">
          <text:p text:style-name="P16"><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07" draw:id="id107" draw:layer="layout" svg:width="1.4cm" svg:height="1.4cm" svg:x="1.684cm" svg:y="6.2cm">
          <text:p text:style-name="P16"><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03" draw:id="id103" draw:layer="layout" svg:width="1.4cm" svg:height="1.4cm" svg:x="4.884cm" svg:y="8.9cm">
          <text:p text:style-name="P16"><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104" draw:id="id104" draw:layer="layout" svg:width="1.4cm" svg:height="1.4cm" svg:x="1.684cm" svg:y="8.8cm">
          <text:p text:style-name="P16"><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77" draw:text-style-name="P8" xml:id="id105" draw:id="id105" draw:layer="layout" svg:width="3.108cm" svg:height="0.8cm" svg:x="5.484cm" svg:y="7.1cm" draw:corner-radius="0.5cm">
          <text:p text:style-name="P16"><text:span text:style-name="T4">I1.a#fast</text:span></text:p>
        </draw:rect>
        <draw:rect draw:style-name="gr78" draw:text-style-name="P8" xml:id="id106" draw:id="id106" draw:layer="layout" svg:width="1.8cm" svg:height="0.8cm" svg:x="5.484cm" svg:y="7.9cm" draw:corner-radius="0.5cm">
          <text:p text:style-name="P16"><text:span text:style-name="T4">I1.b</text:span></text:p>
        </draw:rect>
        <draw:rect draw:style-name="gr79" draw:text-style-name="P8" draw:layer="layout" svg:width="1.8cm" svg:height="0.8cm" svg:x="2.284cm" svg:y="7.1cm" draw:corner-radius="0.5cm">
          <text:p text:style-name="P16"><text:span text:style-name="T4">I2.a</text:span></text:p>
        </draw:rect>
        <draw:rect draw:style-name="gr80" draw:text-style-name="P8" draw:layer="layout" svg:width="1.8cm" svg:height="0.8cm" svg:x="2.284cm" svg:y="7.9cm" draw:corner-radius="0.5cm">
          <text:p text:style-name="P16"><text:span text:style-name="T4">I2.b</text:span></text:p>
        </draw:rect>
        <draw:rect draw:style-name="gr81" draw:text-style-name="P8" draw:layer="layout" svg:width="3.208cm" svg:height="0.8cm" svg:x="5.384cm" svg:y="9.8cm" draw:corner-radius="0.5cm">
          <text:p text:style-name="P16"><text:span text:style-name="T4">I3.a#slow</text:span></text:p>
        </draw:rect>
        <draw:rect draw:style-name="gr82" draw:text-style-name="P8" xml:id="id108" draw:id="id108" draw:layer="layout" svg:width="1.808cm" svg:height="0.8cm" svg:x="5.384cm" svg:y="10.6cm" draw:corner-radius="0.5cm">
          <text:p text:style-name="P16"><text:span text:style-name="T4">I3.b</text:span></text:p>
        </draw:rect>
        <draw:rect draw:style-name="gr83" draw:text-style-name="P8" draw:layer="layout" svg:width="1.8cm" svg:height="0.8cm" svg:x="2.084cm" svg:y="9.7cm" draw:corner-radius="0.5cm">
          <text:p text:style-name="P16"><text:span text:style-name="T4">I4.a</text:span></text:p>
        </draw:rect>
        <draw:rect draw:style-name="gr84" draw:text-style-name="P8" draw:layer="layout" svg:width="1.8cm" svg:height="0.8cm" svg:x="2.084cm" svg:y="10.5cm" draw:corner-radius="0.5cm">
          <text:p text:style-name="P16"><text:span text:style-name="T4">I4.b</text:span></text:p>
        </draw:rect>
        <draw:custom-shape draw:style-name="gr25" draw:text-style-name="P10" xml:id="id102" draw:id="id102" draw:layer="layout" svg:width="1.4cm" svg:height="1.4cm" svg:x="6.784cm" svg:y="4.526cm">
          <text:p text:style-name="P17"><text:span text:style-name="T10">SW</text:span></text:p>
          <text:p text:style-name="P17"><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79cm" svg:y1="4.731cm" svg:x2="9.784cm" svg:y2="4.7cm" draw:start-shape="id102" draw:start-glue-point="11" svg:d="M7979 4731l1805-31" svg:viewBox="0 0 1806 32">
          <text:p/>
        </draw:connector>
        <draw:connector draw:style-name="gr40" draw:text-style-name="P3" draw:layer="layout" svg:x1="8.592cm" svg:y1="7.5cm" svg:x2="6.284cm" svg:y2="9.6cm" draw:start-shape="id105" draw:start-glue-point="1" draw:end-shape="id103" draw:end-glue-point="10" svg:d="M8592 7500h501v2100h-2809" svg:viewBox="0 0 2810 2101">
          <text:p/>
        </draw:connector>
        <draw:connector draw:style-name="gr40" draw:text-style-name="P3" draw:layer="layout" svg:x1="5.484cm" svg:y1="8.3cm" svg:x2="3.084cm" svg:y2="6.9cm" draw:start-shape="id106" draw:start-glue-point="3" draw:end-shape="id107" draw:end-glue-point="10" svg:d="M5484 8300h-1200v-1400h-1200" svg:viewBox="0 0 2401 1401">
          <text:p/>
        </draw:connector>
        <draw:connector draw:style-name="gr40" draw:text-style-name="P3" draw:layer="layout" svg:x1="5.384cm" svg:y1="11cm" svg:x2="2.879cm" svg:y2="9.005cm" draw:start-shape="id108" draw:start-glue-point="3" draw:end-shape="id104" draw:end-glue-point="11" svg:d="M5384 11000h-1150v-1995h-1355" svg:viewBox="0 0 2506 1996">
          <text:p/>
        </draw:connector>
        <draw:connector draw:style-name="gr30" draw:text-style-name="P3" draw:layer="layout" svg:x1="6.989cm" svg:y1="4.731cm" svg:x2="5.584cm" svg:y2="6.2cm" draw:start-shape="id102" draw:start-glue-point="5" draw:end-shape="id109" draw:end-glue-point="4" svg:d="M6989 4731h-1405v1469" svg:viewBox="0 0 1406 1470">
          <text:p/>
        </draw:connector>
        <draw:connector draw:style-name="gr30" draw:text-style-name="P3" draw:layer="layout" svg:x1="6.989cm" svg:y1="4.731cm" svg:x2="2.384cm" svg:y2="6.2cm" draw:start-shape="id102" draw:start-glue-point="5" draw:end-shape="id107" draw:end-glue-point="4" svg:d="M6989 4731h-4605v1469" svg:viewBox="0 0 4606 1470">
          <text:p/>
        </draw:connector>
        <draw:connector draw:style-name="gr63" draw:text-style-name="P3" draw:layer="layout" svg:x1="7.284cm" svg:y1="8.3cm" svg:x2="9.081cm" svg:y2="8.305cm" draw:start-shape="id106" draw:start-glue-point="1" svg:d="M7284 8300h1149v5h648" svg:viewBox="0 0 1798 6">
          <text:p/>
        </draw:connector>
        <presentation:notes draw:style-name="dp2">
          <draw:page-thumbnail draw:style-name="gr5" draw:layer="layout" svg:width="14.848cm" svg:height="11.135cm" svg:x="3.075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office:forms form:automatic-focus="false" form:apply-design-mode="false"/>
        <draw:custom-shape draw:style-name="gr7" draw:text-style-name="P5" xml:id="id113" draw:id="id113"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111" draw:id="id111"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114" draw:id="id114"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110" draw:id="id110"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115" draw:id="id115"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112" draw:id="id112"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7" draw:text-style-name="P5" xml:id="id116" draw:id="id116"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110" draw:start-glue-point="0" draw:end-shape="id111" draw:end-glue-point="2" svg:d="M13300 11000v-501l1130-198v-501" svg:viewBox="0 0 1131 1201">
          <text:p/>
        </draw:connector>
        <draw:connector draw:style-name="gr8" draw:text-style-name="P6" draw:layer="layout" draw:type="lines" svg:x1="14.43cm" svg:y1="9.8cm" svg:x2="15.3cm" svg:y2="11cm" draw:start-shape="id111" draw:start-glue-point="2" draw:end-shape="id112" draw:end-glue-point="0" svg:d="M14430 9800v501l870 198v501" svg:viewBox="0 0 871 1201">
          <text:p/>
        </draw:connector>
        <draw:connector draw:style-name="gr8" draw:text-style-name="P6" draw:layer="layout" draw:type="lines" svg:x1="14.43cm" svg:y1="8.4cm" svg:x2="16.2cm" svg:y2="7cm" draw:start-shape="id111" draw:start-glue-point="0" draw:end-shape="id113" draw:end-glue-point="2" svg:d="M14430 8400v-501l1770-398v-501" svg:viewBox="0 0 1771 1401">
          <text:p/>
        </draw:connector>
        <draw:connector draw:style-name="gr8" draw:text-style-name="P6" draw:layer="layout" draw:type="lines" svg:x1="16.2cm" svg:y1="7cm" svg:x2="18.1cm" svg:y2="8.4cm" draw:start-shape="id113" draw:start-glue-point="2" draw:end-shape="id114" svg:d="M16200 7000v501l1900 398v501" svg:viewBox="0 0 1901 1401">
          <text:p/>
        </draw:connector>
        <draw:connector draw:style-name="gr8" draw:text-style-name="P6" draw:layer="layout" draw:type="lines" svg:x1="18.1cm" svg:y1="9.8cm" svg:x2="17.7cm" svg:y2="11cm" draw:start-shape="id114" draw:start-glue-point="2" draw:end-shape="id115" draw:end-glue-point="0" svg:d="M18100 9800v501l-400 198v501" svg:viewBox="0 0 401 1201">
          <text:p/>
        </draw:connector>
        <draw:custom-shape draw:style-name="gr7" draw:text-style-name="P5" xml:id="id118" draw:id="id118"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117" draw:id="id117"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119" draw:id="id119"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116" draw:start-glue-point="0" draw:end-shape="id114" draw:end-glue-point="2" svg:d="M19700 11000v-501l-1600-198v-501" svg:viewBox="0 0 1601 1201">
          <text:p/>
        </draw:connector>
        <draw:connector draw:style-name="gr8" draw:text-style-name="P6" draw:layer="layout" draw:type="lines" svg:x1="21.6cm" svg:y1="11cm" svg:x2="18.1cm" svg:y2="9.8cm" draw:start-shape="id117" draw:start-glue-point="0" draw:end-shape="id114" draw:end-glue-point="2" svg:d="M21600 11000v-501l-3500-198v-501" svg:viewBox="0 0 3501 1201">
          <text:p/>
        </draw:connector>
        <draw:connector draw:style-name="gr8" draw:text-style-name="P6" draw:layer="layout" draw:type="lines" svg:x1="21.6cm" svg:y1="12.4cm" svg:x2="20.6cm" svg:y2="13.8cm" draw:start-shape="id117" draw:start-glue-point="2" draw:end-shape="id118" draw:end-glue-point="0" svg:d="M21600 12400v501l-1000 398v501" svg:viewBox="0 0 1001 1401">
          <text:p/>
        </draw:connector>
        <draw:connector draw:style-name="gr8" draw:text-style-name="P6" draw:layer="layout" draw:type="lines" svg:x1="21.6cm" svg:y1="12.4cm" svg:x2="22.8cm" svg:y2="13.8cm" draw:start-shape="id117" draw:start-glue-point="2" draw:end-shape="id119"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custom-shape draw:style-name="gr23" draw:text-style-name="P5" xml:id="id120" draw:id="id120"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120" draw:start-glue-point="7" draw:end-shape="id113"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64" draw:text-style-name="P18" xml:id="id121" draw:id="id121"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4" draw:text-style-name="P18" xml:id="id122" draw:id="id122"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65" draw:text-style-name="P6" draw:layer="layout" svg:x1="20.001cm" svg:y1="5.399cm" svg:x2="20.6cm" svg:y2="6.4cm" draw:start-shape="id121" draw:start-glue-point="10" draw:end-shape="id122" draw:end-glue-point="3" svg:d="M20001 5399v1001h599" svg:viewBox="0 0 600 1002">
          <text:p/>
        </draw:connector>
        <draw:custom-shape draw:style-name="gr64" draw:text-style-name="P18" xml:id="id123" draw:id="id123"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65" draw:text-style-name="P6" draw:layer="layout" svg:x1="20.001cm" svg:y1="5.399cm" svg:x2="20.6cm" svg:y2="7.8cm" draw:start-shape="id121" draw:start-glue-point="10" draw:end-shape="id123" draw:end-glue-point="3" svg:d="M20001 5399v2401h599" svg:viewBox="0 0 600 2402">
          <text:p/>
        </draw:connector>
        <draw:custom-shape draw:style-name="gr64" draw:text-style-name="P18" xml:id="id124" draw:id="id124"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65" draw:text-style-name="P6" draw:layer="layout" svg:x1="20.001cm" svg:y1="5.399cm" svg:x2="20.6cm" svg:y2="8.8cm" draw:start-shape="id121" draw:start-glue-point="10" draw:end-shape="id124" draw:end-glue-point="3" svg:d="M20001 5399v3401h599" svg:viewBox="0 0 600 3402">
          <text:p/>
        </draw:connector>
        <draw:frame draw:style-name="gr2" draw:text-style-name="P19" draw:layer="layout" svg:width="0.82cm" svg:height="0.886cm" svg:x="20.073cm" svg:y="7.2cm">
          <draw:text-box>
            <text:p><text:span text:style-name="T17">*</text:span></text:p>
          </draw:text-box>
        </draw:frame>
        <draw:frame draw:style-name="gr2" draw:text-style-name="P19"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120" draw:start-glue-point="4" draw:end-shape="id121" draw:end-glue-point="5" svg:d="M12000 4000v-501l9300 342v502" svg:viewBox="0 0 9301 845">
          <text:p/>
        </draw:connector>
        <draw:custom-shape draw:style-name="gr74" draw:text-style-name="P2" draw:layer="layout" svg:width="10cm" svg:height="4.8cm" svg:x="0.6cm" svg:y="15.2cm">
          <text:p text:style-name="P2">I1.a#fast ( …</text:p>
          <text:p text:style-name="P2"><text:s/>requires C2 { <text:span text:style-name="T18">p2 comp-min</text:span></text:p>
          <text:p text:style-name="P2"><text:span text:style-name="T18">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5" draw:text-style-name="P8" xml:id="id125" draw:id="id125"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6" draw:text-style-name="P6" draw:layer="layout" svg:x1="14.801cm" svg:y1="12.4cm" svg:x2="15.3cm" svg:y2="13.2cm" draw:start-shape="id112" draw:start-glue-point="4" draw:end-shape="id125" draw:end-glue-point="3" svg:d="M14801 12400v800h499" svg:viewBox="0 0 500 801">
          <text:p/>
        </draw:connector>
        <draw:frame draw:style-name="gr2" draw:text-style-name="P20" draw:layer="layout" svg:width="0.82cm" svg:height="0.886cm" svg:x="14.748cm" svg:y="12.665cm">
          <draw:text-box>
            <text:p><text:span text:style-name="T19">*</text:span></text:p>
          </draw:text-box>
        </draw:frame>
        <draw:connector draw:style-name="gr30" draw:text-style-name="P3" draw:layer="layout" svg:x1="6.981cm" svg:y1="4.731cm" svg:x2="5.081cm" svg:y2="9.105cm" draw:start-shape="id126" draw:start-glue-point="5" draw:end-shape="id127" draw:end-glue-point="5" svg:d="M6981 4731h-1900v4374" svg:viewBox="0 0 1901 4375">
          <text:p/>
        </draw:connector>
        <draw:connector draw:style-name="gr30" draw:text-style-name="P3" draw:layer="layout" svg:x1="6.981cm" svg:y1="4.731cm" svg:x2="1.881cm" svg:y2="9.005cm" draw:start-shape="id126" draw:start-glue-point="5" draw:end-shape="id128" draw:end-glue-point="5" svg:d="M6981 4731h-5100v4274" svg:viewBox="0 0 5101 4275">
          <text:p/>
        </draw:connector>
        <draw:custom-shape draw:style-name="gr9" draw:text-style-name="P5" xml:id="id133" draw:id="id133" draw:layer="layout" svg:width="1.4cm" svg:height="1.4cm" svg:x="4.876cm" svg:y="6.2cm">
          <text:p text:style-name="P16"><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31" draw:id="id131" draw:layer="layout" svg:width="1.4cm" svg:height="1.4cm" svg:x="1.676cm" svg:y="6.2cm">
          <text:p text:style-name="P16"><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27" draw:id="id127" draw:layer="layout" svg:width="1.4cm" svg:height="1.4cm" svg:x="4.876cm" svg:y="8.9cm">
          <text:p text:style-name="P16"><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128" draw:id="id128" draw:layer="layout" svg:width="1.4cm" svg:height="1.4cm" svg:x="1.676cm" svg:y="8.8cm">
          <text:p text:style-name="P16"><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86" draw:text-style-name="P8" xml:id="id129" draw:id="id129" draw:layer="layout" svg:width="3.108cm" svg:height="0.8cm" svg:x="5.476cm" svg:y="7.1cm" draw:corner-radius="0.5cm">
          <text:p text:style-name="P16"><text:span text:style-name="T4">I1.a#fast</text:span></text:p>
        </draw:rect>
        <draw:rect draw:style-name="gr87" draw:text-style-name="P8" xml:id="id130" draw:id="id130" draw:layer="layout" svg:width="1.8cm" svg:height="0.8cm" svg:x="5.476cm" svg:y="7.9cm" draw:corner-radius="0.5cm">
          <text:p text:style-name="P16"><text:span text:style-name="T4">I1.b</text:span></text:p>
        </draw:rect>
        <draw:rect draw:style-name="gr88" draw:text-style-name="P8" draw:layer="layout" svg:width="1.8cm" svg:height="0.8cm" svg:x="2.276cm" svg:y="7.1cm" draw:corner-radius="0.5cm">
          <text:p text:style-name="P16"><text:span text:style-name="T4">I2.a</text:span></text:p>
        </draw:rect>
        <draw:rect draw:style-name="gr89" draw:text-style-name="P8" draw:layer="layout" svg:width="1.8cm" svg:height="0.8cm" svg:x="2.276cm" svg:y="7.9cm" draw:corner-radius="0.5cm">
          <text:p text:style-name="P16"><text:span text:style-name="T4">I2.b</text:span></text:p>
        </draw:rect>
        <draw:rect draw:style-name="gr90" draw:text-style-name="P8" draw:layer="layout" svg:width="3.208cm" svg:height="0.8cm" svg:x="5.376cm" svg:y="9.8cm" draw:corner-radius="0.5cm">
          <text:p text:style-name="P16"><text:span text:style-name="T4">I3.a#slow</text:span></text:p>
        </draw:rect>
        <draw:rect draw:style-name="gr91" draw:text-style-name="P8" xml:id="id132" draw:id="id132" draw:layer="layout" svg:width="1.808cm" svg:height="0.8cm" svg:x="5.376cm" svg:y="10.6cm" draw:corner-radius="0.5cm">
          <text:p text:style-name="P16"><text:span text:style-name="T4">I3.b</text:span></text:p>
        </draw:rect>
        <draw:rect draw:style-name="gr92" draw:text-style-name="P8" draw:layer="layout" svg:width="1.8cm" svg:height="0.8cm" svg:x="2.076cm" svg:y="9.7cm" draw:corner-radius="0.5cm">
          <text:p text:style-name="P16"><text:span text:style-name="T4">I4.a</text:span></text:p>
        </draw:rect>
        <draw:rect draw:style-name="gr93" draw:text-style-name="P8" draw:layer="layout" svg:width="1.8cm" svg:height="0.8cm" svg:x="2.076cm" svg:y="10.5cm" draw:corner-radius="0.5cm">
          <text:p text:style-name="P16"><text:span text:style-name="T4">I4.b</text:span></text:p>
        </draw:rect>
        <draw:custom-shape draw:style-name="gr25" draw:text-style-name="P10" xml:id="id126" draw:id="id126" draw:layer="layout" svg:width="1.4cm" svg:height="1.4cm" svg:x="6.776cm" svg:y="4.526cm">
          <text:p text:style-name="P17"><text:span text:style-name="T10">SW</text:span></text:p>
          <text:p text:style-name="P17"><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71cm" svg:y1="4.731cm" svg:x2="9.6cm" svg:y2="4.7cm" draw:start-shape="id126" draw:start-glue-point="11" draw:end-shape="id120" draw:end-glue-point="5" svg:d="M7971 4731l1629-31" svg:viewBox="0 0 1630 32">
          <text:p/>
        </draw:connector>
        <draw:connector draw:style-name="gr40" draw:text-style-name="P3" draw:layer="layout" svg:x1="8.584cm" svg:y1="7.5cm" svg:x2="6.276cm" svg:y2="9.6cm" draw:start-shape="id129" draw:start-glue-point="1" draw:end-shape="id127" draw:end-glue-point="10" svg:d="M8584 7500h501v2100h-2809" svg:viewBox="0 0 2810 2101">
          <text:p/>
        </draw:connector>
        <draw:connector draw:style-name="gr40" draw:text-style-name="P3" draw:layer="layout" svg:x1="5.476cm" svg:y1="8.3cm" svg:x2="3.076cm" svg:y2="6.9cm" draw:start-shape="id130" draw:start-glue-point="3" draw:end-shape="id131" draw:end-glue-point="10" svg:d="M5476 8300h-1200v-1400h-1200" svg:viewBox="0 0 2401 1401">
          <text:p/>
        </draw:connector>
        <draw:connector draw:style-name="gr40" draw:text-style-name="P3" draw:layer="layout" svg:x1="5.376cm" svg:y1="11cm" svg:x2="2.871cm" svg:y2="9.005cm" draw:start-shape="id132" draw:start-glue-point="3" draw:end-shape="id128" draw:end-glue-point="11" svg:d="M5376 11000h-1150v-1995h-1355" svg:viewBox="0 0 2506 1996">
          <text:p/>
        </draw:connector>
        <draw:connector draw:style-name="gr30" draw:text-style-name="P3" draw:layer="layout" svg:x1="6.981cm" svg:y1="4.731cm" svg:x2="5.576cm" svg:y2="6.2cm" draw:start-shape="id126" draw:start-glue-point="5" draw:end-shape="id133" draw:end-glue-point="4" svg:d="M6981 4731h-1405v1469" svg:viewBox="0 0 1406 1470">
          <text:p/>
        </draw:connector>
        <draw:connector draw:style-name="gr30" draw:text-style-name="P3" draw:layer="layout" svg:x1="6.981cm" svg:y1="4.731cm" svg:x2="2.376cm" svg:y2="6.2cm" draw:start-shape="id126" draw:start-glue-point="5" draw:end-shape="id131" draw:end-glue-point="4" svg:d="M6981 4731h-4605v1469" svg:viewBox="0 0 4606 1470">
          <text:p/>
        </draw:connector>
        <draw:connector draw:style-name="gr63" draw:text-style-name="P3" draw:layer="layout" svg:x1="7.276cm" svg:y1="8.3cm" svg:x2="9.073cm" svg:y2="8.305cm" draw:start-shape="id130" draw:start-glue-point="1" svg:d="M7276 8300h1149v5h648" svg:viewBox="0 0 1798 6">
          <text:p/>
        </draw:connector>
        <presentation:notes draw:style-name="dp2">
          <draw:page-thumbnail draw:style-name="gr5" draw:layer="layout" svg:width="14.848cm" svg:height="11.135cm" svg:x="3.075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page8" draw:style-name="dp1" draw:master-page-name="model_5f_mode_5f_request" presentation:presentation-page-layout-name="AL2T19">
        <office:forms form:automatic-focus="false" form:apply-design-mode="false"/>
        <draw:frame draw:style-name="gr28" draw:text-style-name="P7" draw:layer="layout" svg:width="14.2cm" svg:height="4.696cm" svg:x="12.2cm" svg:y="15.553cm">
          <draw:text-box>
            <text:p text:style-name="P7"><text:span text:style-name="T5">Clauses have a </text:span><text:span text:style-name="T6">comp</text:span><text:span text:style-name="T5">arator and a </text:span><text:span text:style-name="T6">value</text:span><text:span text:style-name="T5"> function</text:span></text:p>
            <text:list text:style-name="L1">
              <text:list-item>
                <text:p text:style-name="P7"><text:span text:style-name="T20">value function</text:span><text:span text:style-name="T5"> takes request-metaparameters and returns a value</text:span></text:p>
              </text:list-item>
              <text:list-item>
                <text:p text:style-name="P7"><text:span text:style-name="T5">comparator takes required and actual value and compares them (returning boolean)</text:span></text:p>
              </text:list-item>
              <text:list-item>
                <text:p text:style-name="P7"><text:span text:style-name="T5">returned value of a </text:span><text:span text:style-name="T6">Property</text:span><text:span text:style-name="T8">, i.e. </text:span><text:span text:style-name="T21">ReturnType</text:span></text:p>
              </text:list-item>
              <text:list-item>
                <text:p text:style-name="P7"><text:span text:style-name="T22">target (either Comp or ResourceType)</text:span></text:p>
              </text:list-item>
            </text:list>
          </draw:text-box>
        </draw:frame>
        <draw:frame presentation:style-name="pr4" draw:text-style-name="P21" draw:layer="layout" svg:width="25.199cm" svg:height="3.506cm" svg:x="1.4cm" svg:y="0.837cm" presentation:class="title" presentation:user-transformed="true">
          <draw:text-box>
            <text:p text:style-name="P21"><text:span text:style-name="T16">Model += Clause-Evaluation</text:span></text:p>
          </draw:text-box>
        </draw:frame>
        <draw:custom-shape draw:style-name="gr94" draw:text-style-name="P23" draw:layer="Layout" svg:width="10cm" svg:height="4.8cm" svg:x="0.6cm" svg:y="15.2cm">
          <text:p text:style-name="P22"><text:span text:style-name="T23">I1.a#fast (</text:span></text:p>
          <text:p text:style-name="P22"><text:span text:style-name="T23"><text:s/></text:span><text:span text:style-name="T23">requires C2 { </text:span><text:span text:style-name="T18">p2 comp-min</text:span></text:p>
          <text:p text:style-name="P22"><text:span text:style-name="T18">f(params) = 3</text:span><text:span text:style-name="T23"> }</text:span></text:p>
          <text:p text:style-name="P22"><text:span text:style-name="T23"><text:s/></text:span><text:span text:style-name="T23">requires PE { ram-free comp-min</text:span></text:p>
          <text:p text:style-name="P22"><text:span text:style-name="T23">f(params) = 1.2 * workload })</text:span></text:p>
          <text:p text:style-name="P2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95" draw:text-style-name="P3" draw:layer="layout" svg:width="4.3cm" svg:height="0.8cm" svg:x="0.3cm" svg:y="16.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6" draw:text-style-name="P3" draw:layer="layout" svg:x1="4cm" svg:y1="16.621cm" svg:x2="6.5cm" svg:y2="15.021cm">
            <text:p/>
          </draw:line>
          <draw:frame draw:style-name="gr97" draw:text-style-name="P25" draw:layer="layout" svg:width="7cm" svg:height="0.886cm" svg:x="0.9cm" svg:y="14.121cm">
            <draw:text-box>
              <text:p text:style-name="P24"><text:span text:style-name="T24">value function</text:span></text:p>
            </draw:text-box>
          </draw:frame>
          <draw:custom-shape draw:style-name="gr95" draw:text-style-name="P3" draw:layer="layout" svg:width="7.8cm" svg:height="1cm" svg:x="0.4cm" svg:y="17.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6" draw:text-style-name="P3" draw:layer="layout" svg:x1="5.9cm" svg:y1="17.621cm" svg:x2="6.5cm" svg:y2="15.021cm">
            <text:p/>
          </draw:line>
        </draw:g>
        <presentation:notes draw:style-name="dp2">
          <office:forms form:automatic-focus="false" form:apply-design-mode="false"/>
          <draw:page-thumbnail draw:style-name="gr5" draw:layer="layout" svg:width="14.848cm" svg:height="11.135cm" svg:x="3.075cm" svg:y="2.257cm" draw:page-number="8" presentation:class="page"/>
          <draw:frame presentation:style-name="pr5" draw:text-style-name="P11" draw:layer="layout" svg:width="16.799cm" svg:height="13.364cm" svg:x="2.1cm" svg:y="14.107cm" presentation:class="notes" presentation:placeholder="true">
            <draw:text-box/>
          </draw:frame>
        </presentation:notes>
      </draw:page>
      <draw:page draw:name="page9" draw:style-name="dp1" draw:master-page-name="model_5f_mode_5f_request" presentation:presentation-page-layout-name="AL2T19">
        <office:forms form:automatic-focus="false" form:apply-design-mode="false"/>
        <draw:frame draw:style-name="gr28" draw:text-style-name="P7" draw:layer="layout" svg:width="14.2cm" svg:height="4.696cm" svg:x="12.2cm" svg:y="15.553cm">
          <draw:text-box>
            <text:p text:style-name="P7"><text:span text:style-name="T5">Clauses have a </text:span><text:span text:style-name="T6">comp</text:span><text:span text:style-name="T5">arator and a </text:span><text:span text:style-name="T6">value</text:span><text:span text:style-name="T5"> function</text:span></text:p>
            <text:list text:style-name="L1">
              <text:list-item>
                <text:p text:style-name="P7"><text:span text:style-name="T5">value function takes request-metaparameters and returns a value</text:span></text:p>
              </text:list-item>
              <text:list-item>
                <text:p text:style-name="P7"><text:span text:style-name="T20">comparator</text:span><text:span text:style-name="T5"> takes required and actual value and compares them (returning boolean)</text:span></text:p>
              </text:list-item>
              <text:list-item>
                <text:p text:style-name="P7"><text:span text:style-name="T5">returned value of a </text:span><text:span text:style-name="T6">Property</text:span><text:span text:style-name="T8">, i.e. </text:span><text:span text:style-name="T21">ReturnType</text:span></text:p>
              </text:list-item>
              <text:list-item>
                <text:p text:style-name="P7"><text:span text:style-name="T22">target (either Comp or ResourceType)</text:span></text:p>
              </text:list-item>
            </text:list>
          </draw:text-box>
        </draw:frame>
        <draw:frame presentation:style-name="pr4" draw:text-style-name="P21" draw:layer="layout" svg:width="25.199cm" svg:height="3.506cm" svg:x="1.4cm" svg:y="0.837cm" presentation:class="title" presentation:user-transformed="true">
          <draw:text-box>
            <text:p text:style-name="P21"><text:span text:style-name="T16">Model += Clause-Evaluation</text:span></text:p>
          </draw:text-box>
        </draw:frame>
        <draw:custom-shape draw:style-name="gr94" draw:text-style-name="P23" draw:layer="Layout" svg:width="10cm" svg:height="4.8cm" svg:x="0.6cm" svg:y="15.2cm">
          <text:p text:style-name="P22"><text:span text:style-name="T23">I1.a#fast (</text:span></text:p>
          <text:p text:style-name="P22"><text:span text:style-name="T23"><text:s/></text:span><text:span text:style-name="T23">requires C2 { </text:span><text:span text:style-name="T18">p2 comp-min</text:span></text:p>
          <text:p text:style-name="P22"><text:span text:style-name="T18">f(params) = 3</text:span><text:span text:style-name="T23"> }</text:span></text:p>
          <text:p text:style-name="P22"><text:span text:style-name="T23"><text:s/></text:span><text:span text:style-name="T23">requires PE { ram-free comp-min</text:span></text:p>
          <text:p text:style-name="P22"><text:span text:style-name="T23">f(params) = 1.2 * workload })</text:span></text:p>
          <text:p text:style-name="P2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95" draw:text-style-name="P3" draw:layer="layout" svg:width="3.2cm" svg:height="0.8cm" svg:x="4.901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3" draw:layer="layout" svg:x1="5.701cm" svg:y1="15.92cm" svg:x2="3.827cm" svg:y2="14.346cm">
            <text:p/>
          </draw:line>
          <draw:frame draw:style-name="gr97" draw:text-style-name="P25" draw:layer="layout" svg:width="3.9cm" svg:height="0.886cm" svg:x="2.001cm" svg:y="13.52cm">
            <draw:text-box>
              <text:p><text:span text:style-name="T24">comparator</text:span></text:p>
            </draw:text-box>
          </draw:frame>
        </draw:g>
        <presentation:notes draw:style-name="dp2">
          <office:forms form:automatic-focus="false" form:apply-design-mode="false"/>
          <draw:page-thumbnail draw:style-name="gr5" draw:layer="layout" svg:width="14.848cm" svg:height="11.135cm" svg:x="3.075cm" svg:y="2.257cm" draw:page-number="9" presentation:class="page"/>
          <draw:frame presentation:style-name="pr5" draw:text-style-name="P11" draw:layer="layout" svg:width="16.799cm" svg:height="13.364cm" svg:x="2.1cm" svg:y="14.107cm" presentation:class="notes" presentation:placeholder="true">
            <draw:text-box/>
          </draw:frame>
        </presentation:notes>
      </draw:page>
      <draw:page draw:name="page10" draw:style-name="dp1" draw:master-page-name="model_5f_mode_5f_request" presentation:presentation-page-layout-name="AL2T19">
        <office:forms form:automatic-focus="false" form:apply-design-mode="false"/>
        <draw:frame draw:style-name="gr28" draw:text-style-name="P7" draw:layer="layout" svg:width="14.2cm" svg:height="4.696cm" svg:x="12.2cm" svg:y="15.553cm">
          <draw:text-box>
            <text:p text:style-name="P7"><text:span text:style-name="T5">Clauses have a </text:span><text:span text:style-name="T6">comp</text:span><text:span text:style-name="T5">arator and a </text:span><text:span text:style-name="T6">value</text:span><text:span text:style-name="T5"> function</text:span></text:p>
            <text:list text:style-name="L1">
              <text:list-item>
                <text:p text:style-name="P7"><text:span text:style-name="T5">value function takes request-metaparameters and returns a value</text:span></text:p>
              </text:list-item>
              <text:list-item>
                <text:p text:style-name="P7"><text:span text:style-name="T5">comparator takes required and actual value and compares them (returning boolean)</text:span></text:p>
              </text:list-item>
              <text:list-item>
                <text:p text:style-name="P7"><text:span text:style-name="T5">returned value of a </text:span><text:span text:style-name="T6">Property</text:span><text:span text:style-name="T8">, i.e. </text:span><text:span text:style-name="T25">ReturnType</text:span></text:p>
              </text:list-item>
              <text:list-item>
                <text:p text:style-name="P7"><text:span text:style-name="T22">target (either Comp or ResourceType)</text:span></text:p>
              </text:list-item>
            </text:list>
          </draw:text-box>
        </draw:frame>
        <draw:frame presentation:style-name="pr4" draw:text-style-name="P21" draw:layer="layout" svg:width="25.199cm" svg:height="3.506cm" svg:x="1.4cm" svg:y="0.837cm" presentation:class="title" presentation:user-transformed="true">
          <draw:text-box>
            <text:p text:style-name="P21"><text:span text:style-name="T16">Model += Clause-Evaluation</text:span></text:p>
          </draw:text-box>
        </draw:frame>
        <draw:custom-shape draw:style-name="gr94" draw:text-style-name="P23" draw:layer="Layout" svg:width="10cm" svg:height="4.8cm" svg:x="0.6cm" svg:y="15.2cm">
          <text:p text:style-name="P22"><text:span text:style-name="T23">I1.a#fast (</text:span></text:p>
          <text:p text:style-name="P22"><text:span text:style-name="T23"><text:s/></text:span><text:span text:style-name="T23">requires C2 { </text:span><text:span text:style-name="T18">p2 comp-min</text:span></text:p>
          <text:p text:style-name="P22"><text:span text:style-name="T18">f(params) = 3</text:span><text:span text:style-name="T23"> }</text:span></text:p>
          <text:p text:style-name="P22"><text:span text:style-name="T23"><text:s/></text:span><text:span text:style-name="T23">requires PE { ram-free comp-min</text:span></text:p>
          <text:p text:style-name="P22"><text:span text:style-name="T23">f(params) = 1.2 * workload })</text:span></text:p>
          <text:p text:style-name="P2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95" draw:text-style-name="P3"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6" draw:text-style-name="P3" draw:layer="layout" svg:x1="4.426cm" svg:y1="15.826cm" svg:x2="3.026cm" svg:y2="14.226cm">
            <text:p/>
          </draw:line>
          <draw:frame draw:style-name="gr97" draw:text-style-name="P25" draw:layer="layout" svg:width="3.6cm" svg:height="0.886cm" svg:x="1.2cm" svg:y="13.4cm">
            <draw:text-box>
              <text:p><text:span text:style-name="T24">returnType</text:span></text:p>
            </draw:text-box>
          </draw:frame>
        </draw:g>
        <presentation:notes draw:style-name="dp2">
          <office:forms form:automatic-focus="false" form:apply-design-mode="false"/>
          <draw:page-thumbnail draw:style-name="gr5" draw:layer="layout" svg:width="14.848cm" svg:height="11.135cm" svg:x="3.075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model_5f_mode_5f_request" presentation:presentation-page-layout-name="AL2T19">
        <office:forms form:automatic-focus="false" form:apply-design-mode="false"/>
        <draw:frame draw:style-name="gr28" draw:text-style-name="P7" draw:layer="layout" svg:width="14.2cm" svg:height="4.696cm" svg:x="12.2cm" svg:y="15.553cm">
          <draw:text-box>
            <text:p text:style-name="P7"><text:span text:style-name="T5">Clauses have a </text:span><text:span text:style-name="T6">comp</text:span><text:span text:style-name="T5">arator and a </text:span><text:span text:style-name="T6">value</text:span><text:span text:style-name="T5"> function</text:span></text:p>
            <text:list text:style-name="L1">
              <text:list-item>
                <text:p text:style-name="P7"><text:span text:style-name="T5">value function takes request-metaparameters and returns a value</text:span></text:p>
              </text:list-item>
              <text:list-item>
                <text:p text:style-name="P7"><text:span text:style-name="T5">comparator takes required and actual value and compares them (returning boolean)</text:span></text:p>
              </text:list-item>
              <text:list-item>
                <text:p text:style-name="P7"><text:span text:style-name="T5">returned value of a </text:span><text:span text:style-name="T6">Property</text:span><text:span text:style-name="T8">, i.e. </text:span><text:span text:style-name="T21">ReturnType</text:span></text:p>
              </text:list-item>
              <text:list-item>
                <text:p text:style-name="P7"><text:span text:style-name="T26">target</text:span><text:span text:style-name="T22"> (either Comp or ResourceType)</text:span></text:p>
              </text:list-item>
            </text:list>
          </draw:text-box>
        </draw:frame>
        <draw:frame presentation:style-name="pr4" draw:text-style-name="P21" draw:layer="layout" svg:width="25.199cm" svg:height="3.506cm" svg:x="1.4cm" svg:y="0.837cm" presentation:class="title" presentation:user-transformed="true">
          <draw:text-box>
            <text:p text:style-name="P21"><text:span text:style-name="T16">Model += Clause-Evaluation</text:span></text:p>
          </draw:text-box>
        </draw:frame>
        <draw:custom-shape draw:style-name="gr94" draw:text-style-name="P23" draw:layer="Layout" svg:width="10cm" svg:height="4.8cm" svg:x="0.6cm" svg:y="15.2cm">
          <text:p text:style-name="P22"><text:span text:style-name="T23">I1.a#fast (</text:span></text:p>
          <text:p text:style-name="P22"><text:span text:style-name="T23"><text:s/></text:span><text:span text:style-name="T23">requires C2 { </text:span><text:span text:style-name="T18">p2 comp-min</text:span></text:p>
          <text:p text:style-name="P22"><text:span text:style-name="T18">f(params) = 3</text:span><text:span text:style-name="T23"> }</text:span></text:p>
          <text:p text:style-name="P22"><text:span text:style-name="T23"><text:s/></text:span><text:span text:style-name="T23">requires PE { ram-free comp-min</text:span></text:p>
          <text:p text:style-name="P22"><text:span text:style-name="T23">f(params) = 1.2 * workload })</text:span></text:p>
          <text:p text:style-name="P2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95" draw:text-style-name="P3" draw:layer="layout" svg:width="1.08cm" svg:height="0.8cm" svg:x="3.12cm" svg:y="15.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3" draw:layer="layout" svg:x1="3.4cm" svg:y1="15.842cm" svg:x2="2cm" svg:y2="14.221cm">
            <text:p/>
          </draw:line>
          <draw:frame draw:style-name="gr97" draw:text-style-name="P25" draw:layer="layout" svg:width="3.9cm" svg:height="0.886cm" svg:x="0.52cm" svg:y="13.442cm">
            <draw:text-box>
              <text:p><text:span text:style-name="T24">target</text:span></text:p>
            </draw:text-box>
          </draw:frame>
          <draw:custom-shape draw:style-name="gr95" draw:text-style-name="P3" draw:layer="layout" svg:width="1cm" svg:height="0.8cm" svg:x="3.1cm" svg:y="17.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3" draw:layer="layout" svg:x1="3.2cm" svg:y1="17.221cm" svg:x2="2cm" svg:y2="14.221cm">
            <text:p/>
          </draw:line>
        </draw:g>
        <presentation:notes draw:style-name="dp2">
          <office:forms form:automatic-focus="false" form:apply-design-mode="false"/>
          <draw:page-thumbnail draw:style-name="gr5" draw:layer="layout" svg:width="14.848cm" svg:height="11.135cm" svg:x="3.075cm" svg:y="2.257cm" draw:page-number="11" presentation:class="page"/>
          <draw:frame presentation:style-name="pr5" draw:text-style-name="P1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The problem to be solved</text:p>
          </draw:text-box>
        </draw:frame>
        <draw:frame presentation:style-name="pr2" draw:text-style-name="P1" draw:layer="layout" svg:width="25.199cm" svg:height="12.178cm" svg:x="1.4cm" svg:y="4.914cm" presentation:class="subtitle">
          <draw:text-box>
            <text:p><text:span text:style-name="T1">by racr-mquat</text:span></text:p>
          </draw:text-box>
        </draw:frame>
        <presentation:notes draw:style-name="dp2">
          <draw:page-thumbnail draw:style-name="gr5"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9">
        <office:forms form:automatic-focus="false" form:apply-design-mode="false"/>
        <draw:custom-shape draw:style-name="gr44" draw:text-style-name="P16" xml:id="id137" draw:id="id137" draw:layer="Layout" svg:width="2.51cm" svg:height="1.883cm" svg:x="12.793cm" svg:y="4.8cm">
          <text:p text:style-name="P16"><text:span text:style-name="T5">root</text:span></text:p>
          <draw:enhanced-geometry svg:viewBox="0 0 21600 21600" draw:type="rectangle" draw:enhanced-path="M 0 0 L 21600 0 21600 21600 0 21600 0 0 Z N"/>
        </draw:custom-shape>
        <draw:custom-shape draw:style-name="gr44" draw:text-style-name="P16" xml:id="id135" draw:id="id135" draw:layer="Layout" svg:width="2.196cm" svg:height="2.196cm" svg:x="10.173cm" svg:y="8.879cm">
          <text:p text:style-name="P16"><text:span text:style-name="T5">S1</text:span></text:p>
          <draw:enhanced-geometry svg:viewBox="0 0 21600 21600" draw:type="rectangle" draw:enhanced-path="M 0 0 L 21600 0 21600 21600 0 21600 0 0 Z N"/>
        </draw:custom-shape>
        <draw:custom-shape draw:style-name="gr44" draw:text-style-name="P16" xml:id="id138" draw:id="id138" draw:layer="Layout" svg:width="2.197cm" svg:height="2.196cm" svg:x="15.93cm" svg:y="8.879cm">
          <text:p text:style-name="P16"><text:span text:style-name="T5">S2</text:span></text:p>
          <draw:enhanced-geometry svg:viewBox="0 0 21600 21600" draw:type="rectangle" draw:enhanced-path="M 0 0 L 21600 0 21600 21600 0 21600 0 0 Z N"/>
        </draw:custom-shape>
        <draw:custom-shape draw:style-name="gr44" draw:text-style-name="P16" xml:id="id134" draw:id="id134" draw:layer="Layout" svg:width="2.196cm" svg:height="2.196cm" svg:x="8.4cm" svg:y="12.958cm">
          <text:p text:style-name="P16"><text:span text:style-name="T5">CB1</text:span></text:p>
          <draw:enhanced-geometry svg:viewBox="0 0 21600 21600" draw:type="rectangle" draw:enhanced-path="M 0 0 L 21600 0 21600 21600 0 21600 0 0 Z N"/>
        </draw:custom-shape>
        <draw:custom-shape draw:style-name="gr98" draw:text-style-name="P16" xml:id="id139" draw:id="id139" draw:layer="Layout" svg:width="2.196cm" svg:height="2.196cm" svg:x="15.303cm" svg:y="12.958cm">
          <text:p text:style-name="P16"><text:span text:style-name="T5">CB2</text:span></text:p>
          <draw:enhanced-geometry svg:viewBox="0 0 21600 21600" draw:type="rectangle" draw:enhanced-path="M 0 0 L 21600 0 21600 21600 0 21600 0 0 Z N"/>
        </draw:custom-shape>
        <draw:custom-shape draw:style-name="gr44" draw:text-style-name="P16" xml:id="id136" draw:id="id136" draw:layer="Layout" svg:width="2.196cm" svg:height="2.196cm" svg:x="11.538cm" svg:y="12.958cm">
          <text:p text:style-name="P16"><text:span text:style-name="T5">R1</text:span></text:p>
          <draw:enhanced-geometry svg:viewBox="0 0 21600 21600" draw:type="rectangle" draw:enhanced-path="M 0 0 L 21600 0 21600 21600 0 21600 0 0 Z N"/>
        </draw:custom-shape>
        <draw:custom-shape draw:style-name="gr98" draw:text-style-name="P16" xml:id="id140" draw:id="id140" draw:layer="Layout" svg:width="2.197cm" svg:height="2.196cm" svg:x="18.44cm" svg:y="12.958cm">
          <text:p text:style-name="P16"><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34" draw:start-glue-point="0" draw:end-shape="id135" draw:end-glue-point="2" svg:d="M9498 12958v-501l1773-881v-501" svg:viewBox="0 0 1774 1884">
          <text:p/>
        </draw:connector>
        <draw:connector draw:style-name="gr8" draw:text-style-name="P3" draw:layer="layout" draw:type="lines" svg:x1="11.271cm" svg:y1="11.075cm" svg:x2="12.636cm" svg:y2="12.958cm" draw:start-shape="id135" draw:start-glue-point="2" draw:end-shape="id136" draw:end-glue-point="0" svg:d="M11271 11075v501l1365 881v501" svg:viewBox="0 0 1366 1884">
          <text:p/>
        </draw:connector>
        <draw:connector draw:style-name="gr8" draw:text-style-name="P3" draw:layer="layout" draw:type="lines" svg:x1="11.271cm" svg:y1="8.879cm" svg:x2="14.048cm" svg:y2="6.683cm" draw:start-shape="id135" draw:start-glue-point="0" draw:end-shape="id137" draw:end-glue-point="2" svg:d="M11271 8879v-501l2777-1195v-500" svg:viewBox="0 0 2778 2197">
          <text:p/>
        </draw:connector>
        <draw:connector draw:style-name="gr8" draw:text-style-name="P3" draw:layer="layout" draw:type="lines" svg:x1="14.048cm" svg:y1="6.683cm" svg:x2="17.028cm" svg:y2="8.879cm" draw:start-shape="id137" draw:start-glue-point="2" draw:end-shape="id138" svg:d="M14048 6683v500l2980 1195v501" svg:viewBox="0 0 2981 2197">
          <text:p/>
        </draw:connector>
        <draw:connector draw:style-name="gr8" draw:text-style-name="P3" draw:layer="layout" draw:type="lines" svg:x1="17.028cm" svg:y1="11.075cm" svg:x2="16.401cm" svg:y2="12.958cm" draw:start-shape="id138" draw:start-glue-point="2" draw:end-shape="id139" draw:end-glue-point="0" svg:d="M17028 11075v501l-627 881v501" svg:viewBox="0 0 628 1884">
          <text:p/>
        </draw:connector>
        <draw:custom-shape draw:style-name="gr44" draw:text-style-name="P16" xml:id="id142" draw:id="id142" draw:layer="Layout" svg:width="2.197cm" svg:height="2.197cm" svg:x="19.852cm" svg:y="17.35cm">
          <text:p text:style-name="P16"><text:span text:style-name="T5">CB4</text:span></text:p>
          <draw:enhanced-geometry svg:viewBox="0 0 21600 21600" draw:type="rectangle" draw:enhanced-path="M 0 0 L 21600 0 21600 21600 0 21600 0 0 Z N"/>
        </draw:custom-shape>
        <draw:custom-shape draw:style-name="gr44" draw:text-style-name="P16" xml:id="id141" draw:id="id141" draw:layer="Layout" svg:width="2.196cm" svg:height="2.196cm" svg:x="21.421cm" svg:y="12.958cm">
          <text:p text:style-name="P16"><text:span text:style-name="T5">S3</text:span></text:p>
          <draw:enhanced-geometry svg:viewBox="0 0 21600 21600" draw:type="rectangle" draw:enhanced-path="M 0 0 L 21600 0 21600 21600 0 21600 0 0 Z N"/>
        </draw:custom-shape>
        <draw:custom-shape draw:style-name="gr98" draw:text-style-name="P16" xml:id="id143" draw:id="id143" draw:layer="Layout" svg:width="2.196cm" svg:height="2.197cm" svg:x="23.304cm" svg:y="17.35cm">
          <text:p text:style-name="P16"><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40" draw:start-glue-point="0" draw:end-shape="id138" draw:end-glue-point="2" svg:d="M19538 12958v-501l-2510-881v-501" svg:viewBox="0 0 2511 1884">
          <text:p/>
        </draw:connector>
        <draw:connector draw:style-name="gr8" draw:text-style-name="P3" draw:layer="layout" draw:type="lines" svg:x1="22.519cm" svg:y1="12.958cm" svg:x2="17.028cm" svg:y2="11.075cm" draw:start-shape="id141" draw:start-glue-point="0" draw:end-shape="id138" draw:end-glue-point="2" svg:d="M22519 12958v-501l-5491-881v-501" svg:viewBox="0 0 5492 1884">
          <text:p/>
        </draw:connector>
        <draw:connector draw:style-name="gr8" draw:text-style-name="P3" draw:layer="layout" draw:type="lines" svg:x1="22.519cm" svg:y1="15.154cm" svg:x2="20.95cm" svg:y2="17.35cm" draw:start-shape="id141" draw:start-glue-point="2" draw:end-shape="id142" draw:end-glue-point="0" svg:d="M22519 15154v501l-1569 1193v502" svg:viewBox="0 0 1570 2197">
          <text:p/>
        </draw:connector>
        <draw:connector draw:style-name="gr8" draw:text-style-name="P3" draw:layer="layout" draw:type="lines" svg:x1="22.519cm" svg:y1="15.154cm" svg:x2="24.402cm" svg:y2="17.35cm" draw:start-shape="id141" draw:start-glue-point="2" draw:end-shape="id143" draw:end-glue-point="0" svg:d="M22519 15154v501l1883 1193v502" svg:viewBox="0 0 1884 2197">
          <text:p/>
        </draw:connector>
        <draw:rect draw:style-name="gr99" draw:text-style-name="P26" draw:layer="layout" svg:width="1.8cm" svg:height="0.8cm" svg:x="18.8cm" svg:y="17.8cm" draw:corner-radius="0.5cm">
          <text:p text:style-name="P16"><text:span text:style-name="T27">I2.b</text:span></text:p>
        </draw:rect>
        <draw:rect draw:style-name="gr100" draw:text-style-name="P26" draw:layer="layout" svg:width="1.8cm" svg:height="0.8cm" svg:x="12.2cm" svg:y="14.4cm" draw:corner-radius="0.5cm">
          <text:p text:style-name="P16"><text:span text:style-name="T27">I4.a</text:span></text:p>
        </draw:rect>
        <draw:frame presentation:style-name="pr1" draw:layer="layout" svg:width="25.199cm" svg:height="3.506cm" svg:x="1.4cm" svg:y="0.837cm" presentation:class="title">
          <draw:text-box>
            <text:p>The problem with objective value</text:p>
          </draw:text-box>
        </draw:frame>
        <draw:frame draw:style-name="gr2" draw:text-style-name="P7" draw:layer="layout" svg:width="3.542cm" svg:height="1.521cm" svg:x="2.8cm" svg:y="8.773cm">
          <draw:text-box>
            <text:p text:style-name="P7"><text:span text:style-name="T5">Component</text:span></text:p>
            <text:p text:style-name="P7"><text:span text:style-name="T5">structure</text:span></text:p>
          </draw:text-box>
        </draw:frame>
        <draw:frame draw:style-name="gr101" draw:text-style-name="P7" draw:layer="layout" svg:width="8.8cm" svg:height="6cm" svg:x="18.6cm" svg:y="4.4cm">
          <draw:text-box>
            <text:p text:style-name="P7">let objective value be energy</text:p>
            <text:list text:style-name="L1">
              <text:list-item>
                <text:p text:style-name="P7">executing PEs: CB1, R1, CB4</text:p>
              </text:list-item>
              <text:list-item>
                <text:p text:style-name="P7">dependent Resources:<text:line-break/>S1, S3, S2, root</text:p>
              </text:list-item>
              <text:list-item>
                <text:p text:style-name="P7">coarse grain: total value is<text:line-break/>sum for whole execution time</text:p>
              </text:list-item>
            </text:list>
          </draw:text-box>
        </draw:frame>
        <draw:frame draw:style-name="gr28" draw:text-style-name="P7" draw:layer="layout" svg:width="8.8cm" svg:height="2.156cm" svg:x="2.8cm" svg:y="16.6cm">
          <draw:text-box>
            <text:p text:style-name="P7">Assumption: other resources</text:p>
            <text:p text:style-name="P7">will be switched off and consume no energy</text:p>
          </draw:text-box>
        </draw:frame>
        <draw:custom-shape draw:style-name="gr102" draw:text-style-name="P3" draw:layer="layout" svg:width="5.2cm" svg:height="4.4cm" svg:x="2.8cm" svg:y="4.4cm">
          <text:p/>
          <draw:enhanced-geometry svg:viewBox="0 0 21600 21600" draw:type="rectangle" draw:enhanced-path="M 0 0 L 21600 0 21600 21600 0 21600 0 0 Z N"/>
        </draw:custom-shape>
        <draw:custom-shape draw:style-name="gr9" draw:text-style-name="P28" draw:layer="layout" svg:width="0.988cm" svg:height="0.989cm" svg:x="5.042cm" svg:y="4.863cm">
          <text:p text:style-name="P27"><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8" xml:id="id146" draw:id="id146" draw:layer="layout" svg:width="0.989cm" svg:height="0.989cm" svg:x="2.88cm" svg:y="4.863cm">
          <text:p text:style-name="P27"><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8" xml:id="id145" draw:id="id145" draw:layer="layout" svg:width="0.988cm" svg:height="0.989cm" svg:x="5.042cm" svg:y="6.771cm">
          <text:p text:style-name="P27"><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xml:id="id148" draw:id="id148" draw:layer="layout" svg:width="0.989cm" svg:height="0.989cm" svg:x="2.88cm" svg:y="6.7cm">
          <text:p text:style-name="P27"><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03" draw:text-style-name="P29" xml:id="id144" draw:id="id144" draw:layer="layout" svg:width="2.197cm" svg:height="0.565cm" svg:x="5.465cm" svg:y="6.064cm" draw:corner-radius="0.5cm">
          <text:p text:style-name="P27"><text:span text:style-name="T28">I1.b#fast</text:span></text:p>
        </draw:rect>
        <draw:rect draw:style-name="gr104" draw:text-style-name="P29" xml:id="id149" draw:id="id149" draw:layer="layout" svg:width="1.135cm" svg:height="0.565cm" svg:x="5.465cm" svg:y="5.499cm" draw:corner-radius="0.5cm">
          <text:p text:style-name="P27"><text:span text:style-name="T28">I1.a</text:span></text:p>
        </draw:rect>
        <draw:rect draw:style-name="gr105" draw:text-style-name="P29" draw:layer="layout" svg:width="1.096cm" svg:height="0.565cm" svg:x="3.304cm" svg:y="5.499cm" draw:corner-radius="0.5cm">
          <text:p text:style-name="P27"><text:span text:style-name="T28">I2.a</text:span></text:p>
        </draw:rect>
        <draw:rect draw:style-name="gr106" draw:text-style-name="P29" draw:layer="layout" svg:width="1.096cm" svg:height="0.565cm" svg:x="3.304cm" svg:y="6.064cm" draw:corner-radius="0.5cm">
          <text:p text:style-name="P27"><text:span text:style-name="T28">I2.b</text:span></text:p>
        </draw:rect>
        <draw:rect draw:style-name="gr107" draw:text-style-name="P29" draw:layer="layout" svg:width="1.206cm" svg:height="0.565cm" svg:x="5.394cm" svg:y="7.407cm" draw:corner-radius="0.5cm">
          <text:p text:style-name="P27"><text:span text:style-name="T28">I3.a</text:span></text:p>
        </draw:rect>
        <draw:rect draw:style-name="gr108" draw:text-style-name="P29" draw:layer="layout" svg:width="1.237cm" svg:height="0.565cm" svg:x="3.163cm" svg:y="7.336cm" draw:corner-radius="0.5cm">
          <text:p text:style-name="P27"><text:span text:style-name="T28">I4.a</text:span></text:p>
        </draw:rect>
        <draw:rect draw:style-name="gr109" draw:text-style-name="P29" draw:layer="layout" svg:width="1.237cm" svg:height="0.565cm" svg:x="3.163cm" svg:y="7.901cm" draw:corner-radius="0.5cm">
          <text:p text:style-name="P27"><text:span text:style-name="T28">I4.b</text:span></text:p>
        </draw:rect>
        <draw:connector draw:style-name="gr40" draw:text-style-name="P27" draw:layer="layout" draw:line-skew="-0.363cm" svg:x1="7.662cm" svg:y1="6.346cm" svg:x2="6.03cm" svg:y2="7.265cm" draw:start-shape="id144" draw:start-glue-point="1" draw:end-shape="id145" draw:end-glue-point="10" svg:d="M7662 6346h138v919h-1770" svg:viewBox="0 0 1771 920">
          <text:p/>
        </draw:connector>
        <draw:connector draw:style-name="gr40" draw:text-style-name="P27" draw:layer="layout" svg:x1="5.465cm" svg:y1="6.346cm" svg:x2="3.869cm" svg:y2="5.357cm" draw:start-shape="id144" draw:start-glue-point="3" draw:end-shape="id146" draw:end-glue-point="10" svg:d="M5465 6346h-799v-989h-797" svg:viewBox="0 0 1597 990">
          <text:p/>
        </draw:connector>
        <draw:connector draw:style-name="gr40" draw:text-style-name="P27" draw:layer="layout" draw:line-skew="0.169cm" svg:x1="5.394cm" svg:y1="8.254cm" svg:x2="3.725cm" svg:y2="6.844cm" draw:start-shape="id147" draw:start-glue-point="3" draw:end-shape="id148" draw:end-glue-point="11" svg:d="M5394 8254h-594v-1410h-1075" svg:viewBox="0 0 1670 1411">
          <text:p/>
        </draw:connector>
        <draw:connector draw:style-name="gr110" draw:text-style-name="P3" draw:layer="layout" draw:line-skew="0.347cm" svg:x1="6.6cm" svg:y1="5.781cm" svg:x2="7.796cm" svg:y2="6.345cm" draw:start-shape="id149" draw:start-glue-point="1" svg:d="M6600 5781h1196v564" svg:viewBox="0 0 1197 565">
          <text:p/>
        </draw:connector>
        <draw:rect draw:style-name="gr111" draw:text-style-name="P29" xml:id="id147" draw:id="id147" draw:layer="layout" svg:width="2.268cm" svg:height="0.565cm" svg:x="5.394cm" svg:y="7.972cm" draw:corner-radius="0.5cm">
          <text:p text:style-name="P27"><text:span text:style-name="T28">I3.b#slow</text:span></text:p>
        </draw:rect>
        <draw:rect draw:style-name="gr112" draw:text-style-name="P26" draw:layer="layout" svg:width="2.896cm" svg:height="0.8cm" svg:x="7.904cm" svg:y="14.4cm" draw:corner-radius="0.5cm">
          <text:p text:style-name="P16"><text:span text:style-name="T27">I1.b#fast</text:span></text:p>
        </draw:rect>
        <draw:rect draw:style-name="gr113" draw:text-style-name="P26" draw:layer="layout" svg:width="3cm" svg:height="0.8cm" svg:x="8.2cm" svg:y="15cm" draw:corner-radius="0.5cm">
          <text:p text:style-name="P16"><text:span text:style-name="T27">I3.b#slow</text:span></text:p>
        </draw:rect>
        <presentation:notes draw:style-name="dp2">
          <office:forms form:automatic-focus="false" form:apply-design-mode="false"/>
          <draw:page-thumbnail draw:style-name="gr5" draw:layer="layout" svg:width="14.848cm" svg:height="11.135cm" svg:x="3.075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9">
        <office:forms form:automatic-focus="false" form:apply-design-mode="false"/>
        <draw:custom-shape draw:style-name="gr44" draw:text-style-name="P16" xml:id="id153" draw:id="id153" draw:layer="Layout" svg:width="2.51cm" svg:height="1.883cm" svg:x="12.793cm" svg:y="4.8cm">
          <text:p text:style-name="P16"><text:span text:style-name="T5">root</text:span></text:p>
          <draw:enhanced-geometry svg:viewBox="0 0 21600 21600" draw:type="rectangle" draw:enhanced-path="M 0 0 L 21600 0 21600 21600 0 21600 0 0 Z N"/>
        </draw:custom-shape>
        <draw:custom-shape draw:style-name="gr44" draw:text-style-name="P16" xml:id="id151" draw:id="id151" draw:layer="Layout" svg:width="2.196cm" svg:height="2.196cm" svg:x="10.173cm" svg:y="8.879cm">
          <text:p text:style-name="P16"><text:span text:style-name="T5">S1</text:span></text:p>
          <draw:enhanced-geometry svg:viewBox="0 0 21600 21600" draw:type="rectangle" draw:enhanced-path="M 0 0 L 21600 0 21600 21600 0 21600 0 0 Z N"/>
        </draw:custom-shape>
        <draw:custom-shape draw:style-name="gr98" draw:text-style-name="P16" xml:id="id154" draw:id="id154" draw:layer="Layout" svg:width="2.197cm" svg:height="2.196cm" svg:x="15.93cm" svg:y="8.879cm">
          <text:p text:style-name="P16"><text:span text:style-name="T5">S2</text:span></text:p>
          <draw:enhanced-geometry svg:viewBox="0 0 21600 21600" draw:type="rectangle" draw:enhanced-path="M 0 0 L 21600 0 21600 21600 0 21600 0 0 Z N"/>
        </draw:custom-shape>
        <draw:custom-shape draw:style-name="gr44" draw:text-style-name="P16" xml:id="id150" draw:id="id150" draw:layer="Layout" svg:width="2.196cm" svg:height="2.196cm" svg:x="8.4cm" svg:y="12.958cm">
          <text:p text:style-name="P16"><text:span text:style-name="T5">CB1</text:span></text:p>
          <draw:enhanced-geometry svg:viewBox="0 0 21600 21600" draw:type="rectangle" draw:enhanced-path="M 0 0 L 21600 0 21600 21600 0 21600 0 0 Z N"/>
        </draw:custom-shape>
        <draw:custom-shape draw:style-name="gr98" draw:text-style-name="P16" xml:id="id155" draw:id="id155" draw:layer="Layout" svg:width="2.196cm" svg:height="2.196cm" svg:x="15.303cm" svg:y="12.958cm">
          <text:p text:style-name="P16"><text:span text:style-name="T5">CB2</text:span></text:p>
          <draw:enhanced-geometry svg:viewBox="0 0 21600 21600" draw:type="rectangle" draw:enhanced-path="M 0 0 L 21600 0 21600 21600 0 21600 0 0 Z N"/>
        </draw:custom-shape>
        <draw:custom-shape draw:style-name="gr98" draw:text-style-name="P16" xml:id="id152" draw:id="id152" draw:layer="Layout" svg:width="2.196cm" svg:height="2.196cm" svg:x="11.538cm" svg:y="12.958cm">
          <text:p text:style-name="P16"><text:span text:style-name="T5">R1</text:span></text:p>
          <draw:enhanced-geometry svg:viewBox="0 0 21600 21600" draw:type="rectangle" draw:enhanced-path="M 0 0 L 21600 0 21600 21600 0 21600 0 0 Z N"/>
        </draw:custom-shape>
        <draw:custom-shape draw:style-name="gr98" draw:text-style-name="P16" xml:id="id156" draw:id="id156" draw:layer="Layout" svg:width="2.197cm" svg:height="2.196cm" svg:x="18.44cm" svg:y="12.958cm">
          <text:p text:style-name="P16"><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50" draw:start-glue-point="0" draw:end-shape="id151" draw:end-glue-point="2" svg:d="M9498 12958v-501l1773-881v-501" svg:viewBox="0 0 1774 1884">
          <text:p/>
        </draw:connector>
        <draw:connector draw:style-name="gr8" draw:text-style-name="P3" draw:layer="layout" draw:type="lines" svg:x1="11.271cm" svg:y1="11.075cm" svg:x2="12.636cm" svg:y2="12.958cm" draw:start-shape="id151" draw:start-glue-point="2" draw:end-shape="id152" draw:end-glue-point="0" svg:d="M11271 11075v501l1365 881v501" svg:viewBox="0 0 1366 1884">
          <text:p/>
        </draw:connector>
        <draw:connector draw:style-name="gr8" draw:text-style-name="P3" draw:layer="layout" draw:type="lines" svg:x1="11.271cm" svg:y1="8.879cm" svg:x2="14.048cm" svg:y2="6.683cm" draw:start-shape="id151" draw:start-glue-point="0" draw:end-shape="id153" draw:end-glue-point="2" svg:d="M11271 8879v-501l2777-1195v-500" svg:viewBox="0 0 2778 2197">
          <text:p/>
        </draw:connector>
        <draw:connector draw:style-name="gr8" draw:text-style-name="P3" draw:layer="layout" draw:type="lines" svg:x1="14.048cm" svg:y1="6.683cm" svg:x2="17.028cm" svg:y2="8.879cm" draw:start-shape="id153" draw:start-glue-point="2" draw:end-shape="id154" svg:d="M14048 6683v500l2980 1195v501" svg:viewBox="0 0 2981 2197">
          <text:p/>
        </draw:connector>
        <draw:connector draw:style-name="gr8" draw:text-style-name="P3" draw:layer="layout" draw:type="lines" svg:x1="17.028cm" svg:y1="11.075cm" svg:x2="16.401cm" svg:y2="12.958cm" draw:start-shape="id154" draw:start-glue-point="2" draw:end-shape="id155" draw:end-glue-point="0" svg:d="M17028 11075v501l-627 881v501" svg:viewBox="0 0 628 1884">
          <text:p/>
        </draw:connector>
        <draw:custom-shape draw:style-name="gr98" draw:text-style-name="P16" xml:id="id158" draw:id="id158" draw:layer="Layout" svg:width="2.197cm" svg:height="2.197cm" svg:x="19.852cm" svg:y="17.35cm">
          <text:p text:style-name="P16"><text:span text:style-name="T5">CB4</text:span></text:p>
          <draw:enhanced-geometry svg:viewBox="0 0 21600 21600" draw:type="rectangle" draw:enhanced-path="M 0 0 L 21600 0 21600 21600 0 21600 0 0 Z N"/>
        </draw:custom-shape>
        <draw:custom-shape draw:style-name="gr98" draw:text-style-name="P16" xml:id="id157" draw:id="id157" draw:layer="Layout" svg:width="2.196cm" svg:height="2.196cm" svg:x="21.421cm" svg:y="12.958cm">
          <text:p text:style-name="P16"><text:span text:style-name="T5">S3</text:span></text:p>
          <draw:enhanced-geometry svg:viewBox="0 0 21600 21600" draw:type="rectangle" draw:enhanced-path="M 0 0 L 21600 0 21600 21600 0 21600 0 0 Z N"/>
        </draw:custom-shape>
        <draw:custom-shape draw:style-name="gr98" draw:text-style-name="P16" xml:id="id159" draw:id="id159" draw:layer="Layout" svg:width="2.196cm" svg:height="2.197cm" svg:x="23.304cm" svg:y="17.35cm">
          <text:p text:style-name="P16"><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56" draw:start-glue-point="0" draw:end-shape="id154" draw:end-glue-point="2" svg:d="M19538 12958v-501l-2510-881v-501" svg:viewBox="0 0 2511 1884">
          <text:p/>
        </draw:connector>
        <draw:connector draw:style-name="gr8" draw:text-style-name="P3" draw:layer="layout" draw:type="lines" svg:x1="22.519cm" svg:y1="12.958cm" svg:x2="17.028cm" svg:y2="11.075cm" draw:start-shape="id157" draw:start-glue-point="0" draw:end-shape="id154" draw:end-glue-point="2" svg:d="M22519 12958v-501l-5491-881v-501" svg:viewBox="0 0 5492 1884">
          <text:p/>
        </draw:connector>
        <draw:connector draw:style-name="gr8" draw:text-style-name="P3" draw:layer="layout" draw:type="lines" svg:x1="22.519cm" svg:y1="15.154cm" svg:x2="20.95cm" svg:y2="17.35cm" draw:start-shape="id157" draw:start-glue-point="2" draw:end-shape="id158" draw:end-glue-point="0" svg:d="M22519 15154v501l-1569 1193v502" svg:viewBox="0 0 1570 2197">
          <text:p/>
        </draw:connector>
        <draw:connector draw:style-name="gr8" draw:text-style-name="P3" draw:layer="layout" draw:type="lines" svg:x1="22.519cm" svg:y1="15.154cm" svg:x2="24.402cm" svg:y2="17.35cm" draw:start-shape="id157" draw:start-glue-point="2" draw:end-shape="id159" draw:end-glue-point="0" svg:d="M22519 15154v501l1883 1193v502" svg:viewBox="0 0 1884 2197">
          <text:p/>
        </draw:connector>
        <draw:frame presentation:style-name="pr1" draw:layer="layout" svg:width="25.199cm" svg:height="3.506cm" svg:x="1.4cm" svg:y="0.837cm" presentation:class="title">
          <draw:text-box>
            <text:p>The problem with objective value (2)</text:p>
          </draw:text-box>
        </draw:frame>
        <draw:frame draw:style-name="gr114" draw:text-style-name="P7" draw:layer="layout" svg:width="8.8cm" svg:height="5.999cm" svg:x="18.6cm" svg:y="4.401cm">
          <draw:text-box>
            <text:p text:style-name="P7">let objective value be energy</text:p>
            <text:list text:style-name="L1">
              <text:list-item>
                <text:p text:style-name="P7">executing PEs: only CB1</text:p>
              </text:list-item>
              <text:list-item>
                <text:p text:style-name="P7">dependent Resources:<text:line-break/>S1 and root</text:p>
              </text:list-item>
              <text:list-item>
                <text:p text:style-name="P7">coarse grain: total value is<text:line-break/>sum for whole execution time</text:p>
              </text:list-item>
            </text:list>
          </draw:text-box>
        </draw:frame>
        <draw:frame draw:style-name="gr28" draw:text-style-name="P7" draw:layer="layout" svg:width="8.8cm" svg:height="2.156cm" svg:x="2.8cm" svg:y="16.6cm">
          <draw:text-box>
            <text:p text:style-name="P7">Assumption: other resources</text:p>
            <text:p text:style-name="P7">will be switched off and consume no energy</text:p>
          </draw:text-box>
        </draw:frame>
        <draw:frame draw:style-name="gr2" draw:text-style-name="P7" draw:layer="layout" svg:width="3.542cm" svg:height="1.521cm" svg:x="2.8cm" svg:y="8.773cm">
          <draw:text-box>
            <text:p text:style-name="P7"><text:span text:style-name="T5">Component</text:span></text:p>
            <text:p text:style-name="P7"><text:span text:style-name="T5">structure</text:span></text:p>
          </draw:text-box>
        </draw:frame>
        <draw:custom-shape draw:style-name="gr102" draw:text-style-name="P3" draw:layer="layout" svg:width="5.2cm" svg:height="4.4cm" svg:x="2.8cm" svg:y="4.4cm">
          <text:p/>
          <draw:enhanced-geometry svg:viewBox="0 0 21600 21600" draw:type="rectangle" draw:enhanced-path="M 0 0 L 21600 0 21600 21600 0 21600 0 0 Z N"/>
        </draw:custom-shape>
        <draw:custom-shape draw:style-name="gr9" draw:text-style-name="P28" draw:layer="layout" svg:width="0.988cm" svg:height="0.989cm" svg:x="5.042cm" svg:y="4.863cm">
          <text:p text:style-name="P27"><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8" xml:id="id162" draw:id="id162" draw:layer="layout" svg:width="0.989cm" svg:height="0.989cm" svg:x="2.88cm" svg:y="4.863cm">
          <text:p text:style-name="P27"><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8" xml:id="id161" draw:id="id161" draw:layer="layout" svg:width="0.988cm" svg:height="0.989cm" svg:x="5.042cm" svg:y="6.771cm">
          <text:p text:style-name="P27"><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xml:id="id164" draw:id="id164" draw:layer="layout" svg:width="0.989cm" svg:height="0.989cm" svg:x="2.88cm" svg:y="6.7cm">
          <text:p text:style-name="P27"><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15" draw:text-style-name="P29" xml:id="id160" draw:id="id160" draw:layer="layout" svg:width="2.197cm" svg:height="0.565cm" svg:x="5.465cm" svg:y="6.064cm" draw:corner-radius="0.5cm">
          <text:p text:style-name="P27"><text:span text:style-name="T28">I1.b#fast</text:span></text:p>
        </draw:rect>
        <draw:rect draw:style-name="gr116" draw:text-style-name="P29" xml:id="id165" draw:id="id165" draw:layer="layout" svg:width="1.135cm" svg:height="0.565cm" svg:x="5.465cm" svg:y="5.499cm" draw:corner-radius="0.5cm">
          <text:p text:style-name="P27"><text:span text:style-name="T28">I1.a</text:span></text:p>
        </draw:rect>
        <draw:rect draw:style-name="gr117" draw:text-style-name="P29" draw:layer="layout" svg:width="1.096cm" svg:height="0.565cm" svg:x="3.304cm" svg:y="5.499cm" draw:corner-radius="0.5cm">
          <text:p text:style-name="P27"><text:span text:style-name="T28">I2.a</text:span></text:p>
        </draw:rect>
        <draw:rect draw:style-name="gr118" draw:text-style-name="P29" draw:layer="layout" svg:width="1.096cm" svg:height="0.565cm" svg:x="3.304cm" svg:y="6.064cm" draw:corner-radius="0.5cm">
          <text:p text:style-name="P27"><text:span text:style-name="T28">I2.b</text:span></text:p>
        </draw:rect>
        <draw:rect draw:style-name="gr119" draw:text-style-name="P29" draw:layer="layout" svg:width="1.206cm" svg:height="0.565cm" svg:x="5.394cm" svg:y="7.407cm" draw:corner-radius="0.5cm">
          <text:p text:style-name="P27"><text:span text:style-name="T28">I3.a</text:span></text:p>
        </draw:rect>
        <draw:rect draw:style-name="gr120" draw:text-style-name="P29" draw:layer="layout" svg:width="1.237cm" svg:height="0.565cm" svg:x="3.163cm" svg:y="7.336cm" draw:corner-radius="0.5cm">
          <text:p text:style-name="P27"><text:span text:style-name="T28">I4.a</text:span></text:p>
        </draw:rect>
        <draw:rect draw:style-name="gr121" draw:text-style-name="P29" draw:layer="layout" svg:width="1.237cm" svg:height="0.565cm" svg:x="3.163cm" svg:y="7.901cm" draw:corner-radius="0.5cm">
          <text:p text:style-name="P27"><text:span text:style-name="T28">I4.b</text:span></text:p>
        </draw:rect>
        <draw:connector draw:style-name="gr40" draw:text-style-name="P27" draw:layer="layout" draw:line-skew="-0.363cm" svg:x1="7.662cm" svg:y1="6.346cm" svg:x2="6.03cm" svg:y2="7.265cm" draw:start-shape="id160" draw:start-glue-point="1" draw:end-shape="id161" draw:end-glue-point="10" svg:d="M7662 6346h138v919h-1770" svg:viewBox="0 0 1771 920">
          <text:p/>
        </draw:connector>
        <draw:connector draw:style-name="gr40" draw:text-style-name="P27" draw:layer="layout" svg:x1="5.465cm" svg:y1="6.346cm" svg:x2="3.869cm" svg:y2="5.357cm" draw:start-shape="id160" draw:start-glue-point="3" draw:end-shape="id162" draw:end-glue-point="10" svg:d="M5465 6346h-799v-989h-797" svg:viewBox="0 0 1597 990">
          <text:p/>
        </draw:connector>
        <draw:connector draw:style-name="gr40" draw:text-style-name="P27" draw:layer="layout" draw:line-skew="0.169cm" svg:x1="5.394cm" svg:y1="8.254cm" svg:x2="3.725cm" svg:y2="6.844cm" draw:start-shape="id163" draw:start-glue-point="3" draw:end-shape="id164" draw:end-glue-point="11" svg:d="M5394 8254h-594v-1410h-1075" svg:viewBox="0 0 1670 1411">
          <text:p/>
        </draw:connector>
        <draw:connector draw:style-name="gr110" draw:text-style-name="P3" draw:layer="layout" draw:line-skew="0.347cm" svg:x1="6.6cm" svg:y1="5.781cm" svg:x2="7.796cm" svg:y2="6.345cm" draw:start-shape="id165" draw:start-glue-point="1" svg:d="M6600 5781h1196v564" svg:viewBox="0 0 1197 565">
          <text:p/>
        </draw:connector>
        <draw:rect draw:style-name="gr122" draw:text-style-name="P29" xml:id="id163" draw:id="id163" draw:layer="layout" svg:width="2.268cm" svg:height="0.565cm" svg:x="5.394cm" svg:y="7.972cm" draw:corner-radius="0.5cm">
          <text:p text:style-name="P27"><text:span text:style-name="T28">I3.b#slow</text:span></text:p>
        </draw:rect>
        <draw:rect draw:style-name="gr123" draw:text-style-name="P26" draw:layer="layout" svg:width="2.896cm" svg:height="0.8cm" svg:x="7.8cm" svg:y="12.6cm" draw:corner-radius="0.5cm">
          <text:p text:style-name="P16"><text:span text:style-name="T27">I1.b#fast</text:span></text:p>
        </draw:rect>
        <draw:rect draw:style-name="gr124" draw:text-style-name="P26" draw:layer="layout" svg:width="3cm" svg:height="0.8cm" svg:x="7.596cm" svg:y="14.354cm" draw:corner-radius="0.5cm">
          <text:p text:style-name="P16"><text:span text:style-name="T27">I3.b#slow</text:span></text:p>
        </draw:rect>
        <draw:rect draw:style-name="gr125" draw:text-style-name="P26" draw:layer="layout" svg:width="1.8cm" svg:height="0.8cm" svg:x="7.6cm" svg:y="13.2cm" draw:corner-radius="0.5cm">
          <text:p text:style-name="P16"><text:span text:style-name="T27">I2.a</text:span></text:p>
        </draw:rect>
        <draw:rect draw:style-name="gr126" draw:text-style-name="P26" draw:layer="layout" svg:width="1.8cm" svg:height="0.8cm" svg:x="8.8cm" svg:y="15cm" draw:corner-radius="0.5cm">
          <text:p text:style-name="P16"><text:span text:style-name="T27">I4.a</text:span></text:p>
        </draw:rect>
        <presentation:notes draw:style-name="dp2">
          <office:forms form:automatic-focus="false" form:apply-design-mode="false"/>
          <draw:page-thumbnail draw:style-name="gr5" draw:layer="layout" svg:width="14.848cm" svg:height="11.135cm" svg:x="3.075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9">
        <office:forms form:automatic-focus="false" form:apply-design-mode="false"/>
        <draw:custom-shape draw:style-name="gr44" draw:text-style-name="P16" xml:id="id169" draw:id="id169" draw:layer="Layout" svg:width="2.51cm" svg:height="1.883cm" svg:x="12.793cm" svg:y="4.8cm">
          <text:p text:style-name="P16"><text:span text:style-name="T5">root</text:span></text:p>
          <draw:enhanced-geometry svg:viewBox="0 0 21600 21600" draw:type="rectangle" draw:enhanced-path="M 0 0 L 21600 0 21600 21600 0 21600 0 0 Z N"/>
        </draw:custom-shape>
        <draw:custom-shape draw:style-name="gr44" draw:text-style-name="P16" xml:id="id167" draw:id="id167" draw:layer="Layout" svg:width="2.196cm" svg:height="2.196cm" svg:x="10.173cm" svg:y="8.879cm">
          <text:p text:style-name="P16"><text:span text:style-name="T5">S1</text:span></text:p>
          <draw:enhanced-geometry svg:viewBox="0 0 21600 21600" draw:type="rectangle" draw:enhanced-path="M 0 0 L 21600 0 21600 21600 0 21600 0 0 Z N"/>
        </draw:custom-shape>
        <draw:custom-shape draw:style-name="gr44" draw:text-style-name="P16" xml:id="id170" draw:id="id170" draw:layer="Layout" svg:width="2.197cm" svg:height="2.196cm" svg:x="15.93cm" svg:y="8.879cm">
          <text:p text:style-name="P16"><text:span text:style-name="T5">S2</text:span></text:p>
          <draw:enhanced-geometry svg:viewBox="0 0 21600 21600" draw:type="rectangle" draw:enhanced-path="M 0 0 L 21600 0 21600 21600 0 21600 0 0 Z N"/>
        </draw:custom-shape>
        <draw:custom-shape draw:style-name="gr98" draw:text-style-name="P16" xml:id="id166" draw:id="id166" draw:layer="Layout" svg:width="2.196cm" svg:height="2.196cm" svg:x="8.4cm" svg:y="12.958cm">
          <text:p text:style-name="P16"><text:span text:style-name="T5">CB1</text:span></text:p>
          <draw:enhanced-geometry svg:viewBox="0 0 21600 21600" draw:type="rectangle" draw:enhanced-path="M 0 0 L 21600 0 21600 21600 0 21600 0 0 Z N"/>
        </draw:custom-shape>
        <draw:custom-shape draw:style-name="gr44" draw:text-style-name="P16" xml:id="id171" draw:id="id171" draw:layer="Layout" svg:width="2.196cm" svg:height="2.196cm" svg:x="15.303cm" svg:y="12.958cm">
          <text:p text:style-name="P16"><text:span text:style-name="T5">CB2</text:span></text:p>
          <draw:enhanced-geometry svg:viewBox="0 0 21600 21600" draw:type="rectangle" draw:enhanced-path="M 0 0 L 21600 0 21600 21600 0 21600 0 0 Z N"/>
        </draw:custom-shape>
        <draw:custom-shape draw:style-name="gr44" draw:text-style-name="P16" xml:id="id168" draw:id="id168" draw:layer="Layout" svg:width="2.196cm" svg:height="2.196cm" svg:x="11.538cm" svg:y="12.958cm">
          <text:p text:style-name="P16"><text:span text:style-name="T5">R1</text:span></text:p>
          <draw:enhanced-geometry svg:viewBox="0 0 21600 21600" draw:type="rectangle" draw:enhanced-path="M 0 0 L 21600 0 21600 21600 0 21600 0 0 Z N"/>
        </draw:custom-shape>
        <draw:custom-shape draw:style-name="gr98" draw:text-style-name="P16" xml:id="id172" draw:id="id172" draw:layer="Layout" svg:width="2.197cm" svg:height="2.196cm" svg:x="18.44cm" svg:y="12.958cm">
          <text:p text:style-name="P16"><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66" draw:start-glue-point="0" draw:end-shape="id167" draw:end-glue-point="2" svg:d="M9498 12958v-501l1773-881v-501" svg:viewBox="0 0 1774 1884">
          <text:p/>
        </draw:connector>
        <draw:connector draw:style-name="gr8" draw:text-style-name="P3" draw:layer="layout" draw:type="lines" svg:x1="11.271cm" svg:y1="11.075cm" svg:x2="12.636cm" svg:y2="12.958cm" draw:start-shape="id167" draw:start-glue-point="2" draw:end-shape="id168" draw:end-glue-point="0" svg:d="M11271 11075v501l1365 881v501" svg:viewBox="0 0 1366 1884">
          <text:p/>
        </draw:connector>
        <draw:connector draw:style-name="gr8" draw:text-style-name="P3" draw:layer="layout" draw:type="lines" svg:x1="11.271cm" svg:y1="8.879cm" svg:x2="14.048cm" svg:y2="6.683cm" draw:start-shape="id167" draw:start-glue-point="0" draw:end-shape="id169" draw:end-glue-point="2" svg:d="M11271 8879v-501l2777-1195v-500" svg:viewBox="0 0 2778 2197">
          <text:p/>
        </draw:connector>
        <draw:connector draw:style-name="gr8" draw:text-style-name="P3" draw:layer="layout" draw:type="lines" svg:x1="14.048cm" svg:y1="6.683cm" svg:x2="17.028cm" svg:y2="8.879cm" draw:start-shape="id169" draw:start-glue-point="2" draw:end-shape="id170" svg:d="M14048 6683v500l2980 1195v501" svg:viewBox="0 0 2981 2197">
          <text:p/>
        </draw:connector>
        <draw:connector draw:style-name="gr8" draw:text-style-name="P3" draw:layer="layout" draw:type="lines" svg:x1="17.028cm" svg:y1="11.075cm" svg:x2="16.401cm" svg:y2="12.958cm" draw:start-shape="id170" draw:start-glue-point="2" draw:end-shape="id171" draw:end-glue-point="0" svg:d="M17028 11075v501l-627 881v501" svg:viewBox="0 0 628 1884">
          <text:p/>
        </draw:connector>
        <draw:custom-shape draw:style-name="gr44" draw:text-style-name="P16" xml:id="id174" draw:id="id174" draw:layer="Layout" svg:width="2.197cm" svg:height="2.197cm" svg:x="19.852cm" svg:y="17.35cm">
          <text:p text:style-name="P16"><text:span text:style-name="T5">CB4</text:span></text:p>
          <draw:enhanced-geometry svg:viewBox="0 0 21600 21600" draw:type="rectangle" draw:enhanced-path="M 0 0 L 21600 0 21600 21600 0 21600 0 0 Z N"/>
        </draw:custom-shape>
        <draw:custom-shape draw:style-name="gr44" draw:text-style-name="P16" xml:id="id173" draw:id="id173" draw:layer="Layout" svg:width="2.196cm" svg:height="2.196cm" svg:x="21.421cm" svg:y="12.958cm">
          <text:p text:style-name="P16"><text:span text:style-name="T5">S3</text:span></text:p>
          <draw:enhanced-geometry svg:viewBox="0 0 21600 21600" draw:type="rectangle" draw:enhanced-path="M 0 0 L 21600 0 21600 21600 0 21600 0 0 Z N"/>
        </draw:custom-shape>
        <draw:custom-shape draw:style-name="gr44" draw:text-style-name="P16" xml:id="id175" draw:id="id175" draw:layer="Layout" svg:width="2.196cm" svg:height="2.197cm" svg:x="23.304cm" svg:y="17.35cm">
          <text:p text:style-name="P16"><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72" draw:start-glue-point="0" draw:end-shape="id170" draw:end-glue-point="2" svg:d="M19538 12958v-501l-2510-881v-501" svg:viewBox="0 0 2511 1884">
          <text:p/>
        </draw:connector>
        <draw:connector draw:style-name="gr8" draw:text-style-name="P3" draw:layer="layout" draw:type="lines" svg:x1="22.519cm" svg:y1="12.958cm" svg:x2="17.028cm" svg:y2="11.075cm" draw:start-shape="id173" draw:start-glue-point="0" draw:end-shape="id170" draw:end-glue-point="2" svg:d="M22519 12958v-501l-5491-881v-501" svg:viewBox="0 0 5492 1884">
          <text:p/>
        </draw:connector>
        <draw:connector draw:style-name="gr8" draw:text-style-name="P3" draw:layer="layout" draw:type="lines" svg:x1="22.519cm" svg:y1="15.154cm" svg:x2="20.95cm" svg:y2="17.35cm" draw:start-shape="id173" draw:start-glue-point="2" draw:end-shape="id174" draw:end-glue-point="0" svg:d="M22519 15154v501l-1569 1193v502" svg:viewBox="0 0 1570 2197">
          <text:p/>
        </draw:connector>
        <draw:connector draw:style-name="gr8" draw:text-style-name="P3" draw:layer="layout" draw:type="lines" svg:x1="22.519cm" svg:y1="15.154cm" svg:x2="24.402cm" svg:y2="17.35cm" draw:start-shape="id173" draw:start-glue-point="2" draw:end-shape="id175" draw:end-glue-point="0" svg:d="M22519 15154v501l1883 1193v502" svg:viewBox="0 0 1884 2197">
          <text:p/>
        </draw:connector>
        <draw:rect draw:style-name="gr127" draw:text-style-name="P26" draw:layer="layout" svg:width="2.896cm" svg:height="0.8cm" svg:x="23.304cm" svg:y="17.4cm" draw:corner-radius="0.5cm">
          <text:p text:style-name="P16"><text:span text:style-name="T27">I1.b#fast</text:span></text:p>
        </draw:rect>
        <draw:rect draw:style-name="gr128" draw:text-style-name="P26" draw:layer="layout" svg:width="1.8cm" svg:height="0.8cm" svg:x="15.4cm" svg:y="14.6cm" draw:corner-radius="0.5cm">
          <text:p text:style-name="P16"><text:span text:style-name="T27">I2.a</text:span></text:p>
        </draw:rect>
        <draw:rect draw:style-name="gr129" draw:text-style-name="P26" draw:layer="layout" svg:width="3cm" svg:height="0.8cm" svg:x="11.8cm" svg:y="14.4cm" draw:corner-radius="0.5cm">
          <text:p text:style-name="P16"><text:span text:style-name="T27">I3.b#slow</text:span></text:p>
        </draw:rect>
        <draw:rect draw:style-name="gr130" draw:text-style-name="P26" draw:layer="layout" svg:width="1.8cm" svg:height="0.8cm" svg:x="19.4cm" svg:y="17.35cm" draw:corner-radius="0.5cm">
          <text:p text:style-name="P16"><text:span text:style-name="T27">I4.a</text:span></text:p>
        </draw:rect>
        <draw:frame presentation:style-name="pr1" draw:layer="layout" svg:width="25.199cm" svg:height="3.506cm" svg:x="1.4cm" svg:y="0.837cm" presentation:class="title">
          <draw:text-box>
            <text:p>The problem with objective value (3)</text:p>
          </draw:text-box>
        </draw:frame>
        <draw:frame draw:style-name="gr28" draw:text-style-name="P7" draw:layer="layout" svg:width="8.8cm" svg:height="2.156cm" svg:x="2.8cm" svg:y="16.6cm">
          <draw:text-box>
            <text:p text:style-name="P7">Assumption: other resources</text:p>
            <text:p text:style-name="P7">will be switched off and consume no energy</text:p>
          </draw:text-box>
        </draw:frame>
        <draw:frame draw:style-name="gr114" draw:text-style-name="P7" draw:layer="layout" svg:width="8.8cm" svg:height="5.999cm" svg:x="18.6cm" svg:y="4.401cm">
          <draw:text-box>
            <text:p text:style-name="P7">let objective value be energy</text:p>
            <text:list text:style-name="L1">
              <text:list-item>
                <text:p text:style-name="P7">executing PEs: R1, CB2, CB4, CB5</text:p>
              </text:list-item>
              <text:list-item>
                <text:p text:style-name="P7">dependent Resources:<text:line-break/>every PE except CB1, CB3</text:p>
              </text:list-item>
              <text:list-item>
                <text:p text:style-name="P7">coarse grain: total value is<text:line-break/>sum for whole execution time</text:p>
              </text:list-item>
            </text:list>
          </draw:text-box>
        </draw:frame>
        <draw:custom-shape draw:style-name="gr102" draw:text-style-name="P3" draw:layer="layout" svg:width="5.2cm" svg:height="4.4cm" svg:x="2.8cm" svg:y="4.4cm">
          <text:p/>
          <draw:enhanced-geometry svg:viewBox="0 0 21600 21600" draw:type="rectangle" draw:enhanced-path="M 0 0 L 21600 0 21600 21600 0 21600 0 0 Z N"/>
        </draw:custom-shape>
        <draw:frame draw:style-name="gr2" draw:text-style-name="P7" draw:layer="layout" svg:width="3.542cm" svg:height="1.521cm" svg:x="2.8cm" svg:y="8.773cm">
          <draw:text-box>
            <text:p text:style-name="P7"><text:span text:style-name="T5">Component</text:span></text:p>
            <text:p text:style-name="P7"><text:span text:style-name="T5">structure</text:span></text:p>
          </draw:text-box>
        </draw:frame>
        <draw:custom-shape draw:style-name="gr9" draw:text-style-name="P28" draw:layer="layout" svg:width="0.988cm" svg:height="0.989cm" svg:x="5.042cm" svg:y="4.863cm">
          <text:p text:style-name="P27"><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8" xml:id="id178" draw:id="id178" draw:layer="layout" svg:width="0.989cm" svg:height="0.989cm" svg:x="2.88cm" svg:y="4.863cm">
          <text:p text:style-name="P27"><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8" xml:id="id177" draw:id="id177" draw:layer="layout" svg:width="0.988cm" svg:height="0.989cm" svg:x="5.042cm" svg:y="6.771cm">
          <text:p text:style-name="P27"><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8" xml:id="id180" draw:id="id180" draw:layer="layout" svg:width="0.989cm" svg:height="0.989cm" svg:x="2.88cm" svg:y="6.7cm">
          <text:p text:style-name="P27"><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31" draw:text-style-name="P29" xml:id="id176" draw:id="id176" draw:layer="layout" svg:width="2.197cm" svg:height="0.565cm" svg:x="5.465cm" svg:y="6.064cm" draw:corner-radius="0.5cm">
          <text:p text:style-name="P27"><text:span text:style-name="T28">I1.b#fast</text:span></text:p>
        </draw:rect>
        <draw:rect draw:style-name="gr132" draw:text-style-name="P29" xml:id="id181" draw:id="id181" draw:layer="layout" svg:width="1.135cm" svg:height="0.565cm" svg:x="5.465cm" svg:y="5.499cm" draw:corner-radius="0.5cm">
          <text:p text:style-name="P27"><text:span text:style-name="T28">I1.a</text:span></text:p>
        </draw:rect>
        <draw:rect draw:style-name="gr133" draw:text-style-name="P29" draw:layer="layout" svg:width="1.096cm" svg:height="0.565cm" svg:x="3.304cm" svg:y="5.499cm" draw:corner-radius="0.5cm">
          <text:p text:style-name="P27"><text:span text:style-name="T28">I2.a</text:span></text:p>
        </draw:rect>
        <draw:rect draw:style-name="gr134" draw:text-style-name="P29" draw:layer="layout" svg:width="1.096cm" svg:height="0.565cm" svg:x="3.304cm" svg:y="6.064cm" draw:corner-radius="0.5cm">
          <text:p text:style-name="P27"><text:span text:style-name="T28">I2.b</text:span></text:p>
        </draw:rect>
        <draw:rect draw:style-name="gr135" draw:text-style-name="P29" draw:layer="layout" svg:width="1.206cm" svg:height="0.565cm" svg:x="5.394cm" svg:y="7.407cm" draw:corner-radius="0.5cm">
          <text:p text:style-name="P27"><text:span text:style-name="T28">I3.a</text:span></text:p>
        </draw:rect>
        <draw:rect draw:style-name="gr136" draw:text-style-name="P29" draw:layer="layout" svg:width="1.237cm" svg:height="0.565cm" svg:x="3.163cm" svg:y="7.336cm" draw:corner-radius="0.5cm">
          <text:p text:style-name="P27"><text:span text:style-name="T28">I4.a</text:span></text:p>
        </draw:rect>
        <draw:rect draw:style-name="gr137" draw:text-style-name="P29" draw:layer="layout" svg:width="1.237cm" svg:height="0.565cm" svg:x="3.163cm" svg:y="7.901cm" draw:corner-radius="0.5cm">
          <text:p text:style-name="P27"><text:span text:style-name="T28">I4.b</text:span></text:p>
        </draw:rect>
        <draw:connector draw:style-name="gr40" draw:text-style-name="P27" draw:layer="layout" draw:line-skew="-0.363cm" svg:x1="7.662cm" svg:y1="6.346cm" svg:x2="6.03cm" svg:y2="7.265cm" draw:start-shape="id176" draw:start-glue-point="1" draw:end-shape="id177" draw:end-glue-point="10" svg:d="M7662 6346h138v919h-1770" svg:viewBox="0 0 1771 920">
          <text:p/>
        </draw:connector>
        <draw:connector draw:style-name="gr40" draw:text-style-name="P27" draw:layer="layout" svg:x1="5.465cm" svg:y1="6.346cm" svg:x2="3.869cm" svg:y2="5.357cm" draw:start-shape="id176" draw:start-glue-point="3" draw:end-shape="id178" draw:end-glue-point="10" svg:d="M5465 6346h-799v-989h-797" svg:viewBox="0 0 1597 990">
          <text:p/>
        </draw:connector>
        <draw:connector draw:style-name="gr40" draw:text-style-name="P27" draw:layer="layout" draw:line-skew="0.169cm" svg:x1="5.394cm" svg:y1="8.254cm" svg:x2="3.725cm" svg:y2="6.844cm" draw:start-shape="id179" draw:start-glue-point="3" draw:end-shape="id180" draw:end-glue-point="11" svg:d="M5394 8254h-594v-1410h-1075" svg:viewBox="0 0 1670 1411">
          <text:p/>
        </draw:connector>
        <draw:connector draw:style-name="gr110" draw:text-style-name="P3" draw:layer="layout" draw:line-skew="0.347cm" svg:x1="6.6cm" svg:y1="5.781cm" svg:x2="7.796cm" svg:y2="6.345cm" draw:start-shape="id181" draw:start-glue-point="1" svg:d="M6600 5781h1196v564" svg:viewBox="0 0 1197 565">
          <text:p/>
        </draw:connector>
        <draw:rect draw:style-name="gr138" draw:text-style-name="P29" xml:id="id179" draw:id="id179" draw:layer="layout" svg:width="2.268cm" svg:height="0.565cm" svg:x="5.394cm" svg:y="7.972cm" draw:corner-radius="0.5cm">
          <text:p text:style-name="P27"><text:span text:style-name="T28">I3.b#slow</text:span></text:p>
        </draw:rect>
        <presentation:notes draw:style-name="dp2">
          <office:forms form:automatic-focus="false" form:apply-design-mode="false"/>
          <draw:page-thumbnail draw:style-name="gr5" draw:layer="layout" svg:width="14.848cm" svg:height="11.135cm" svg:x="3.075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frame draw:style-name="gr139" draw:text-style-name="P7" draw:layer="layout" svg:width="25.847cm" svg:height="7.871cm" svg:x="0.753cm" svg:y="1cm">
          <draw:text-box>
            <text:list text:style-name="L1">
              <text:list-item>
                <text:p text:style-name="P7"><text:span text:style-name="T29">Cost should be taken into accout to get optimal solution (w.r.t. to objective function)</text:span><text:span text:style-name="T29"><text:line-break/></text:span><text:span text:style-name="T29">or at least „near“ optimal</text:span></text:p>
              </text:list-item>
            </text:list>
            <text:p text:style-name="P7"><text:span text:style-name="T29"/></text:p>
            <text:list text:continue-numbering="true" text:style-name="L1">
              <text:list-item>
                <text:p text:style-name="P7"><text:span text:style-name="T29">An implementation can have several modes, in which it can be run</text:span></text:p>
                <text:list>
                  <text:list-item>
                    <text:p text:style-name="P7"><text:span text:style-name="T29">Assumption: If no mode is specified, the first mode is used (usually the implementation has only one mode in this case)</text:span></text:p>
                  </text:list-item>
                </text:list>
              </text:list-item>
            </text:list>
            <text:p text:style-name="P7"><text:span text:style-name="T5"/></text:p>
            <text:list text:continue-numbering="true" text:style-name="L1">
              <text:list-item>
                <text:p text:style-name="P7"><text:span text:style-name="T5">All mappings so far were valid. Actually need example contracts and concrete values to decide that.</text:span></text:p>
                <text:list>
                  <text:list-item>
                    <text:p text:style-name="P7"><text:span text:style-name="T5">let every component have one (abstract) property according to their name,</text:span><text:span text:style-name="T5"><text:line-break/></text:span><text:span text:style-name="T5">p1 for C1, p2 for C2, and so on</text:span></text:p>
                  </text:list-item>
                  <text:list-item>
                    <text:p text:style-name="P7"><text:span text:style-name="T5">further constraints to a PE should be expressable</text:span></text:p>
                  </text:list-item>
                </text:list>
              </text:list-item>
            </text:list>
          </draw:text-box>
        </draw:frame>
        <presentation:notes draw:style-name="dp2">
          <office:forms form:automatic-focus="false" form:apply-design-mode="false"/>
          <draw:page-thumbnail draw:style-name="gr5" draw:layer="layout" svg:width="14.848cm" svg:height="11.135cm" svg:x="3.075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9">
        <office:forms form:automatic-focus="false" form:apply-design-mode="false"/>
        <draw:custom-shape draw:style-name="gr44" draw:text-style-name="P16" xml:id="id185" draw:id="id185" draw:layer="Layout" svg:width="2.51cm" svg:height="1.883cm" svg:x="12.793cm" svg:y="4.8cm">
          <text:p text:style-name="P16"><text:span text:style-name="T5">root</text:span></text:p>
          <draw:enhanced-geometry svg:viewBox="0 0 21600 21600" draw:type="rectangle" draw:enhanced-path="M 0 0 L 21600 0 21600 21600 0 21600 0 0 Z N"/>
        </draw:custom-shape>
        <draw:custom-shape draw:style-name="gr44" draw:text-style-name="P16" xml:id="id183" draw:id="id183" draw:layer="Layout" svg:width="2.196cm" svg:height="2.196cm" svg:x="10.173cm" svg:y="8.879cm">
          <text:p text:style-name="P16"><text:span text:style-name="T5">S1</text:span></text:p>
          <draw:enhanced-geometry svg:viewBox="0 0 21600 21600" draw:type="rectangle" draw:enhanced-path="M 0 0 L 21600 0 21600 21600 0 21600 0 0 Z N"/>
        </draw:custom-shape>
        <draw:custom-shape draw:style-name="gr44" draw:text-style-name="P16" xml:id="id186" draw:id="id186" draw:layer="Layout" svg:width="2.197cm" svg:height="2.196cm" svg:x="15.93cm" svg:y="8.879cm">
          <text:p text:style-name="P16"><text:span text:style-name="T5">S2</text:span></text:p>
          <draw:enhanced-geometry svg:viewBox="0 0 21600 21600" draw:type="rectangle" draw:enhanced-path="M 0 0 L 21600 0 21600 21600 0 21600 0 0 Z N"/>
        </draw:custom-shape>
        <draw:custom-shape draw:style-name="gr44" draw:text-style-name="P16" xml:id="id182" draw:id="id182" draw:layer="Layout" svg:width="2.196cm" svg:height="2.196cm" svg:x="8.4cm" svg:y="12.958cm">
          <text:p text:style-name="P16"><text:span text:style-name="T5">CB1</text:span></text:p>
          <draw:enhanced-geometry svg:viewBox="0 0 21600 21600" draw:type="rectangle" draw:enhanced-path="M 0 0 L 21600 0 21600 21600 0 21600 0 0 Z N"/>
        </draw:custom-shape>
        <draw:custom-shape draw:style-name="gr98" draw:text-style-name="P16" xml:id="id187" draw:id="id187" draw:layer="Layout" svg:width="2.196cm" svg:height="2.196cm" svg:x="15.303cm" svg:y="12.958cm">
          <text:p text:style-name="P16"><text:span text:style-name="T5">CB2</text:span></text:p>
          <draw:enhanced-geometry svg:viewBox="0 0 21600 21600" draw:type="rectangle" draw:enhanced-path="M 0 0 L 21600 0 21600 21600 0 21600 0 0 Z N"/>
        </draw:custom-shape>
        <draw:custom-shape draw:style-name="gr44" draw:text-style-name="P16" xml:id="id184" draw:id="id184" draw:layer="Layout" svg:width="2.196cm" svg:height="2.196cm" svg:x="11.538cm" svg:y="12.958cm">
          <text:p text:style-name="P16"><text:span text:style-name="T5">R1</text:span></text:p>
          <draw:enhanced-geometry svg:viewBox="0 0 21600 21600" draw:type="rectangle" draw:enhanced-path="M 0 0 L 21600 0 21600 21600 0 21600 0 0 Z N"/>
        </draw:custom-shape>
        <draw:custom-shape draw:style-name="gr98" draw:text-style-name="P16" xml:id="id188" draw:id="id188" draw:layer="Layout" svg:width="2.197cm" svg:height="2.196cm" svg:x="18.44cm" svg:y="12.958cm">
          <text:p text:style-name="P16"><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82" draw:start-glue-point="0" draw:end-shape="id183" draw:end-glue-point="2" svg:d="M9498 12958v-501l1773-881v-501" svg:viewBox="0 0 1774 1884">
          <text:p/>
        </draw:connector>
        <draw:connector draw:style-name="gr8" draw:text-style-name="P3" draw:layer="layout" draw:type="lines" svg:x1="11.271cm" svg:y1="11.075cm" svg:x2="12.636cm" svg:y2="12.958cm" draw:start-shape="id183" draw:start-glue-point="2" draw:end-shape="id184" draw:end-glue-point="0" svg:d="M11271 11075v501l1365 881v501" svg:viewBox="0 0 1366 1884">
          <text:p/>
        </draw:connector>
        <draw:connector draw:style-name="gr8" draw:text-style-name="P3" draw:layer="layout" draw:type="lines" svg:x1="11.271cm" svg:y1="8.879cm" svg:x2="14.048cm" svg:y2="6.683cm" draw:start-shape="id183" draw:start-glue-point="0" draw:end-shape="id185" draw:end-glue-point="2" svg:d="M11271 8879v-501l2777-1195v-500" svg:viewBox="0 0 2778 2197">
          <text:p/>
        </draw:connector>
        <draw:connector draw:style-name="gr8" draw:text-style-name="P3" draw:layer="layout" draw:type="lines" svg:x1="14.048cm" svg:y1="6.683cm" svg:x2="17.028cm" svg:y2="8.879cm" draw:start-shape="id185" draw:start-glue-point="2" draw:end-shape="id186" svg:d="M14048 6683v500l2980 1195v501" svg:viewBox="0 0 2981 2197">
          <text:p/>
        </draw:connector>
        <draw:connector draw:style-name="gr8" draw:text-style-name="P3" draw:layer="layout" draw:type="lines" svg:x1="17.028cm" svg:y1="11.075cm" svg:x2="16.401cm" svg:y2="12.958cm" draw:start-shape="id186" draw:start-glue-point="2" draw:end-shape="id187" draw:end-glue-point="0" svg:d="M17028 11075v501l-627 881v501" svg:viewBox="0 0 628 1884">
          <text:p/>
        </draw:connector>
        <draw:custom-shape draw:style-name="gr44" draw:text-style-name="P16" xml:id="id190" draw:id="id190" draw:layer="Layout" svg:width="2.197cm" svg:height="2.197cm" svg:x="19.852cm" svg:y="17.35cm">
          <text:p text:style-name="P16"><text:span text:style-name="T5">CB4</text:span></text:p>
          <draw:enhanced-geometry svg:viewBox="0 0 21600 21600" draw:type="rectangle" draw:enhanced-path="M 0 0 L 21600 0 21600 21600 0 21600 0 0 Z N"/>
        </draw:custom-shape>
        <draw:custom-shape draw:style-name="gr44" draw:text-style-name="P16" xml:id="id189" draw:id="id189" draw:layer="Layout" svg:width="2.196cm" svg:height="2.196cm" svg:x="21.421cm" svg:y="12.958cm">
          <text:p text:style-name="P16"><text:span text:style-name="T5">S3</text:span></text:p>
          <draw:enhanced-geometry svg:viewBox="0 0 21600 21600" draw:type="rectangle" draw:enhanced-path="M 0 0 L 21600 0 21600 21600 0 21600 0 0 Z N"/>
        </draw:custom-shape>
        <draw:custom-shape draw:style-name="gr98" draw:text-style-name="P16" xml:id="id191" draw:id="id191" draw:layer="Layout" svg:width="2.196cm" svg:height="2.197cm" svg:x="23.304cm" svg:y="17.35cm">
          <text:p text:style-name="P16"><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88" draw:start-glue-point="0" draw:end-shape="id186" draw:end-glue-point="2" svg:d="M19538 12958v-501l-2510-881v-501" svg:viewBox="0 0 2511 1884">
          <text:p/>
        </draw:connector>
        <draw:connector draw:style-name="gr8" draw:text-style-name="P3" draw:layer="layout" draw:type="lines" svg:x1="22.519cm" svg:y1="12.958cm" svg:x2="17.028cm" svg:y2="11.075cm" draw:start-shape="id189" draw:start-glue-point="0" draw:end-shape="id186" draw:end-glue-point="2" svg:d="M22519 12958v-501l-5491-881v-501" svg:viewBox="0 0 5492 1884">
          <text:p/>
        </draw:connector>
        <draw:connector draw:style-name="gr8" draw:text-style-name="P3" draw:layer="layout" draw:type="lines" svg:x1="22.519cm" svg:y1="15.154cm" svg:x2="20.95cm" svg:y2="17.35cm" draw:start-shape="id189" draw:start-glue-point="2" draw:end-shape="id190" draw:end-glue-point="0" svg:d="M22519 15154v501l-1569 1193v502" svg:viewBox="0 0 1570 2197">
          <text:p/>
        </draw:connector>
        <draw:connector draw:style-name="gr8" draw:text-style-name="P3" draw:layer="layout" draw:type="lines" svg:x1="22.519cm" svg:y1="15.154cm" svg:x2="24.402cm" svg:y2="17.35cm" draw:start-shape="id189" draw:start-glue-point="2" draw:end-shape="id191" draw:end-glue-point="0" svg:d="M22519 15154v501l1883 1193v502" svg:viewBox="0 0 1884 2197">
          <text:p/>
        </draw:connector>
        <draw:rect draw:style-name="gr140" draw:text-style-name="P26" draw:layer="layout" svg:width="1.8cm" svg:height="0.8cm" svg:x="18.8cm" svg:y="17.8cm" draw:corner-radius="0.5cm">
          <text:p text:style-name="P16"><text:span text:style-name="T27">I2.b</text:span></text:p>
        </draw:rect>
        <draw:rect draw:style-name="gr141" draw:text-style-name="P26" draw:layer="layout" svg:width="1.8cm" svg:height="0.8cm" svg:x="12.2cm" svg:y="14.4cm" draw:corner-radius="0.5cm">
          <text:p text:style-name="P16"><text:span text:style-name="T27">I4.a</text:span></text:p>
        </draw:rect>
        <draw:frame presentation:style-name="pr1" draw:layer="layout" svg:width="25.199cm" svg:height="3.506cm" svg:x="1.4cm" svg:y="0.837cm" presentation:class="title">
          <draw:text-box>
            <text:p>Taking clauses into account …</text:p>
          </draw:text-box>
        </draw:frame>
        <draw:frame draw:style-name="gr2" draw:text-style-name="P7" draw:layer="layout" svg:width="3.542cm" svg:height="1.521cm" svg:x="2.8cm" svg:y="8.773cm">
          <draw:text-box>
            <text:p text:style-name="P7"><text:span text:style-name="T5">Component</text:span></text:p>
            <text:p text:style-name="P7"><text:span text:style-name="T5">structure</text:span></text:p>
          </draw:text-box>
        </draw:frame>
        <draw:custom-shape draw:style-name="gr142" draw:text-style-name="P3" draw:layer="Layout" svg:width="5.2cm" svg:height="4.4cm" svg:x="2.8cm" svg:y="4.4cm">
          <text:p/>
          <draw:enhanced-geometry svg:viewBox="0 0 21600 21600" draw:type="rectangle" draw:enhanced-path="M 0 0 L 21600 0 21600 21600 0 21600 0 0 Z N"/>
        </draw:custom-shape>
        <draw:custom-shape draw:style-name="gr47" draw:text-style-name="P28" draw:layer="Layout" svg:width="0.988cm" svg:height="0.989cm" svg:x="5.042cm" svg:y="4.863cm">
          <text:p text:style-name="P27"><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8" xml:id="id194" draw:id="id194" draw:layer="Layout" svg:width="0.989cm" svg:height="0.989cm" svg:x="2.88cm" svg:y="4.863cm">
          <text:p text:style-name="P27"><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8" xml:id="id193" draw:id="id193" draw:layer="Layout" svg:width="0.988cm" svg:height="0.989cm" svg:x="5.042cm" svg:y="6.771cm">
          <text:p text:style-name="P27"><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8" xml:id="id196" draw:id="id196" draw:layer="Layout" svg:width="0.989cm" svg:height="0.989cm" svg:x="2.88cm" svg:y="6.7cm">
          <text:p text:style-name="P27"><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43" draw:text-style-name="P29" xml:id="id192" draw:id="id192" draw:layer="layout" svg:width="2.197cm" svg:height="0.565cm" svg:x="5.465cm" svg:y="6.064cm" draw:corner-radius="0.5cm">
          <text:p text:style-name="P27"><text:span text:style-name="T28">I1.b#fast</text:span></text:p>
        </draw:rect>
        <draw:rect draw:style-name="gr144" draw:text-style-name="P29" xml:id="id197" draw:id="id197" draw:layer="layout" svg:width="1.135cm" svg:height="0.565cm" svg:x="5.465cm" svg:y="5.499cm" draw:corner-radius="0.5cm">
          <text:p text:style-name="P27"><text:span text:style-name="T28">I1.a</text:span></text:p>
        </draw:rect>
        <draw:rect draw:style-name="gr145" draw:text-style-name="P29" draw:layer="layout" svg:width="1.096cm" svg:height="0.565cm" svg:x="3.304cm" svg:y="5.499cm" draw:corner-radius="0.5cm">
          <text:p text:style-name="P27"><text:span text:style-name="T28">I2.a</text:span></text:p>
        </draw:rect>
        <draw:rect draw:style-name="gr146" draw:text-style-name="P29" draw:layer="layout" svg:width="1.096cm" svg:height="0.565cm" svg:x="3.304cm" svg:y="6.064cm" draw:corner-radius="0.5cm">
          <text:p text:style-name="P27"><text:span text:style-name="T28">I2.b</text:span></text:p>
        </draw:rect>
        <draw:rect draw:style-name="gr147" draw:text-style-name="P29" draw:layer="layout" svg:width="1.206cm" svg:height="0.565cm" svg:x="5.394cm" svg:y="7.407cm" draw:corner-radius="0.5cm">
          <text:p text:style-name="P27"><text:span text:style-name="T28">I3.a</text:span></text:p>
        </draw:rect>
        <draw:rect draw:style-name="gr148" draw:text-style-name="P29" draw:layer="layout" svg:width="1.237cm" svg:height="0.565cm" svg:x="3.163cm" svg:y="7.336cm" draw:corner-radius="0.5cm">
          <text:p text:style-name="P27"><text:span text:style-name="T28">I4.a</text:span></text:p>
        </draw:rect>
        <draw:rect draw:style-name="gr149" draw:text-style-name="P29" draw:layer="layout" svg:width="1.237cm" svg:height="0.565cm" svg:x="3.163cm" svg:y="7.901cm" draw:corner-radius="0.5cm">
          <text:p text:style-name="P27"><text:span text:style-name="T28">I4.b</text:span></text:p>
        </draw:rect>
        <draw:connector draw:style-name="gr40" draw:text-style-name="P27" draw:layer="layout" draw:line-skew="-0.363cm" svg:x1="7.662cm" svg:y1="6.346cm" svg:x2="6.03cm" svg:y2="7.265cm" draw:start-shape="id192" draw:start-glue-point="1" draw:end-shape="id193" draw:end-glue-point="10" svg:d="M7662 6346h138v919h-1770" svg:viewBox="0 0 1771 920">
          <text:p/>
        </draw:connector>
        <draw:connector draw:style-name="gr40" draw:text-style-name="P27" draw:layer="layout" svg:x1="5.465cm" svg:y1="6.346cm" svg:x2="3.869cm" svg:y2="5.357cm" draw:start-shape="id192" draw:start-glue-point="3" draw:end-shape="id194" draw:end-glue-point="10" svg:d="M5465 6346h-799v-989h-797" svg:viewBox="0 0 1597 990">
          <text:p/>
        </draw:connector>
        <draw:connector draw:style-name="gr40" draw:text-style-name="P27" draw:layer="layout" draw:line-skew="0.169cm" svg:x1="5.394cm" svg:y1="8.254cm" svg:x2="3.725cm" svg:y2="6.844cm" draw:start-shape="id195" draw:start-glue-point="3" draw:end-shape="id196" draw:end-glue-point="11" svg:d="M5394 8254h-594v-1410h-1075" svg:viewBox="0 0 1670 1411">
          <text:p/>
        </draw:connector>
        <draw:connector draw:style-name="gr110" draw:text-style-name="P3" draw:layer="layout" draw:line-skew="0.347cm" svg:x1="6.6cm" svg:y1="5.781cm" svg:x2="7.796cm" svg:y2="6.345cm" draw:start-shape="id197" draw:start-glue-point="1" svg:d="M6600 5781h1196v564" svg:viewBox="0 0 1197 565">
          <text:p/>
        </draw:connector>
        <draw:rect draw:style-name="gr150" draw:text-style-name="P29" xml:id="id195" draw:id="id195" draw:layer="layout" svg:width="2.268cm" svg:height="0.565cm" svg:x="5.394cm" svg:y="7.972cm" draw:corner-radius="0.5cm">
          <text:p text:style-name="P27"><text:span text:style-name="T28">I3.b#slow</text:span></text:p>
        </draw:rect>
        <draw:rect draw:style-name="gr151" draw:text-style-name="P26" xml:id="id198" draw:id="id198" draw:layer="layout" svg:width="2.896cm" svg:height="0.8cm" svg:x="7.904cm" svg:y="14.4cm" draw:corner-radius="0.5cm">
          <text:p text:style-name="P16"><text:span text:style-name="T27">I1.b#fast</text:span></text:p>
        </draw:rect>
        <draw:rect draw:style-name="gr152" draw:text-style-name="P26" xml:id="id201" draw:id="id201" draw:layer="layout" svg:width="3cm" svg:height="0.8cm" svg:x="8.2cm" svg:y="15cm" draw:corner-radius="0.5cm">
          <text:p text:style-name="P16"><text:span text:style-name="T27">I3.b#slow</text:span></text:p>
        </draw:rect>
        <draw:custom-shape draw:style-name="gr153" draw:text-style-name="P30" xml:id="id199" draw:id="id199" draw:layer="Layout" svg:width="4.8cm" svg:height="6.8cm" svg:x="1cm" svg:y="12.801cm">
          <text:p text:style-name="P30">requires C3 {</text:p>
          <text:p text:style-name="P30"><text:s text:c="2"/><text:span text:style-name="T30">p3 min 3</text:span> }</text:p>
          <text:p text:style-name="P30">requires C2 {</text:p>
          <text:p text:style-name="P30"><text:s text:c="2"/>p2 min 5 }</text:p>
          <text:p text:style-name="P30">requires PE {</text:p>
          <text:p text:style-name="P30"><text:s text:c="2"/>cpu-load max</text:p>
          <text:p text:style-name="P30">0.5</text:p>
          <text:p text:style-name="P30"><text:s text:c="2"/>ram-free min</text:p>
          <text:p text:style-name="P30">1.2*workload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7.904cm" svg:y1="14.8cm" svg:x2="5.8cm" svg:y2="16.201cm" draw:start-shape="id198" draw:start-glue-point="3" draw:end-shape="id199" draw:end-glue-point="7" svg:d="M7904 14800l-2104 1401" svg:viewBox="0 0 2105 1402">
          <text:p/>
        </draw:connector>
        <draw:custom-shape draw:style-name="gr154" draw:text-style-name="P3" draw:layer="Layout" svg:width="1.4cm" svg:height="1.4cm" svg:x="5cm" svg:y="12.401cm">
          <text:p/>
          <draw:enhanced-geometry svg:viewBox="0 0 640 861" draw:text-areas="257 295 414 566" draw:type="non-primitive" draw:enhanced-path="M 640 233 L 221 293 506 12 367 0 29 406 431 347 145 645 99 520 0 861 326 765 209 711 640 233 640 233 Z N"/>
        </draw:custom-shape>
        <draw:custom-shape draw:style-name="gr153" draw:text-style-name="P30" xml:id="id200" draw:id="id200" draw:layer="Layout" svg:width="8.6cm" svg:height="3.4cm" svg:x="9cm" svg:y="16.601cm">
          <text:p text:style-name="P30">requires C4 { p4 min 15 }</text:p>
          <text:p text:style-name="P30">requires PE { cpu-load max 0.2 }</text:p>
          <text:p text:style-name="P30">provides <text:span text:style-name="T30">p3 max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13.3cm" svg:y1="16.601cm" svg:x2="9.7cm" svg:y2="15.8cm" draw:start-shape="id200" draw:start-glue-point="4" draw:end-shape="id201" draw:end-glue-point="2" svg:d="M13300 16601l-3600-801" svg:viewBox="0 0 3601 802">
          <text:p/>
        </draw:connector>
        <draw:custom-shape draw:style-name="gr154" draw:text-style-name="P3" draw:layer="Layout" svg:width="1.4cm" svg:height="1.4cm" svg:x="14cm" svg:y="18.2cm">
          <text:p/>
          <draw:enhanced-geometry svg:viewBox="0 0 640 861" draw:text-areas="257 295 414 566" draw:type="non-primitive" draw:enhanced-path="M 640 233 L 221 293 506 12 367 0 29 406 431 347 145 645 99 520 0 861 326 765 209 711 640 233 640 233 Z N"/>
        </draw:custom-shape>
        <draw:frame draw:style-name="gr101" draw:text-style-name="P7"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text:s/>#fast</text:span></text:p>
              </text:list-item>
            </text:list>
          </draw:text-box>
        </draw:frame>
        <presentation:notes draw:style-name="dp2">
          <office:forms form:automatic-focus="false" form:apply-design-mode="false"/>
          <draw:page-thumbnail draw:style-name="gr5" draw:layer="layout" svg:width="14.848cm" svg:height="11.135cm" svg:x="3.075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9">
        <office:forms form:automatic-focus="false" form:apply-design-mode="false"/>
        <draw:custom-shape draw:style-name="gr44" draw:text-style-name="P16" xml:id="id205" draw:id="id205" draw:layer="Layout" svg:width="2.51cm" svg:height="1.883cm" svg:x="12.793cm" svg:y="4.8cm">
          <text:p text:style-name="P16"><text:span text:style-name="T5">root</text:span></text:p>
          <draw:enhanced-geometry svg:viewBox="0 0 21600 21600" draw:type="rectangle" draw:enhanced-path="M 0 0 L 21600 0 21600 21600 0 21600 0 0 Z N"/>
        </draw:custom-shape>
        <draw:custom-shape draw:style-name="gr44" draw:text-style-name="P16" xml:id="id203" draw:id="id203" draw:layer="Layout" svg:width="2.196cm" svg:height="2.196cm" svg:x="10.173cm" svg:y="8.879cm">
          <text:p text:style-name="P16"><text:span text:style-name="T5">S1</text:span></text:p>
          <draw:enhanced-geometry svg:viewBox="0 0 21600 21600" draw:type="rectangle" draw:enhanced-path="M 0 0 L 21600 0 21600 21600 0 21600 0 0 Z N"/>
        </draw:custom-shape>
        <draw:custom-shape draw:style-name="gr44" draw:text-style-name="P16" xml:id="id206" draw:id="id206" draw:layer="Layout" svg:width="2.197cm" svg:height="2.196cm" svg:x="15.93cm" svg:y="8.879cm">
          <text:p text:style-name="P16"><text:span text:style-name="T5">S2</text:span></text:p>
          <draw:enhanced-geometry svg:viewBox="0 0 21600 21600" draw:type="rectangle" draw:enhanced-path="M 0 0 L 21600 0 21600 21600 0 21600 0 0 Z N"/>
        </draw:custom-shape>
        <draw:custom-shape draw:style-name="gr44" draw:text-style-name="P16" xml:id="id202" draw:id="id202" draw:layer="Layout" svg:width="2.196cm" svg:height="2.196cm" svg:x="8.4cm" svg:y="12.958cm">
          <text:p text:style-name="P16"><text:span text:style-name="T5">CB1</text:span></text:p>
          <draw:enhanced-geometry svg:viewBox="0 0 21600 21600" draw:type="rectangle" draw:enhanced-path="M 0 0 L 21600 0 21600 21600 0 21600 0 0 Z N"/>
        </draw:custom-shape>
        <draw:custom-shape draw:style-name="gr98" draw:text-style-name="P16" xml:id="id207" draw:id="id207" draw:layer="Layout" svg:width="2.196cm" svg:height="2.196cm" svg:x="15.303cm" svg:y="12.958cm">
          <text:p text:style-name="P16"><text:span text:style-name="T5">CB2</text:span></text:p>
          <draw:enhanced-geometry svg:viewBox="0 0 21600 21600" draw:type="rectangle" draw:enhanced-path="M 0 0 L 21600 0 21600 21600 0 21600 0 0 Z N"/>
        </draw:custom-shape>
        <draw:custom-shape draw:style-name="gr44" draw:text-style-name="P16" xml:id="id204" draw:id="id204" draw:layer="Layout" svg:width="2.196cm" svg:height="2.196cm" svg:x="11.538cm" svg:y="12.958cm">
          <text:p text:style-name="P16"><text:span text:style-name="T5">R1</text:span></text:p>
          <draw:enhanced-geometry svg:viewBox="0 0 21600 21600" draw:type="rectangle" draw:enhanced-path="M 0 0 L 21600 0 21600 21600 0 21600 0 0 Z N"/>
        </draw:custom-shape>
        <draw:custom-shape draw:style-name="gr98" draw:text-style-name="P16" xml:id="id208" draw:id="id208" draw:layer="Layout" svg:width="2.197cm" svg:height="2.196cm" svg:x="18.44cm" svg:y="12.958cm">
          <text:p text:style-name="P16"><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202" draw:start-glue-point="0" draw:end-shape="id203" draw:end-glue-point="2" svg:d="M9498 12958v-501l1773-881v-501" svg:viewBox="0 0 1774 1884">
          <text:p/>
        </draw:connector>
        <draw:connector draw:style-name="gr8" draw:text-style-name="P3" draw:layer="layout" draw:type="lines" svg:x1="11.271cm" svg:y1="11.075cm" svg:x2="12.636cm" svg:y2="12.958cm" draw:start-shape="id203" draw:start-glue-point="2" draw:end-shape="id204" draw:end-glue-point="0" svg:d="M11271 11075v501l1365 881v501" svg:viewBox="0 0 1366 1884">
          <text:p/>
        </draw:connector>
        <draw:connector draw:style-name="gr8" draw:text-style-name="P3" draw:layer="layout" draw:type="lines" svg:x1="11.271cm" svg:y1="8.879cm" svg:x2="14.048cm" svg:y2="6.683cm" draw:start-shape="id203" draw:start-glue-point="0" draw:end-shape="id205" draw:end-glue-point="2" svg:d="M11271 8879v-501l2777-1195v-500" svg:viewBox="0 0 2778 2197">
          <text:p/>
        </draw:connector>
        <draw:connector draw:style-name="gr8" draw:text-style-name="P3" draw:layer="layout" draw:type="lines" svg:x1="14.048cm" svg:y1="6.683cm" svg:x2="17.028cm" svg:y2="8.879cm" draw:start-shape="id205" draw:start-glue-point="2" draw:end-shape="id206" svg:d="M14048 6683v500l2980 1195v501" svg:viewBox="0 0 2981 2197">
          <text:p/>
        </draw:connector>
        <draw:connector draw:style-name="gr8" draw:text-style-name="P3" draw:layer="layout" draw:type="lines" svg:x1="17.028cm" svg:y1="11.075cm" svg:x2="16.401cm" svg:y2="12.958cm" draw:start-shape="id206" draw:start-glue-point="2" draw:end-shape="id207" draw:end-glue-point="0" svg:d="M17028 11075v501l-627 881v501" svg:viewBox="0 0 628 1884">
          <text:p/>
        </draw:connector>
        <draw:custom-shape draw:style-name="gr44" draw:text-style-name="P16" xml:id="id210" draw:id="id210" draw:layer="Layout" svg:width="2.197cm" svg:height="2.197cm" svg:x="19.852cm" svg:y="17.35cm">
          <text:p text:style-name="P16"><text:span text:style-name="T5">CB4</text:span></text:p>
          <draw:enhanced-geometry svg:viewBox="0 0 21600 21600" draw:type="rectangle" draw:enhanced-path="M 0 0 L 21600 0 21600 21600 0 21600 0 0 Z N"/>
        </draw:custom-shape>
        <draw:custom-shape draw:style-name="gr44" draw:text-style-name="P16" xml:id="id209" draw:id="id209" draw:layer="Layout" svg:width="2.196cm" svg:height="2.196cm" svg:x="21.421cm" svg:y="12.958cm">
          <text:p text:style-name="P16"><text:span text:style-name="T5">S3</text:span></text:p>
          <draw:enhanced-geometry svg:viewBox="0 0 21600 21600" draw:type="rectangle" draw:enhanced-path="M 0 0 L 21600 0 21600 21600 0 21600 0 0 Z N"/>
        </draw:custom-shape>
        <draw:custom-shape draw:style-name="gr98" draw:text-style-name="P16" xml:id="id211" draw:id="id211" draw:layer="Layout" svg:width="2.196cm" svg:height="2.197cm" svg:x="23.304cm" svg:y="17.35cm">
          <text:p text:style-name="P16"><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208" draw:start-glue-point="0" draw:end-shape="id206" draw:end-glue-point="2" svg:d="M19538 12958v-501l-2510-881v-501" svg:viewBox="0 0 2511 1884">
          <text:p/>
        </draw:connector>
        <draw:connector draw:style-name="gr8" draw:text-style-name="P3" draw:layer="layout" draw:type="lines" svg:x1="22.519cm" svg:y1="12.958cm" svg:x2="17.028cm" svg:y2="11.075cm" draw:start-shape="id209" draw:start-glue-point="0" draw:end-shape="id206" draw:end-glue-point="2" svg:d="M22519 12958v-501l-5491-881v-501" svg:viewBox="0 0 5492 1884">
          <text:p/>
        </draw:connector>
        <draw:connector draw:style-name="gr8" draw:text-style-name="P3" draw:layer="layout" draw:type="lines" svg:x1="22.519cm" svg:y1="15.154cm" svg:x2="20.95cm" svg:y2="17.35cm" draw:start-shape="id209" draw:start-glue-point="2" draw:end-shape="id210" draw:end-glue-point="0" svg:d="M22519 15154v501l-1569 1193v502" svg:viewBox="0 0 1570 2197">
          <text:p/>
        </draw:connector>
        <draw:connector draw:style-name="gr8" draw:text-style-name="P3" draw:layer="layout" draw:type="lines" svg:x1="22.519cm" svg:y1="15.154cm" svg:x2="24.402cm" svg:y2="17.35cm" draw:start-shape="id209" draw:start-glue-point="2" draw:end-shape="id211" draw:end-glue-point="0" svg:d="M22519 15154v501l1883 1193v502" svg:viewBox="0 0 1884 2197">
          <text:p/>
        </draw:connector>
        <draw:rect draw:style-name="gr155" draw:text-style-name="P26" draw:layer="layout" svg:width="1.8cm" svg:height="0.8cm" svg:x="18.8cm" svg:y="17.8cm" draw:corner-radius="0.5cm">
          <text:p text:style-name="P16"><text:span text:style-name="T27">I2.b</text:span></text:p>
        </draw:rect>
        <draw:rect draw:style-name="gr156" draw:text-style-name="P26" draw:layer="layout" svg:width="1.8cm" svg:height="0.8cm" svg:x="12.2cm" svg:y="14.4cm" draw:corner-radius="0.5cm">
          <text:p text:style-name="P16"><text:span text:style-name="T27">I4.a</text:span></text:p>
        </draw:rect>
        <draw:frame presentation:style-name="pr1" draw:layer="layout" svg:width="25.199cm" svg:height="3.506cm" svg:x="1.4cm" svg:y="0.837cm" presentation:class="title">
          <draw:text-box>
            <text:p>Taking clauses into account … (2)</text:p>
          </draw:text-box>
        </draw:frame>
        <draw:frame draw:style-name="gr2" draw:text-style-name="P7" draw:layer="layout" svg:width="3.542cm" svg:height="1.521cm" svg:x="2.8cm" svg:y="8.773cm">
          <draw:text-box>
            <text:p text:style-name="P7"><text:span text:style-name="T5">Component</text:span></text:p>
            <text:p text:style-name="P7"><text:span text:style-name="T5">structure</text:span></text:p>
          </draw:text-box>
        </draw:frame>
        <draw:custom-shape draw:style-name="gr142" draw:text-style-name="P3" draw:layer="Layout" svg:width="5.2cm" svg:height="4.4cm" svg:x="2.8cm" svg:y="4.4cm">
          <text:p/>
          <draw:enhanced-geometry svg:viewBox="0 0 21600 21600" draw:type="rectangle" draw:enhanced-path="M 0 0 L 21600 0 21600 21600 0 21600 0 0 Z N"/>
        </draw:custom-shape>
        <draw:custom-shape draw:style-name="gr47" draw:text-style-name="P28" draw:layer="Layout" svg:width="0.988cm" svg:height="0.989cm" svg:x="5.042cm" svg:y="4.863cm">
          <text:p text:style-name="P27"><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8" xml:id="id214" draw:id="id214" draw:layer="Layout" svg:width="0.989cm" svg:height="0.989cm" svg:x="2.88cm" svg:y="4.863cm">
          <text:p text:style-name="P27"><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8" xml:id="id213" draw:id="id213" draw:layer="Layout" svg:width="0.988cm" svg:height="0.989cm" svg:x="5.042cm" svg:y="6.771cm">
          <text:p text:style-name="P27"><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8" xml:id="id216" draw:id="id216" draw:layer="Layout" svg:width="0.989cm" svg:height="0.989cm" svg:x="2.88cm" svg:y="6.7cm">
          <text:p text:style-name="P27"><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57" draw:text-style-name="P29" xml:id="id212" draw:id="id212" draw:layer="layout" svg:width="2.197cm" svg:height="0.565cm" svg:x="5.465cm" svg:y="6.064cm" draw:corner-radius="0.5cm">
          <text:p text:style-name="P27"><text:span text:style-name="T28">I1.b#slow</text:span></text:p>
        </draw:rect>
        <draw:rect draw:style-name="gr158" draw:text-style-name="P29" xml:id="id217" draw:id="id217" draw:layer="layout" svg:width="1.135cm" svg:height="0.565cm" svg:x="5.465cm" svg:y="5.499cm" draw:corner-radius="0.5cm">
          <text:p text:style-name="P27"><text:span text:style-name="T28">I1.a</text:span></text:p>
        </draw:rect>
        <draw:rect draw:style-name="gr159" draw:text-style-name="P29" draw:layer="layout" svg:width="1.096cm" svg:height="0.565cm" svg:x="3.304cm" svg:y="5.499cm" draw:corner-radius="0.5cm">
          <text:p text:style-name="P27"><text:span text:style-name="T28">I2.a</text:span></text:p>
        </draw:rect>
        <draw:rect draw:style-name="gr160" draw:text-style-name="P29" draw:layer="layout" svg:width="1.096cm" svg:height="0.565cm" svg:x="3.304cm" svg:y="6.064cm" draw:corner-radius="0.5cm">
          <text:p text:style-name="P27"><text:span text:style-name="T28">I2.b</text:span></text:p>
        </draw:rect>
        <draw:rect draw:style-name="gr161" draw:text-style-name="P29" draw:layer="layout" svg:width="1.206cm" svg:height="0.565cm" svg:x="5.394cm" svg:y="7.407cm" draw:corner-radius="0.5cm">
          <text:p text:style-name="P27"><text:span text:style-name="T28">I3.a</text:span></text:p>
        </draw:rect>
        <draw:rect draw:style-name="gr162" draw:text-style-name="P29" draw:layer="layout" svg:width="1.237cm" svg:height="0.565cm" svg:x="3.163cm" svg:y="7.336cm" draw:corner-radius="0.5cm">
          <text:p text:style-name="P27"><text:span text:style-name="T28">I4.a</text:span></text:p>
        </draw:rect>
        <draw:rect draw:style-name="gr163" draw:text-style-name="P29" draw:layer="layout" svg:width="1.237cm" svg:height="0.565cm" svg:x="3.163cm" svg:y="7.901cm" draw:corner-radius="0.5cm">
          <text:p text:style-name="P27"><text:span text:style-name="T28">I4.b</text:span></text:p>
        </draw:rect>
        <draw:connector draw:style-name="gr40" draw:text-style-name="P27" draw:layer="layout" draw:line-skew="-0.363cm" svg:x1="7.662cm" svg:y1="6.346cm" svg:x2="6.03cm" svg:y2="7.265cm" draw:start-shape="id212" draw:start-glue-point="1" draw:end-shape="id213" draw:end-glue-point="10" svg:d="M7662 6346h138v919h-1770" svg:viewBox="0 0 1771 920">
          <text:p/>
        </draw:connector>
        <draw:connector draw:style-name="gr40" draw:text-style-name="P27" draw:layer="layout" svg:x1="5.465cm" svg:y1="6.346cm" svg:x2="3.869cm" svg:y2="5.357cm" draw:start-shape="id212" draw:start-glue-point="3" draw:end-shape="id214" draw:end-glue-point="10" svg:d="M5465 6346h-799v-989h-797" svg:viewBox="0 0 1597 990">
          <text:p/>
        </draw:connector>
        <draw:connector draw:style-name="gr40" draw:text-style-name="P27" draw:layer="layout" draw:line-skew="0.169cm" svg:x1="5.394cm" svg:y1="8.254cm" svg:x2="3.725cm" svg:y2="6.844cm" draw:start-shape="id215" draw:start-glue-point="3" draw:end-shape="id216" draw:end-glue-point="11" svg:d="M5394 8254h-594v-1410h-1075" svg:viewBox="0 0 1670 1411">
          <text:p/>
        </draw:connector>
        <draw:connector draw:style-name="gr110" draw:text-style-name="P3" draw:layer="layout" draw:line-skew="0.347cm" svg:x1="6.6cm" svg:y1="5.781cm" svg:x2="7.796cm" svg:y2="6.345cm" draw:start-shape="id217" draw:start-glue-point="1" svg:d="M6600 5781h1196v564" svg:viewBox="0 0 1197 565">
          <text:p/>
        </draw:connector>
        <draw:rect draw:style-name="gr164" draw:text-style-name="P29" xml:id="id215" draw:id="id215" draw:layer="layout" svg:width="2.268cm" svg:height="0.565cm" svg:x="5.394cm" svg:y="7.972cm" draw:corner-radius="0.5cm">
          <text:p text:style-name="P27"><text:span text:style-name="T28">I3.b#slow</text:span></text:p>
        </draw:rect>
        <draw:rect draw:style-name="gr165" draw:text-style-name="P26" draw:layer="layout" svg:width="2.896cm" svg:height="0.8cm" svg:x="7.904cm" svg:y="14.4cm" draw:corner-radius="0.5cm">
          <text:p text:style-name="P16"><text:span text:style-name="T27">I1.b#slow</text:span></text:p>
        </draw:rect>
        <draw:rect draw:style-name="gr166" draw:text-style-name="P26" draw:layer="layout" svg:width="3cm" svg:height="0.8cm" svg:x="8.2cm" svg:y="15cm" draw:corner-radius="0.5cm">
          <text:p text:style-name="P16"><text:span text:style-name="T27">I3.b#slow</text:span></text:p>
        </draw:rect>
        <draw:custom-shape draw:style-name="gr167" draw:text-style-name="P30" xml:id="id218" draw:id="id218" draw:layer="layout" svg:width="4.8cm" svg:height="6.8cm" svg:x="1.001cm" svg:y="12.802cm">
          <text:p text:style-name="P30">requires C3 {</text:p>
          <text:p text:style-name="P30"><text:s text:c="2"/><text:span text:style-name="T18">p3 min 1</text:span> }</text:p>
          <text:p text:style-name="P30">requires C2 {</text:p>
          <text:p text:style-name="P30"><text:s text:c="2"/>p2 min 5 }</text:p>
          <text:p text:style-name="P30">requires PE {</text:p>
          <text:p text:style-name="P30"><text:s text:c="2"/>cpu-load max</text:p>
          <text:p text:style-name="P30">0.5</text:p>
          <text:p text:style-name="P30"><text:s text:c="2"/>ram-free min</text:p>
          <text:p text:style-name="P30">1.2*workload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7.905cm" svg:y1="14.801cm" svg:x2="5.801cm" svg:y2="16.202cm" draw:end-shape="id218" draw:end-glue-point="7" svg:d="M7905 14801l-2104 1401" svg:viewBox="0 0 2105 1402">
          <text:p/>
        </draw:connector>
        <draw:custom-shape draw:style-name="gr167" draw:text-style-name="P30" xml:id="id219" draw:id="id219" draw:layer="layout" svg:width="8.6cm" svg:height="3.4cm" svg:x="9.001cm" svg:y="16.602cm">
          <text:p text:style-name="P30">requires C4 { p4 min 15 }</text:p>
          <text:p text:style-name="P30">requires PE { cpu-load max 0.2 }</text:p>
          <text:p text:style-name="P30">provides <text:span text:style-name="T18">p3 max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13.301cm" svg:y1="16.602cm" svg:x2="9.701cm" svg:y2="15.801cm" draw:start-shape="id219" draw:start-glue-point="4" svg:d="M13301 16602l-3600-801" svg:viewBox="0 0 3601 802">
          <text:p/>
        </draw:connector>
        <draw:g>
          <draw:line draw:style-name="gr168" draw:text-style-name="P3" draw:layer="layout" svg:x1="4.601cm" svg:y1="13.801cm" svg:x2="4.801cm" svg:y2="14.001cm">
            <text:p/>
          </draw:line>
          <draw:line draw:style-name="gr168" draw:text-style-name="P3" draw:layer="layout" svg:x1="4.801cm" svg:y1="14.001cm" svg:x2="5.401cm" svg:y2="13.401cm">
            <text:p/>
          </draw:line>
        </draw:g>
        <draw:g>
          <draw:line draw:style-name="gr168" draw:text-style-name="P3" draw:layer="layout" svg:x1="15.401cm" svg:y1="19.001cm" svg:x2="15.601cm" svg:y2="19.201cm">
            <text:p/>
          </draw:line>
          <draw:line draw:style-name="gr168" draw:text-style-name="P3" draw:layer="layout" svg:x1="15.601cm" svg:y1="19.201cm" svg:x2="16.201cm" svg:y2="18.601cm">
            <text:p/>
          </draw:line>
        </draw:g>
        <draw:frame draw:style-name="gr101" draw:text-style-name="P7"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text:s/>#slow</text:span></text:p>
              </text:list-item>
            </text:list>
          </draw:text-box>
        </draw:frame>
        <presentation:notes draw:style-name="dp2">
          <office:forms form:automatic-focus="false" form:apply-design-mode="false"/>
          <draw:page-thumbnail draw:style-name="gr5" draw:layer="layout" svg:width="14.848cm" svg:height="11.135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AST-Rules one-by-one</text:p>
          </draw:text-box>
        </draw:frame>
        <draw:frame presentation:style-name="pr2" draw:text-style-name="P32" draw:layer="layout" svg:width="25.199cm" svg:height="12.178cm" svg:x="1.4cm" svg:y="4.914cm" presentation:class="subtitle">
          <draw:text-box>
            <text:p text:style-name="P31"><text:span text:style-name="T1">+ selected AG-rules</text:span></text:p>
          </draw:text-box>
        </draw:frame>
        <presentation:notes draw:style-name="dp2">
          <office:forms form:automatic-focus="false" form:apply-design-mode="false"/>
          <draw:page-thumbnail draw:style-name="gr5" draw:layer="layout" svg:width="14.848cm" svg:height="11.135cm" svg:x="3.075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office:forms form:automatic-focus="false" form:apply-design-mode="false"/>
        <draw:frame presentation:style-name="pr1" draw:text-style-name="P1" draw:layer="layout" svg:width="25.199cm" svg:height="3.506cm" svg:x="1.4cm" svg:y="0.837cm" presentation:class="title">
          <draw:text-box>
            <text:p><text:span text:style-name="T1">Root</text:span></text:p>
          </draw:text-box>
        </draw:frame>
        <draw:frame draw:style-name="gr97" draw:text-style-name="P33" draw:layer="layout" svg:width="26cm" svg:height="13.387cm" svg:x="1cm" svg:y="3.8cm">
          <draw:text-box>
            <text:p><text:span text:style-name="T31">Definition:</text:span></text:p>
            <text:p><text:span text:style-name="T32">HWRoot – SWRoot - Request</text:span></text:p>
            <text:p><text:span text:style-name="T33"/></text:p>
            <text:p><text:span text:style-name="T31">Explanation:</text:span></text:p>
            <text:list text:style-name="L1">
              <text:list-item>
                <text:p><text:span text:style-name="T34">Root is an artificial node, containing the three parts of the system</text:span></text:p>
                <text:list>
                  <text:list-item>
                    <text:p><text:span text:style-name="T34">root of the hardware side</text:span></text:p>
                  </text:list-item>
                  <text:list-item>
                    <text:p><text:span text:style-name="T34">root of the <text:s/>software side</text:span></text:p>
                  </text:list-item>
                  <text:list-item>
                    <text:p><text:span text:style-name="T34">currently handled request</text:span></text:p>
                  </text:list-item>
                </text:list>
              </text:list-item>
            </text:list>
            <text:p><text:span text:style-name="T34"/></text:p>
            <text:p><text:span text:style-name="T34"/></text:p>
            <text:p><text:span text:style-name="T34"/></text:p>
            <text:p><text:span text:style-name="T31">Selected AG-rules:</text:span></text:p>
            <text:list text:continue-numbering="true" text:style-name="L1">
              <text:list-item>
                <text:p><text:span text:style-name="T34">objective-function-value → the value of the objective function for the current mapping</text:span></text:p>
              </text:list-item>
              <text:list-item>
                <text:p><text:span text:style-name="T34">clauses-met? → whether all clauses (in contracts and in request) are met</text:span></text:p>
              </text:list-item>
              <text:list-item>
                <text:p><text:span text:style-name="T34">get-request → returns the request, to ease access</text:span></text:p>
              </text:list-item>
              <text:list-item>
                <text:p><text:span text:style-name="T34">to-ilp → a list containing objective, constraints, bounds, generals (in that order)</text:span></text:p>
                <text:list>
                  <text:list-item>
                    <text:p><text:span text:style-name="T34">ilp-objective → the objective of the ILP as a list</text:span></text:p>
                  </text:list-item>
                  <text:list-item>
                    <text:p><text:span text:style-name="T34">ilp-nego → a list of NFP negotiation constraints</text:span></text:p>
                  </text:list-item>
                  <text:list-item>
                    <text:p><text:span text:style-name="T34">ilp-binary-vars → a list of all binary variables used in the ILP</text:span></text:p>
                  </text:list-item>
                  <text:list-item>
                    <text:p><text:span text:style-name="T34">every-pe, every-impl, every-mode → every AST-Node of the resp. type</text:span></text:p>
                  </text:list-item>
                </text:list>
              </text:list-item>
            </text:list>
          </draw:text-box>
        </draw:frame>
        <presentation:notes draw:style-name="dp2">
          <draw:page-thumbnail draw:style-name="gr5"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SWRoot</text:p>
          </draw:text-box>
        </draw:frame>
        <draw:frame draw:style-name="gr169" draw:text-style-name="P33" draw:layer="layout" svg:width="26cm" svg:height="10.311cm" svg:x="1cm" svg:y="3.8cm">
          <draw:text-box>
            <text:p><text:span text:style-name="T31">Definition:</text:span></text:p>
            <text:p><text:span text:style-name="T33">Comp*</text:span></text:p>
            <text:p><text:span text:style-name="T33"/></text:p>
            <text:p><text:span text:style-name="T31">Explanation:</text:span></text:p>
            <text:list text:style-name="L1">
              <text:list-item>
                <text:p><text:span text:style-name="T1">SWRoot is an artificial root for the software side</text:span></text:p>
                <text:list>
                  <text:list-item>
                    <text:p><text:span text:style-name="T1">list of all components</text:span></text:p>
                  </text:list-item>
                </text:list>
              </text:list-item>
            </text:list>
            <text:p><text:span text:style-name="T1"/></text:p>
            <text:p><text:span text:style-name="T1"/></text:p>
            <text:p><text:span text:style-name="T1"/></text:p>
            <text:p><text:span text:style-name="T1"/></text:p>
            <text:p><text:span text:style-name="T1"/></text:p>
            <text:p><text:span text:style-name="T31">Selected AG-rules:</text:span></text:p>
            <text:list text:continue-numbering="true" text:style-name="L1">
              <text:list-item>
                <text:p><text:span text:style-name="T1">objective-function-value → the value of the objective function for the current mapping</text:span></text:p>
              </text:list-item>
              <text:list-item>
                <text:p><text:span text:style-name="T1">clauses-met? → whether all clauses (in contracts and in request) are met</text:span></text:p>
              </text:list-item>
              <text:list-item>
                <text:p><text:span text:style-name="T1">to-ilp → the architectural constraints as a list</text:span></text:p>
              </text:list-item>
            </text:list>
          </draw:text-box>
        </draw:frame>
        <presentation:notes draw:style-name="dp2">
          <draw:page-thumbnail draw:style-name="gr5"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Comp</text:p>
          </draw:text-box>
        </draw:frame>
        <draw:frame draw:style-name="gr97" draw:text-style-name="P33" draw:layer="layout" svg:width="26cm" svg:height="14.657cm" svg:x="1cm" svg:y="3.8cm">
          <draw:text-box>
            <text:p><text:span text:style-name="T31">Definition:</text:span></text:p>
            <text:p><text:span text:style-name="T33">name – Impl* – selectedimpl</text:span><text:span text:style-name="T32"> – Property*</text:span></text:p>
            <text:p><text:span text:style-name="T33"/></text:p>
            <text:p><text:span text:style-name="T35">Explanation:</text:span></text:p>
            <text:list text:style-name="L1">
              <text:list-item>
                <text:p><text:span text:style-name="T16">Comp is a software component</text:span></text:p>
                <text:list>
                  <text:list-item>
                    <text:p><text:span text:style-name="T16">name of the component</text:span></text:p>
                  </text:list-item>
                  <text:list-item>
                    <text:p><text:span text:style-name="T16">list of implementations of this component</text:span></text:p>
                  </text:list-item>
                  <text:list-item>
                    <text:p><text:span text:style-name="T16">currently selected implementation</text:span></text:p>
                  </text:list-item>
                  <text:list-item>
                    <text:p><text:span text:style-name="T34">list of possible properties for this component</text:span></text:p>
                  </text:list-item>
                </text:list>
              </text:list-item>
            </text:list>
            <text:p><text:span text:style-name="T16"/></text:p>
            <text:p><text:span text:style-name="T16"/></text:p>
            <text:p><text:span text:style-name="T35">Selected AG-rules:</text:span></text:p>
            <text:list text:continue-numbering="true" text:style-name="L1">
              <text:list-item>
                <text:p><text:span text:style-name="T16">objective-function-value → the value of the objective function for the current mapping for this component</text:span></text:p>
              </text:list-item>
              <text:list-item>
                <text:p><text:span text:style-name="T16">clauses-met? → whether all clauses (in contracts of implementations of this component and in request) are met</text:span></text:p>
              </text:list-item>
              <text:list-item>
                <text:p><text:span text:style-name="T16">req-comp-map → a <text:s/>„map“ { ( required-component (impl-requiring-comp … )) … } of required components derived from its implementations</text:span></text:p>
                <text:list>
                  <text:list-item>
                    <text:p><text:span text:style-name="T16">req-comp-min, req-comp-all → minimal and all required components as a list</text:span></text:p>
                  </text:list-item>
                </text:list>
              </text:list-item>
              <text:list-item>
                <text:p><text:span text:style-name="T16">request-target → true, if this Comp is the target of the request</text:span></text:p>
              </text:list-item>
              <text:list-item>
                <text:p><text:span text:style-name="T1">to-ilp → the architectural constraints of this component as a list</text:span></text:p>
                <text:list>
                  <text:list-item>
                    <text:p><text:span text:style-name="T1">ilp-nego-sw, ilp-nego-hw → software and hardware negotiation constraints</text:span></text:p>
                  </text:list-item>
                </text:list>
              </text:list-item>
            </text:list>
          </draw:text-box>
        </draw:frame>
        <presentation:notes draw:style-name="dp2">
          <draw:page-thumbnail draw:style-name="gr5"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Impl</text:p>
          </draw:text-box>
        </draw:frame>
        <draw:frame draw:style-name="gr97" draw:text-style-name="P33" draw:layer="layout" svg:width="26cm" svg:height="14.657cm" svg:x="1cm" svg:y="3.8cm">
          <draw:text-box>
            <text:p><text:span text:style-name="T31">Definition:</text:span></text:p>
            <text:p><text:span text:style-name="T33">name – Mode* – reqcomps – deployedon - selectedmode</text:span></text:p>
            <text:p><text:span text:style-name="T33"/></text:p>
            <text:p><text:span text:style-name="T35">Explanation:</text:span></text:p>
            <text:list text:style-name="L1">
              <text:list-item>
                <text:p><text:span text:style-name="T16">Impl is an implementation of a component</text:span></text:p>
                <text:list>
                  <text:list-item>
                    <text:p><text:span text:style-name="T16">name of the implementation</text:span></text:p>
                  </text:list-item>
                  <text:list-item>
                    <text:p><text:span text:style-name="T16">l</text:span><text:span text:style-name="T3">ist of modes</text:span></text:p>
                  </text:list-item>
                  <text:list-item>
                    <text:p><text:span text:style-name="T3">scheme list of required Comps</text:span></text:p>
                  </text:list-item>
                  <text:list-item>
                    <text:p><text:span text:style-name="T16">resource, on which it is deployed, otherwise false</text:span></text:p>
                  </text:list-item>
                  <text:list-item>
                    <text:p><text:span text:style-name="T16">mode, which is selected, otherwise false</text:span></text:p>
                  </text:list-item>
                </text:list>
              </text:list-item>
            </text:list>
            <text:p><text:span text:style-name="T16"/></text:p>
            <text:p><text:span text:style-name="T35">Selected AG-rules:</text:span></text:p>
            <text:list text:continue-numbering="true" text:style-name="L1">
              <text:list-item>
                <text:p><text:span text:style-name="T16">objective-function-value → the value of the objective function for the current mapping of this implementation</text:span></text:p>
              </text:list-item>
              <text:list-item>
                <text:p><text:span text:style-name="T16">clauses-met? → whether all clauses (in the contract of this implementation and in request) are met</text:span></text:p>
              </text:list-item>
              <text:list-item>
                <text:p><text:span text:style-name="T16">mode-to-use → either selectedmode, or the first mode if none explicitly selected</text:span></text:p>
              </text:list-item>
              <text:list-item>
                <text:p><text:span text:style-name="T16">is-selected? → whether it is the selected implementation of its component</text:span></text:p>
              </text:list-item>
              <text:list-item>
                <text:p><text:span text:style-name="T16">is-deployed? → whether it is deployed on a resource</text:span></text:p>
              </text:list-item>
              <text:list-item>
                <text:p><text:span text:style-name="T1">to-ilp → the architectural constraints of this implementation as a list</text:span></text:p>
                <text:list>
                  <text:list-item>
                    <text:p><text:span text:style-name="T36">ilp-name → an CPLEX-LP conformant name of this implementation</text:span></text:p>
                  </text:list-item>
                  <text:list-item>
                    <text:p><text:span text:style-name="T36">ilp-nego-reqc, ilp-nego-hw0 → software and hardware negotiation helper</text:span></text:p>
                  </text:list-item>
                </text:list>
              </text:list-item>
            </text:list>
          </draw:text-box>
        </draw:frame>
        <presentation:notes draw:style-name="dp2">
          <draw:page-thumbnail draw:style-name="gr5"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Mode</text:p>
          </draw:text-box>
        </draw:frame>
        <draw:frame draw:style-name="gr97" draw:text-style-name="P34" draw:layer="layout" svg:width="26cm" svg:height="15.292cm" svg:x="1cm" svg:y="3.8cm">
          <draw:text-box>
            <text:p><text:span text:style-name="T31">Definition:</text:span></text:p>
            <text:p><text:span text:style-name="T37">name – Clause*</text:span></text:p>
            <text:p><text:span text:style-name="T37"/></text:p>
            <text:p><text:span text:style-name="T35">Explanation:</text:span></text:p>
            <text:list text:style-name="L1">
              <text:list-item>
                <text:p><text:span text:style-name="T3">Mode is one possible mode of an implementation</text:span></text:p>
                <text:list>
                  <text:list-item>
                    <text:p><text:span text:style-name="T3">name of the mode</text:span></text:p>
                  </text:list-item>
                  <text:list-item>
                    <text:p><text:span text:style-name="T3">list of clauses</text:span></text:p>
                  </text:list-item>
                </text:list>
              </text:list-item>
            </text:list>
            <text:p><text:span text:style-name="T3"/></text:p>
            <text:p><text:span text:style-name="T3"/></text:p>
            <text:p><text:span text:style-name="T3"/></text:p>
            <text:p><text:span text:style-name="T3"/></text:p>
            <text:p><text:span text:style-name="T35">Selected AG-rules:</text:span></text:p>
            <text:list text:continue-numbering="true" text:style-name="L1">
              <text:list-item>
                <text:p><text:span text:style-name="T3">objective-function-value → the value of the objective function for the current mapping for this mode</text:span></text:p>
              </text:list-item>
              <text:list-item>
                <text:p><text:span text:style-name="T3">clauses-met? → whether all clauses (in this mode and in request) are met</text:span></text:p>
              </text:list-item>
              <text:list-item>
                <text:p><text:span text:style-name="T3">get-provided-clause → given a property-name, search the list of clauses for the ProvClause with a ReturnType having the this name</text:span></text:p>
              </text:list-item>
              <text:list-item>
                <text:p><text:span text:style-name="T34">ilp-objective → the value for the objective of the ILP when using this mode, </text:span><text:span text:style-name="T38">deployed on every ResourceType</text:span></text:p>
              </text:list-item>
              <text:list-item>
                <text:p><text:span text:style-name="T39">ilp-nego (property) → a list of NFP negotiation constraints concerning this mode and the given property</text:span></text:p>
              </text:list-item>
              <text:list-item>
                <text:p><text:span text:style-name="T39">ilp-varname, ilp-varname-deployed (pe) → an CPLEX-LP conformant name of this mode, resp. mode deployed on the given Resource</text:span></text:p>
              </text:list-item>
            </text:list>
          </draw:text-box>
        </draw:frame>
        <draw:g>
          <draw:custom-shape draw:style-name="gr3" draw:text-style-name="P2" draw:layer="layout" svg:width="1cm" svg:height="1cm" svg:x="26.2cm" svg:y="15.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6.165cm" svg:y="14.995cm" draw:kind="section" draw:start-angle="21.05" draw:end-angle="82.31">
            <text:p/>
          </draw:circle>
        </draw:g>
        <presentation:notes draw:style-name="dp2">
          <draw:page-thumbnail draw:style-name="gr5" draw:layer="layout" svg:width="14.848cm" svg:height="11.135cm" svg:x="3.075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Clause</text:p>
          </draw:text-box>
        </draw:frame>
        <draw:frame draw:style-name="gr97" draw:text-style-name="P34" draw:layer="layout" svg:width="26cm" svg:height="10.847cm" svg:x="1cm" svg:y="3.8cm">
          <draw:text-box>
            <text:p><text:span text:style-name="T31">Definition:</text:span></text:p>
            <text:p><text:span text:style-name="T37">returntype – comp – value</text:span></text:p>
            <text:p><text:span text:style-name="T37"/></text:p>
            <text:p><text:span text:style-name="T31">Explanation:</text:span></text:p>
            <text:list text:style-name="L1">
              <text:list-item>
                <text:p><text:span text:style-name="T40">Clause is an abstract representation of a requirement or a provision</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this clause</text:span></text:p>
              </text:list-item>
              <text:list-item>
                <text:p><text:span text:style-name="T40">clauses-met? → whether this clause is met</text:span></text:p>
              </text:list-item>
              <text:list-item>
                <text:p><text:span text:style-name="T40">eval → apply the current request metaparams to the value function</text:span></text:p>
              </text:list-item>
              <text:list-item>
                <text:p><text:span text:style-name="T40">actual-value (only in subclasses)</text:span></text:p>
              </text:list-item>
            </text:list>
          </draw:text-box>
        </draw:frame>
        <presentation:notes draw:style-name="dp2">
          <draw:page-thumbnail draw:style-name="gr5" draw:layer="layout" svg:width="14.848cm" svg:height="11.135cm" svg:x="3.075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qClause</text:p>
          </draw:text-box>
        </draw:frame>
        <draw:frame draw:style-name="gr97" draw:text-style-name="P34" draw:layer="layout" svg:width="26cm" svg:height="11.482cm" svg:x="1cm" svg:y="3.8cm">
          <draw:text-box>
            <text:p><text:span text:style-name="T31">Definition (Subtype of Clause):</text:span></text:p>
            <text:p><text:span text:style-name="T37">returntype – comp – value – target</text:span></text:p>
            <text:p><text:span text:style-name="T37"/></text:p>
            <text:p><text:span text:style-name="T31">Explanation:</text:span></text:p>
            <text:list text:style-name="L1">
              <text:list-item>
                <text:p><text:span text:style-name="T40">ReqClause describes a requirement in either a Mode or a Request</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item>
                    <text:p><text:span text:style-name="T40">target for which this requirement is defined, either a Comp or a ResourceType</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clauses-met? → whether the requirement of this clause is met</text:span></text:p>
              </text:list-item>
              <text:list-item>
                <text:p><text:span text:style-name="T40">eval → apply the current request metaparams to the value function on the current deployment target</text:span></text:p>
                <text:list>
                  <text:list-item>
                    <text:p><text:span text:style-name="T40">eval-on (target) → same as eval, just on the given target</text:span></text:p>
                  </text:list-item>
                </text:list>
              </text:list-item>
              <text:list-item>
                <text:p><text:span text:style-name="T40">actual-value → calculate the current value of the property referred by ReturnType at the target</text:span></text:p>
              </text:list-item>
            </text:list>
          </draw:text-box>
        </draw:frame>
        <presentation:notes draw:style-name="dp2">
          <draw:page-thumbnail draw:style-name="gr5" draw:layer="layout" svg:width="14.848cm" svg:height="11.135cm" svg:x="3.075cm" svg:y="2.257cm" draw:page-number="26" presentation:class="page"/>
          <draw:frame presentation:style-name="pr3"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ProvClause</text:p>
          </draw:text-box>
        </draw:frame>
        <draw:frame draw:style-name="gr97" draw:text-style-name="P34" draw:layer="layout" svg:width="26cm" svg:height="10.212cm" svg:x="1cm" svg:y="3.8cm">
          <draw:text-box>
            <text:p><text:span text:style-name="T31">Definition (Subtype of Clause):</text:span></text:p>
            <text:p><text:span text:style-name="T37">returntype – comp – value</text:span></text:p>
            <text:p><text:span text:style-name="T37"/></text:p>
            <text:p><text:span text:style-name="T31">Explanation:</text:span></text:p>
            <text:list text:style-name="L1">
              <text:list-item>
                <text:p><text:span text:style-name="T40">ProvClause describes a provision (or a guarantee) in either a Mode or an Resource</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0">clauses-met? → </text:span><text:span text:style-name="T41">always true</text:span></text:p>
              </text:list-item>
              <text:list-item>
                <text:p><text:span text:style-name="T40">eval → apply the current request metaparams to the value function</text:span></text:p>
              </text:list-item>
              <text:list-item>
                <text:p><text:span text:style-name="T40">actual-value → same as eval</text:span></text:p>
              </text:list-item>
            </text:list>
          </draw:text-box>
        </draw:frame>
        <presentation:notes draw:style-name="dp2">
          <draw:page-thumbnail draw:style-name="gr5" draw:layer="layout" svg:width="14.848cm" svg:height="11.135cm" svg:x="3.075cm" svg:y="2.257cm" draw:page-number="27" presentation:class="page"/>
          <draw:frame presentation:style-name="pr3" draw:text-style-name="P1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HWRoot</text:p>
          </draw:text-box>
        </draw:frame>
        <draw:frame draw:style-name="gr97" draw:text-style-name="P34" draw:layer="layout" svg:width="26cm" svg:height="8.942cm" svg:x="1cm" svg:y="3.8cm">
          <draw:text-box>
            <text:p><text:span text:style-name="T31">Definition:</text:span></text:p>
            <text:p><text:span text:style-name="T37">ResourceType* – Resource*</text:span></text:p>
            <text:p><text:span text:style-name="T37"/></text:p>
            <text:p><text:span text:style-name="T31">Explanation:</text:span></text:p>
            <text:list text:style-name="L1">
              <text:list-item>
                <text:p><text:span text:style-name="T40">HWRoot is an artificial root for the hardware side</text:span></text:p>
                <text:list>
                  <text:list-item>
                    <text:p><text:span text:style-name="T40">list of possible ResourceTypes</text:span></text:p>
                  </text:list-item>
                  <text:list-item>
                    <text:p><text:span text:style-name="T40">list of top-level Resources</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2">to-ilp → the bounds of the usage variables as a list</text:span></text:p>
              </text:list-item>
            </text:list>
          </draw:text-box>
        </draw:frame>
        <presentation:notes draw:style-name="dp2">
          <draw:page-thumbnail draw:style-name="gr5" draw:layer="layout" svg:width="14.848cm" svg:height="11.135cm" svg:x="3.075cm" svg:y="2.257cm" draw:page-number="28" presentation:class="page"/>
          <draw:frame presentation:style-name="pr3" draw:text-style-name="P1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sourceType</text:p>
          </draw:text-box>
        </draw:frame>
        <draw:frame draw:style-name="gr97" draw:text-style-name="P34" draw:layer="layout" svg:width="26cm" svg:height="8.942cm" svg:x="1cm" svg:y="3.8cm">
          <draw:text-box>
            <text:p><text:span text:style-name="T31">Definition:</text:span></text:p>
            <text:p><text:span text:style-name="T37">name</text:span><text:span text:style-name="T32"> – Property*</text:span></text:p>
            <text:p><text:span text:style-name="T37"/></text:p>
            <text:p><text:span text:style-name="T31">Explanation:</text:span></text:p>
            <text:list text:style-name="L1">
              <text:list-item>
                <text:p><text:span text:style-name="T40">ResourceType describes an abstract hardware part</text:span></text:p>
                <text:list>
                  <text:list-item>
                    <text:p><text:span text:style-name="T40">the name of the type</text:span></text:p>
                  </text:list-item>
                  <text:list-item>
                    <text:p><text:span text:style-name="T34">list of possible properties for this type</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3">none</text:span></text:p>
              </text:list-item>
            </text:list>
          </draw:text-box>
        </draw:frame>
        <presentation:notes draw:style-name="dp2">
          <draw:page-thumbnail draw:style-name="gr5" draw:layer="layout" svg:width="14.848cm" svg:height="11.135cm" svg:x="3.075cm" svg:y="2.257cm" draw:page-number="29" presentation:class="page"/>
          <draw:frame presentation:style-name="pr3" draw:text-style-name="P1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source</text:p>
          </draw:text-box>
        </draw:frame>
        <draw:frame draw:style-name="gr97" draw:text-style-name="P34" draw:layer="layout" svg:width="26cm" svg:height="10.847cm" svg:x="1cm" svg:y="3.8cm">
          <draw:text-box>
            <text:p><text:span text:style-name="T31">Definition:</text:span></text:p>
            <text:p><text:span text:style-name="T37">name – type – Resource*&lt;SubResources – ProvClause*</text:span></text:p>
            <text:p><text:span text:style-name="T37"/></text:p>
            <text:p><text:span text:style-name="T31">Explanation:</text:span></text:p>
            <text:list text:style-name="L1">
              <text:list-item>
                <text:p><text:span text:style-name="T40">Resource describes a processing element (PE)</text:span></text:p>
                <text:list>
                  <text:list-item>
                    <text:p><text:span text:style-name="T40">name/id of the resource</text:span></text:p>
                  </text:list-item>
                  <text:list-item>
                    <text:p><text:span text:style-name="T40">ResourceType of this resource</text:span></text:p>
                  </text:list-item>
                  <text:list-item>
                    <text:p><text:span text:style-name="T40">list of subresources, creating a hierachie of resources</text:span></text:p>
                  </text:list-item>
                  <text:list-item>
                    <text:p><text:span text:style-name="T40">list of provisions for this resource, i.e. the current status of it</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1">provided-clause → </text:span><text:span text:style-name="T40">given a property-name and a ResourceType, search the list of provisions of this resource and its subresources for the ProvClause with a ReturnType having the this name, where the searched resource must have the given ResourceType</text:span></text:p>
              </text:list-item>
              <text:list-item>
                <text:p><text:span text:style-name="T42">to-ilp → the bounds of the usage variables for this resource as a list</text:span></text:p>
              </text:list-item>
            </text:list>
          </draw:text-box>
        </draw:frame>
        <presentation:notes draw:style-name="dp2">
          <draw:page-thumbnail draw:style-name="gr5" draw:layer="layout" svg:width="14.848cm" svg:height="11.135cm" svg:x="3.075cm" svg:y="2.257cm" draw:page-number="30" presentation:class="page"/>
          <draw:frame presentation:style-name="pr3" draw:text-style-name="P11" draw:layer="layout" svg:width="16.799cm" svg:height="13.364cm" svg:x="2.1cm" svg:y="14.107cm" presentation:class="notes" presentation:placeholder="true">
            <draw:text-box/>
          </draw:frame>
        </presentation:notes>
      </draw:page>
      <draw:page draw:name="page31"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quest</text:p>
          </draw:text-box>
        </draw:frame>
        <draw:frame draw:style-name="gr170" draw:text-style-name="P34" draw:layer="layout" svg:width="26cm" svg:height="11.563cm" svg:x="1cm" svg:y="3.8cm">
          <draw:text-box>
            <text:p><text:span text:style-name="T31">Definition:</text:span></text:p>
            <text:p><text:span text:style-name="T37">MetaParameter* – target – ReqClause*&lt;Constraints – objective</text:span></text:p>
            <text:p><text:span text:style-name="T37"/></text:p>
            <text:p><text:span text:style-name="T31">Explanation:</text:span></text:p>
            <text:list text:style-name="L1">
              <text:list-item>
                <text:p><text:span text:style-name="T40">Request describes the currently requested task</text:span></text:p>
                <text:list>
                  <text:list-item>
                    <text:p><text:span text:style-name="T40">list of metaparameters, describing the input of the request</text:span></text:p>
                  </text:list-item>
                  <text:list-item>
                    <text:p><text:span text:style-name="T40">requested component</text:span></text:p>
                  </text:list-item>
                  <text:list-item>
                    <text:p><text:span text:style-name="T40">list of constraints for the mapping; can be empty for an unconstrained request</text:span></text:p>
                  </text:list-item>
                  <text:list-item>
                    <text:p><text:span text:style-name="T40">property to optimize for; false if unspecified to use energy as a default</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current mapping</text:span></text:p>
              </text:list-item>
              <text:list-item>
                <text:p><text:span text:style-name="T40">clauses-met? → whether the constraints are met</text:span></text:p>
              </text:list-item>
              <text:list-item>
                <text:p><text:span text:style-name="T40">to-ilp → the request constraints as a list</text:span></text:p>
              </text:list-item>
            </text:list>
          </draw:text-box>
        </draw:frame>
        <draw:g>
          <draw:custom-shape draw:style-name="gr3" draw:text-style-name="P2"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565cm" svg:y="12.565cm" draw:kind="section" draw:start-angle="21.05" draw:end-angle="82.31">
            <text:p/>
          </draw:circle>
        </draw:g>
        <presentation:notes draw:style-name="dp2">
          <draw:page-thumbnail draw:style-name="gr5" draw:layer="layout" svg:width="14.848cm" svg:height="11.135cm" svg:x="3.075cm" svg:y="2.257cm" draw:page-number="31" presentation:class="page"/>
          <draw:frame presentation:style-name="pr3" draw:text-style-name="P1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MetaParameter</text:p>
          </draw:text-box>
        </draw:frame>
        <draw:frame draw:style-name="gr97" draw:text-style-name="P34" draw:layer="layout" svg:width="26cm" svg:height="8.942cm" svg:x="1cm" svg:y="3.8cm">
          <draw:text-box>
            <text:p><text:span text:style-name="T31">Definition:</text:span></text:p>
            <text:p><text:span text:style-name="T37">name – value</text:span></text:p>
            <text:p><text:span text:style-name="T37"/></text:p>
            <text:p><text:span text:style-name="T31">Explanation:</text:span></text:p>
            <text:list text:style-name="L1">
              <text:list-item>
                <text:p><text:span text:style-name="T40">MetaParameter describes the input of a task</text:span></text:p>
                <text:list>
                  <text:list-item>
                    <text:p><text:span text:style-name="T40">name of the metaparameter</text:span></text:p>
                  </text:list-item>
                  <text:list-item>
                    <text:p><text:span text:style-name="T40">current value of the metaparameter</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3">none</text:span></text:p>
              </text:list-item>
            </text:list>
          </draw:text-box>
        </draw:frame>
        <presentation:notes draw:style-name="dp2">
          <draw:page-thumbnail draw:style-name="gr5" draw:layer="layout" svg:width="14.848cm" svg:height="11.135cm" svg:x="3.075cm" svg:y="2.257cm" draw:page-number="32" presentation:class="page"/>
          <draw:frame presentation:style-name="pr3" draw:text-style-name="P11" draw:layer="layout" svg:width="16.799cm" svg:height="13.364cm" svg:x="2.1cm" svg:y="14.107cm" presentation:class="notes" presentation:placeholder="true">
            <draw:text-box/>
          </draw:frame>
        </presentation:notes>
      </draw:page>
      <draw:page draw:name="page33"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Property</text:p>
          </draw:text-box>
        </draw:frame>
        <draw:frame draw:style-name="gr97" draw:text-style-name="P34" draw:layer="layout" svg:width="26cm" svg:height="10.212cm" svg:x="1cm" svg:y="3.8cm">
          <draw:text-box>
            <text:p><text:span text:style-name="T31">Definition:</text:span></text:p>
            <text:p><text:span text:style-name="T37">name – unit – kind – direction – agg</text:span></text:p>
            <text:p><text:span text:style-name="T37"/></text:p>
            <text:p><text:span text:style-name="T31">Explanation:</text:span></text:p>
            <text:list text:style-name="L1">
              <text:list-item>
                <text:p><text:span text:style-name="T40">Property is a possible property of either a Comp or a Resource</text:span></text:p>
                <text:list>
                  <text:list-item>
                    <text:p><text:span text:style-name="T40">name of the property</text:span></text:p>
                  </text:list-item>
                  <text:list-item>
                    <text:p><text:span text:style-name="T40">unit of measurement</text:span></text:p>
                  </text:list-item>
                  <text:list-item>
                    <text:p><text:span text:style-name="T40">kind, i.e. time of measurement; static, runtime, derived</text:span></text:p>
                  </text:list-item>
                  <text:list-item>
                    <text:p><text:span text:style-name="T40">direction of values, i.e. increasing or decreasing</text:span></text:p>
                  </text:list-item>
                  <text:list-item>
                    <text:p><text:span text:style-name="T40">aggregation strategy; either sum or max</text:span></text:p>
                  </text:list-item>
                </text:list>
              </text:list-item>
            </text:list>
            <text:p><text:span text:style-name="T40"/></text:p>
            <text:p><text:span text:style-name="T31">Selected AG-rules:</text:span></text:p>
            <text:list text:continue-numbering="true" text:style-name="L1">
              <text:list-item>
                <text:p><text:span text:style-name="T44">ilp-nego → a list of NFP negotiation constraints concerning this property</text:span></text:p>
              </text:list-item>
              <text:list-item>
                <text:p><text:span text:style-name="T44">ilp-propname → </text:span><text:span text:style-name="T36">an CPLEX-LP conformant name of this property, also with mode or resource prepended</text:span></text:p>
              </text:list-item>
            </text:list>
          </draw:text-box>
        </draw:frame>
        <draw:g>
          <draw:custom-shape draw:style-name="gr3" draw:text-style-name="P2"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6.765cm" svg:y="8.565cm" draw:kind="section" draw:start-angle="21.05" draw:end-angle="82.31">
            <text:p/>
          </draw:circle>
        </draw:g>
        <draw:g>
          <draw:custom-shape draw:style-name="gr3" draw:text-style-name="P2"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7.965cm" svg:y="7.765cm" draw:kind="section" draw:start-angle="21.05" draw:end-angle="82.31">
            <text:p/>
          </draw:circle>
        </draw:g>
        <draw:g>
          <draw:custom-shape draw:style-name="gr3" draw:text-style-name="P2"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765cm" svg:y="9.365cm" draw:kind="section" draw:start-angle="21.05" draw:end-angle="82.31">
            <text:p/>
          </draw:circle>
        </draw:g>
        <draw:g>
          <draw:custom-shape draw:style-name="gr3" draw:text-style-name="P2" draw:layer="layout" svg:width="1cm" svg:height="1cm" svg:x="12.8cm" svg:y="10.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2.765cm" svg:y="9.995cm" draw:kind="section" draw:start-angle="21.05" draw:end-angle="82.31">
            <text:p/>
          </draw:circle>
        </draw:g>
        <presentation:notes draw:style-name="dp2">
          <draw:page-thumbnail draw:style-name="gr5" draw:layer="layout" svg:width="14.848cm" svg:height="11.135cm" svg:x="3.075cm" svg:y="2.257cm" draw:page-number="33" presentation:class="page"/>
          <draw:frame presentation:style-name="pr3" draw:text-style-name="P11" draw:layer="layout" svg:width="16.799cm" svg:height="13.364cm" svg:x="2.1cm" svg:y="14.107cm" presentation:class="notes" presentation:placeholder="true">
            <draw:text-box/>
          </draw:frame>
        </presentation:notes>
      </draw:page>
      <draw:page draw:name="page34"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Definitions within the spec</text:p>
          </draw:text-box>
        </draw:frame>
        <draw:frame presentation:style-name="pr6" draw:text-style-name="P35" draw:layer="layout" svg:width="25.199cm" svg:height="12.178cm" svg:x="1.4cm" svg:y="4.914cm" presentation:class="outline">
          <draw:text-box>
            <text:list text:style-name="L3">
              <text:list-item>
                <text:p text:style-name="P35"><text:span text:style-name="T45">add-to-al → add to or make a new entry of an associate list (i.e. map)</text:span></text:p>
              </text:list-item>
              <text:list-item>
                <text:p text:style-name="P35"><text:span text:style-name="T45">get-val → search a list for a metaparameter with the given name, return the value if found, else the given default</text:span></text:p>
              </text:list-item>
              <text:list-item>
                <text:p text:style-name="P35"><text:span text:style-name="T45">make-constraint(s), make-constraint → create a software constraint based on list of provided and required values (used for general NFP negotiation and for request constraints)</text:span></text:p>
              </text:list-item>
              <text:list-item>
                <text:p text:style-name="P35"><text:span text:style-name="T45">ast-pp → ast-parent of ast-parent</text:span></text:p>
              </text:list-item>
              <text:list-item>
                <text:p text:style-name="P35"><text:span text:style-name="T45">recur, recurN → fold-left, apply ag-rule on child and concat with op</text:span></text:p>
              </text:list-item>
              <text:list-item>
                <text:p text:style-name="P35"><text:span text:style-name="T45">lonely → #t iff node has no siblings, e.g. if the only Mode of an Impl</text:span></text:p>
              </text:list-item>
            </text:list>
          </draw:text-box>
        </draw:frame>
        <presentation:notes draw:style-name="dp2">
          <office:forms form:automatic-focus="false" form:apply-design-mode="false"/>
          <draw:page-thumbnail draw:style-name="gr5" draw:layer="layout" svg:width="14.848cm" svg:height="11.135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9">
        <office:forms form:automatic-focus="false" form:apply-design-mode="false"/>
        <draw:custom-shape draw:style-name="gr7" draw:text-style-name="P5" xml:id="id224" draw:id="id224"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227" draw:id="id227" draw:layer="layout" svg:width="1.4cm" svg:height="1.4cm" svg:x="16.7cm" svg:y="8.4cm">
          <text:p text:style-name="P3"><text:span text:style-name="T3">CB1</text:span></text:p>
          <draw:enhanced-geometry svg:viewBox="0 0 21600 21600" draw:type="rectangle" draw:enhanced-path="M 0 0 L 21600 0 21600 21600 0 21600 0 0 Z N"/>
        </draw:custom-shape>
        <draw:custom-shape draw:style-name="gr7" draw:text-style-name="P5" xml:id="id226" draw:id="id226" draw:layer="layout" svg:width="1.4cm" svg:height="1.4cm" svg:x="16.7cm" svg:y="11cm">
          <text:p text:style-name="P3"><text:span text:style-name="T3">CB2</text:span></text:p>
          <draw:enhanced-geometry svg:viewBox="0 0 21600 21600" draw:type="rectangle" draw:enhanced-path="M 0 0 L 21600 0 21600 21600 0 21600 0 0 Z N"/>
        </draw:custom-shape>
        <draw:line draw:style-name="gr24" draw:text-style-name="P6" draw:layer="layout" svg:x1="12cm" svg:y1="5.6cm" svg:x2="12cm" svg:y2="17.2cm">
          <text:p/>
        </draw:line>
        <draw:custom-shape draw:style-name="gr9" draw:text-style-name="P5" xml:id="id220" draw:id="id220" draw:layer="layout" svg:width="1.4cm" svg:height="1.4cm" svg:x="8.1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22" draw:id="id222" draw:layer="layout" svg:width="1.4cm" svg:height="1.4cm" svg:x="2.2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71" draw:text-style-name="P8" xml:id="id221" draw:id="id221" draw:layer="layout" svg:width="5.4cm" svg:height="2.137cm" svg:x="6cm" svg:y="7.2cm" draw:corner-radius="0.5cm">
          <text:p text:style-name="P3"><text:span text:style-name="T46">Sample-Impl1a</text:span></text:p>
          <text:p text:style-name="P2"><text:span text:style-name="T4">$L = 0.5, $E = 20</text:span></text:p>
          <text:p text:style-name="P2"><text:span text:style-name="T4">$R = 0.2, C2.R ≤ size</text:span></text:p>
        </draw:rect>
        <draw:rect draw:style-name="gr172" draw:text-style-name="P8" draw:layer="layout" svg:width="5.4cm" svg:height="3.463cm" svg:x="6cm" svg:y="9.337cm" draw:corner-radius="0.5cm">
          <text:p text:style-name="P3"><text:span text:style-name="T47">The-Sample-Impl1b</text:span></text:p>
          <text:p text:style-name="P2"><text:span text:style-name="T4">$L = 0.2 | </text:span><text:span text:style-name="T48">0.8</text:span></text:p>
          <text:p text:style-name="P2"><text:span text:style-name="T4">(size ≥ 100 | </text:span><text:span text:style-name="T48">else</text:span><text:span text:style-name="T4">)</text:span></text:p>
          <text:p text:style-name="P2"><text:span text:style-name="T4">$E = 10 ln(size)</text:span></text:p>
          <text:p text:style-name="P2"><text:span text:style-name="T4">$R = 0.4</text:span></text:p>
          <text:p text:style-name="P2"><text:span text:style-name="T4"/></text:p>
        </draw:rect>
        <draw:rect draw:style-name="gr173" draw:text-style-name="P8" xml:id="id230" draw:id="id230" draw:layer="layout" svg:width="4.2cm" svg:height="2.8cm" svg:x="1cm" svg:y="7.4cm" draw:corner-radius="0.5cm">
          <text:p text:style-name="P3"><text:span text:style-name="T46">Part-Impl2a</text:span></text:p>
          <text:p text:style-name="P2"><text:span text:style-name="T4">$L = 0.5</text:span></text:p>
          <text:p text:style-name="P2"><text:span text:style-name="T4">$E = 3ln(size)</text:span></text:p>
          <text:p text:style-name="P2"><text:span text:style-name="T4">$R = 0.5</text:span></text:p>
        </draw:rect>
        <draw:connector draw:style-name="gr29" draw:text-style-name="P6" draw:layer="layout" draw:type="curve" svg:x1="9.5cm" svg:y1="6.9cm" svg:x2="11.4cm" svg:y2="8.268cm" draw:start-shape="id220" draw:start-glue-point="10" draw:end-shape="id221" draw:end-glue-point="1" svg:d="M9500 6900c3601 0 2651 1368 1900 1368" svg:viewBox="0 0 2603 1369">
          <text:p/>
        </draw:connector>
        <draw:line draw:style-name="gr174" draw:text-style-name="P6" xml:id="id238" draw:id="id238" draw:layer="layout" svg:x1="11cm" svg:y1="8.4cm" svg:x2="17cm" svg:y2="11.2cm">
          <text:p/>
        </draw:line>
        <draw:polyline draw:style-name="gr174" draw:text-style-name="P6" xml:id="id239" draw:id="id239" draw:layer="layout" svg:width="14.332cm" svg:height="9.54cm" draw:transform="skewX (0.37245326237559) rotate (0.511905069609937) translate (3.20270425000082cm 10.0943989856768cm)" svg:viewBox="0 0 14333 9541" draw:points="144,0 0,5577 8604,9541 14333,8396">
          <text:p/>
        </draw:polyline>
        <draw:connector draw:style-name="gr26" draw:text-style-name="P6" draw:layer="layout" draw:line-skew="0.8cm" svg:x1="6cm" svg:y1="8.268cm" svg:x2="3.6cm" svg:y2="6.9cm" draw:start-shape="id221" draw:start-glue-point="3" draw:end-shape="id222" draw:end-glue-point="10" svg:d="M6000 8268h-400v-1368h-2000" svg:viewBox="0 0 2401 1369">
          <text:p/>
        </draw:connector>
        <draw:custom-shape draw:style-name="gr23" draw:text-style-name="P5" xml:id="id223" draw:id="id223"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223" draw:start-glue-point="7" draw:end-shape="id224" draw:end-glue-point="0" svg:d="M14400 4700h502l1298 599v501" svg:viewBox="0 0 1801 1101">
          <text:p/>
        </draw:connector>
        <draw:frame presentation:style-name="pr1" draw:layer="layout" svg:width="25.199cm" svg:height="3.506cm" svg:x="1.4cm" svg:y="0.837cm" presentation:class="title">
          <draw:text-box>
            <text:p>Example-AST</text:p>
          </draw:text-box>
        </draw:frame>
        <draw:connector draw:style-name="gr175" draw:text-style-name="P6" draw:layer="layout" draw:type="lines" svg:x1="6.705cm" svg:y1="5.221cm" svg:x2="2.9cm" svg:y2="6.2cm" draw:start-shape="id225" draw:start-glue-point="7" draw:end-shape="id222" draw:end-glue-point="4" svg:d="M6705 5221h-706l-3099 478v501" svg:viewBox="0 0 3806 980">
          <text:p/>
        </draw:connector>
        <draw:custom-shape draw:style-name="gr25" draw:text-style-name="P36" xml:id="id225" draw:id="id225" draw:layer="layout" svg:width="1.4cm" svg:height="1.4cm" svg:x="6.5cm" svg:y="4.026cm">
          <text:p text:style-name="P3"><text:span text:style-name="T49">SW</text:span></text:p>
          <text:p text:style-name="P3"><text:span text:style-name="T49">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cm" svg:y1="4.726cm" svg:x2="9.6cm" svg:y2="4.7cm" draw:start-shape="id225" draw:start-glue-point="10" draw:end-shape="id223" draw:end-glue-point="5" svg:d="M7900 4726l1700-26" svg:viewBox="0 0 1701 27">
          <text:p/>
        </draw:connector>
        <draw:connector draw:style-name="gr176" draw:text-style-name="P3" draw:layer="layout" draw:line-skew="0cm -1.4cm" svg:x1="16.7cm" svg:y1="11.7cm" svg:x2="16.2cm" svg:y2="7cm" draw:start-shape="id226" draw:start-glue-point="3" draw:end-shape="id224" draw:end-glue-point="2" svg:d="M16700 11700h-501v-4100h1v-600" svg:viewBox="0 0 502 4701">
          <text:p/>
        </draw:connector>
        <draw:connector draw:style-name="gr176" draw:text-style-name="P3" draw:layer="layout" draw:line-skew="0cm -0.1cm" svg:x1="16.7cm" svg:y1="9.1cm" svg:x2="16.2cm" svg:y2="7cm" draw:start-shape="id227" draw:start-glue-point="3" draw:end-shape="id224" draw:end-glue-point="2" svg:d="M16700 9100h-501v-1500h1v-600" svg:viewBox="0 0 502 2101">
          <text:p/>
        </draw:connector>
        <draw:custom-shape draw:style-name="gr177" draw:text-style-name="P8" xml:id="id228" draw:id="id228" draw:layer="layout" svg:width="3.8cm" svg:height="0.8cm" svg:x="18.6cm" svg:y="8.7cm">
          <text:p text:style-name="P3"><text:span text:style-name="T4">load = 0.7</text:span></text:p>
          <draw:enhanced-geometry svg:viewBox="0 0 21600 21600" draw:type="rectangle" draw:enhanced-path="M 0 0 L 21600 0 21600 21600 0 21600 0 0 Z N"/>
        </draw:custom-shape>
        <draw:connector draw:style-name="gr178" draw:text-style-name="P3" draw:layer="layout" svg:x1="18.1cm" svg:y1="9.1cm" svg:x2="18.6cm" svg:y2="9.1cm" draw:start-shape="id227" draw:start-glue-point="1" draw:end-shape="id228" draw:end-glue-point="3" svg:d="M18100 9100h500" svg:viewBox="0 0 501 1">
          <text:p/>
        </draw:connector>
        <draw:custom-shape draw:style-name="gr179" draw:text-style-name="P8" xml:id="id229" draw:id="id229" draw:layer="layout" svg:width="3.8cm" svg:height="0.8cm" svg:x="18.6cm" svg:y="11.3cm">
          <text:p text:style-name="P3"><text:span text:style-name="T4">load = 0.4</text:span></text:p>
          <draw:enhanced-geometry svg:viewBox="0 0 21600 21600" draw:type="rectangle" draw:enhanced-path="M 0 0 L 21600 0 21600 21600 0 21600 0 0 Z N"/>
        </draw:custom-shape>
        <draw:connector draw:style-name="gr178" draw:text-style-name="P3" draw:layer="layout" svg:x1="18.1cm" svg:y1="11.7cm" svg:x2="18.6cm" svg:y2="11.7cm" draw:start-shape="id226" draw:start-glue-point="1" draw:end-shape="id229" draw:end-glue-point="3" svg:d="M18100 11700h500" svg:viewBox="0 0 501 1">
          <text:p/>
        </draw:connector>
        <draw:connector draw:style-name="gr175" draw:text-style-name="P6" draw:layer="layout" draw:type="lines" svg:x1="7.695cm" svg:y1="5.221cm" svg:x2="8.8cm" svg:y2="6.2cm" draw:start-shape="id225" draw:start-glue-point="9" draw:end-shape="id220" draw:end-glue-point="4" svg:d="M7695 5221h705l400 478v501" svg:viewBox="0 0 1106 980">
          <text:p/>
        </draw:connector>
        <draw:custom-shape draw:style-name="gr74" draw:text-style-name="P2" draw:layer="layout" svg:width="8.4cm" svg:height="3.599cm" svg:x="0.6cm" svg:y="16.201cm">
          <text:p text:style-name="P2">Impl-Contract-Template {</text:p>
          <text:p text:style-name="P2"><text:s/>requires Cubie { <text:span text:style-name="T18">load max $L</text:span> }</text:p>
          <text:p text:style-name="P2"><text:s/>provides energy = $E</text:p>
          <text:p text:style-name="P2"><text:s/>provides run time = $R</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9" draw:text-style-name="P6" draw:layer="layout" draw:type="curve" svg:x1="1cm" svg:y1="8.8cm" svg:x2="2.2cm" svg:y2="6.9cm" draw:start-shape="id230" draw:start-glue-point="3" draw:end-shape="id222" draw:end-glue-point="6" svg:d="M1000 8800c-751 0-1351-1900 1200-1900" svg:viewBox="0 0 1850 1901">
          <text:p/>
        </draw:connector>
        <draw:frame draw:style-name="gr180" draw:text-style-name="P7" draw:layer="layout" svg:width="7.4cm" svg:height="3.647cm" svg:x="12.2cm" svg:y="16.553cm">
          <draw:text-box>
            <text:p><text:span text:style-name="T8">C1.name = Example-Component, C2.name = Depth2-Component </text:span></text:p>
            <text:p><text:span text:style-name="T8">Each implementation has one default mode.</text:span></text:p>
          </draw:text-box>
        </draw:frame>
        <draw:custom-shape draw:style-name="gr64" draw:text-style-name="P18" xml:id="id231" draw:id="id231" draw:layer="layout" svg:width="3.4cm" svg:height="1.057cm" svg:x="19.6cm" svg:y="4.002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4" draw:text-style-name="P18" xml:id="id232" draw:id="id232" draw:layer="layout" svg:width="2.6cm" svg:height="0.741cm" svg:x="20.6cm" svg:y="5.259cm">
          <text:p text:style-name="P2"><text:span text:style-name="T16">size = 50</text:span></text:p>
          <draw:enhanced-geometry svg:viewBox="0 0 21600 21600" draw:type="rectangle" draw:enhanced-path="M 0 0 L 21600 0 21600 21600 0 21600 0 0 Z N"/>
        </draw:custom-shape>
        <draw:connector draw:style-name="gr65" draw:text-style-name="P6" draw:layer="layout" svg:x1="20.001cm" svg:y1="5.058cm" svg:x2="20.6cm" svg:y2="5.629cm" draw:start-shape="id231" draw:start-glue-point="10" draw:end-shape="id232" draw:end-glue-point="3" svg:d="M20001 5058v571h599" svg:viewBox="0 0 600 572">
          <text:p/>
        </draw:connector>
        <draw:connector draw:style-name="gr8" draw:text-style-name="P6" draw:layer="layout" draw:type="lines" svg:x1="12cm" svg:y1="4cm" svg:x2="21.3cm" svg:y2="4.002cm" draw:start-shape="id223" draw:start-glue-point="4" draw:end-shape="id231" draw:end-glue-point="5" svg:d="M12000 4000v-501l9300 1v502" svg:viewBox="0 0 9301 504">
          <text:p/>
        </draw:connector>
        <draw:custom-shape draw:style-name="gr64" draw:text-style-name="P18" xml:id="id233" draw:id="id233" draw:layer="layout" svg:width="2.999cm" svg:height="0.741cm" svg:x="20.601cm" svg:y="6.259cm">
          <text:p text:style-name="P2"><text:span text:style-name="T16">C1.R ≤ 0.3</text:span></text:p>
          <draw:enhanced-geometry svg:viewBox="0 0 21600 21600" draw:type="rectangle" draw:enhanced-path="M 0 0 L 21600 0 21600 21600 0 21600 0 0 Z N"/>
        </draw:custom-shape>
        <draw:connector draw:style-name="gr65" draw:text-style-name="P6" draw:layer="layout" svg:x1="20.001cm" svg:y1="5.058cm" svg:x2="20.601cm" svg:y2="6.629cm" draw:start-shape="id231" draw:start-glue-point="10" draw:end-shape="id233" draw:end-glue-point="3" svg:d="M20001 5058v1571h600" svg:viewBox="0 0 601 1572">
          <text:p/>
        </draw:connector>
        <draw:custom-shape draw:style-name="gr64" draw:text-style-name="P37" xml:id="id234" draw:id="id234" draw:layer="layout" svg:width="4.8cm" svg:height="0.741cm" svg:x="20.6cm" svg:y="7.259cm">
          <text:p text:style-name="P2"><text:span text:style-name="T50">default objective</text:span></text:p>
          <draw:enhanced-geometry svg:viewBox="0 0 21600 21600" draw:type="rectangle" draw:enhanced-path="M 0 0 L 21600 0 21600 21600 0 21600 0 0 Z N"/>
        </draw:custom-shape>
        <draw:connector draw:style-name="gr65" draw:text-style-name="P6" draw:layer="layout" svg:x1="20.001cm" svg:y1="5.058cm" svg:x2="20.6cm" svg:y2="7.629cm" draw:start-shape="id231" draw:start-glue-point="10" draw:end-shape="id234" draw:end-glue-point="3" svg:d="M20001 5058v2571h599" svg:viewBox="0 0 600 2572">
          <text:p/>
        </draw:connector>
        <draw:rect draw:style-name="gr181" draw:text-style-name="P8" xml:id="id235" draw:id="id235" draw:layer="layout" svg:width="5.4cm" svg:height="2.2cm" svg:x="6cm" svg:y="12.8cm" draw:corner-radius="0.5cm">
          <text:p text:style-name="P3"><text:span text:style-name="T46">Useless-Impl1c</text:span></text:p>
          <text:p text:style-name="P2"><text:span text:style-name="T4">$L = 0, $E = 100</text:span></text:p>
          <text:p text:style-name="P2"><text:span text:style-name="T4">$R = 0.2, C2.R ≤ -1</text:span></text:p>
        </draw:rect>
        <draw:line draw:style-name="gr41" draw:text-style-name="P6" xml:id="id236" draw:id="id236" draw:layer="layout" svg:x1="11cm" svg:y1="8.268cm" svg:x2="16.751cm" svg:y2="8.636cm">
          <text:p/>
        </draw:line>
        <draw:polyline draw:style-name="gr41" draw:text-style-name="P6" xml:id="id237" draw:id="id237" draw:layer="layout" svg:width="14.657cm" svg:height="10.09cm" draw:transform="skewX (0.362504885639222) rotate (0.504400153826361) translate (3.22571574317464cm 10.1739358609545cm)" svg:viewBox="0 0 14658 10091" draw:points="143,0 0,5503 10051,10091 14658,5900">
          <text:p/>
        </draw:polyline>
        <draw:frame draw:style-name="gr97" draw:text-style-name="P38" draw:layer="layout" svg:width="5.6cm" svg:height="0.886cm" svg:x="14.7cm" svg:y="13.5cm">
          <draw:text-box>
            <text:p xml:id="id240" text:id="id240" text:style-name="P38">optimal mapping</text:p>
          </draw:text-box>
        </draw:frame>
        <draw:connector draw:style-name="gr26" draw:text-style-name="P6" draw:layer="layout" draw:line-skew="0.8cm" svg:x1="6cm" svg:y1="13.9cm" svg:x2="3.6cm" svg:y2="6.9cm" draw:start-shape="id235" draw:start-glue-point="3" draw:end-shape="id222" draw:end-glue-point="10" svg:d="M6000 13900h-400v-7000h-2000" svg:viewBox="0 0 2401 7001">
          <text:p/>
        </draw:connector>
        <draw:frame draw:style-name="gr182" draw:text-style-name="P7" draw:layer="layout" svg:width="6.6cm" svg:height="7.8cm" svg:x="19.8cm" svg:y="12.4cm">
          <draw:text-box>
            <text:list text:style-name="L1">
              <text:list-item>
                <text:p text:style-name="P7">1b ←→ (C1.R ≤ 0.3)</text:p>
              </text:list-item>
              <text:list-item>
                <text:p text:style-name="P7">1c.E = 39.12 &gt; 1a.E</text:p>
              </text:list-item>
              <text:list-item>
                <text:p text:style-name="P7">1c: (C2.R ≤ -1) ←→ 2a.R = 0.5</text:p>
              </text:list-item>
              <text:list-item>
                <text:p text:style-name="P7">1c: (PE.L ≤ 0) ←→ CB1.L=0.7, CB2.L=0.4</text:p>
              </text:list-item>
              <text:list-item>
                <text:p text:style-name="P7">1a, 2a: (PE.L ≤ 0.5) ←→ CB1.L = 0.7</text:p>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36" smil:attributeName="visibility" smil:to="hidden"/>
                </anim:par>
                <anim:par smil:begin="0s" smil:fill="hold" presentation:node-type="with-previous" presentation:preset-class="exit" presentation:preset-id="ooo-exit-disappear">
                  <anim:set smil:begin="0s" smil:dur="0.001s" smil:fill="hold" smil:targetElement="id23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anim:set smil:begin="0s" smil:dur="0.001s" smil:fill="hold" smil:targetElement="id239" smil:attributeName="visibility" smil:to="visible"/>
                </anim:par>
                <anim:par smil:begin="0s" smil:fill="hold" presentation:node-type="with-previous" presentation:preset-class="entrance" presentation:preset-id="ooo-entrance-appear" presentation:group-id="0">
                  <anim:set smil:begin="0s" smil:dur="0.001s" smil:fill="hold" smil:targetElement="id240" anim:sub-item="text" smil:attributeName="visibility" smil:to="visible"/>
                </anim:par>
              </anim:par>
            </anim:par>
          </anim:seq>
        </anim:par>
        <presentation:notes draw:style-name="dp2">
          <draw:page-thumbnail draw:style-name="gr5" draw:layer="layout" svg:width="14.848cm" svg:height="11.135cm" svg:x="3.075cm" svg:y="2.257cm" draw:page-number="35"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odel_5f_mode_5f_request-background" style:display-name="model_mode_request-background" style:family="presentation">
      <style:graphic-properties draw:stroke="none" draw:fill="none"/>
      <style:text-properties style:letter-kerning="true"/>
    </style:style>
    <style:style style:name="model_5f_mode_5f_request-backgroundobjects" style:display-name="model_mode_request-backgroundobjects" style:family="presentation">
      <style:graphic-properties draw:textarea-horizontal-align="justify" draw:shadow="hidden" draw:shadow-offset-x="0.2cm" draw:shadow-offset-y="0.2cm" draw:shadow-color="#808080"/>
      <style:text-properties style:letter-kerning="true"/>
    </style:style>
    <style:style style:name="model_5f_mode_5f_request-notes" style:display-name="model_mode_requ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del_5f_mode_5f_request-outline1" style:display-name="model_mode_request-outline1" style:family="presentation">
      <style:graphic-properties draw:stroke="none" draw:fill="none" draw:auto-grow-height="false" draw:fit-to-size="shrink-to-fit">
        <text:list-style style:name="model_5f_mode_5f_request-outline1" style:display-name="model_mode_requ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outline2" style:display-name="model_mode_request-outline2" style:family="presentation" style:parent-style-name="model_5f_mode_5f_request-outline1">
      <style:paragraph-properties fo:margin-top="0cm" fo:margin-bottom="0.4cm"/>
      <style:text-properties fo:font-size="28pt" style:font-size-asian="28pt" style:font-size-complex="28pt"/>
    </style:style>
    <style:style style:name="model_5f_mode_5f_request-outline3" style:display-name="model_mode_request-outline3" style:family="presentation" style:parent-style-name="model_5f_mode_5f_request-outline2">
      <style:paragraph-properties fo:margin-top="0cm" fo:margin-bottom="0.3cm"/>
      <style:text-properties fo:font-size="24pt" style:font-size-asian="24pt" style:font-size-complex="24pt"/>
    </style:style>
    <style:style style:name="model_5f_mode_5f_request-outline4" style:display-name="model_mode_request-outline4" style:family="presentation" style:parent-style-name="model_5f_mode_5f_request-outline3">
      <style:paragraph-properties fo:margin-top="0cm" fo:margin-bottom="0.2cm"/>
      <style:text-properties fo:font-size="20pt" style:font-size-asian="20pt" style:font-size-complex="20pt"/>
    </style:style>
    <style:style style:name="model_5f_mode_5f_request-outline5" style:display-name="model_mode_request-outline5" style:family="presentation" style:parent-style-name="model_5f_mode_5f_request-outline4">
      <style:paragraph-properties fo:margin-top="0cm" fo:margin-bottom="0.1cm"/>
      <style:text-properties fo:font-size="20pt" style:font-size-asian="20pt" style:font-size-complex="20pt"/>
    </style:style>
    <style:style style:name="model_5f_mode_5f_request-outline6" style:display-name="model_mode_request-outline6" style:family="presentation" style:parent-style-name="model_5f_mode_5f_request-outline5">
      <style:paragraph-properties fo:margin-top="0cm" fo:margin-bottom="0.1cm"/>
      <style:text-properties fo:font-size="20pt" style:font-size-asian="20pt" style:font-size-complex="20pt"/>
    </style:style>
    <style:style style:name="model_5f_mode_5f_request-outline7" style:display-name="model_mode_request-outline7" style:family="presentation" style:parent-style-name="model_5f_mode_5f_request-outline6">
      <style:paragraph-properties fo:margin-top="0cm" fo:margin-bottom="0.1cm"/>
      <style:text-properties fo:font-size="20pt" style:font-size-asian="20pt" style:font-size-complex="20pt"/>
    </style:style>
    <style:style style:name="model_5f_mode_5f_request-outline8" style:display-name="model_mode_request-outline8" style:family="presentation" style:parent-style-name="model_5f_mode_5f_request-outline7">
      <style:paragraph-properties fo:margin-top="0cm" fo:margin-bottom="0.1cm"/>
      <style:text-properties fo:font-size="20pt" style:font-size-asian="20pt" style:font-size-complex="20pt"/>
    </style:style>
    <style:style style:name="model_5f_mode_5f_request-outline9" style:display-name="model_mode_request-outline9" style:family="presentation" style:parent-style-name="model_5f_mode_5f_request-outline8">
      <style:paragraph-properties fo:margin-top="0cm" fo:margin-bottom="0.1cm"/>
      <style:text-properties fo:font-size="20pt" style:font-size-asian="20pt" style:font-size-complex="20pt"/>
    </style:style>
    <style:style style:name="model_5f_mode_5f_request-subtitle" style:display-name="model_mode_request-subtitle" style:family="presentation">
      <style:graphic-properties draw:stroke="none" draw:fill="none" draw:textarea-vertical-align="middle">
        <text:list-style style:name="model_5f_mode_5f_request-subtitle" style:display-name="model_mode_requ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title" style:display-name="model_mode_request-title" style:family="presentation">
      <style:graphic-properties draw:stroke="none" draw:fill="none" draw:textarea-vertical-align="middle">
        <text:list-style style:name="model_5f_mode_5f_request-title" style:display-name="model_mode_requ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textarea-horizontal-align="justify" draw:textarea-vertical-align="middle" draw:auto-grow-height="false"/>
    </style:style>
    <style:style style:name="Mgr4" style:family="graphic" style:parent-style-name="objectwithoutfill">
      <style:graphic-properties draw:fill="none" draw:textarea-vertical-align="middle"/>
    </style:style>
    <style:style style:name="Mgr5" style:family="graphic" style:parent-style-name="objectwithoutfill">
      <style:graphic-properties svg:stroke-color="#b2b2b2" draw:fill="none" draw:textarea-vertical-align="middle"/>
    </style:style>
    <style:style style:name="Mgr6"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Mgr7" style:family="graphic" style:parent-style-name="standard">
      <style:graphic-properties svg:stroke-color="#006666" draw:fill-color="#99cccc" draw:textarea-horizontal-align="justify" draw:textarea-vertical-align="middle" draw:auto-grow-height="false"/>
    </style:style>
    <style:style style:name="Mgr8" style:family="graphic" style:parent-style-name="standard">
      <style:graphic-properties svg:stroke-color="#006666" draw:textarea-vertical-align="middle"/>
    </style:style>
    <style:style style:name="M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10" style:family="graphic" style:parent-style-name="standard" style:list-style-name="ML1">
      <style:graphic-properties svg:stroke-color="#3465a4" draw:fill-color="#729fcf" draw:textarea-horizontal-align="justify" draw:textarea-vertical-align="middle" draw:auto-grow-height="false"/>
    </style:style>
    <style:style style:name="Mgr11" style:family="graphic" style:parent-style-name="standard">
      <style:graphic-properties svg:stroke-color="#3465a4" draw:textarea-vertical-align="middle"/>
    </style:style>
    <style:style style:name="Mgr12" style:family="graphic" style:parent-style-name="standard">
      <style:graphic-properties draw:stroke="dash" draw:stroke-dash="Ultrafine_20_Dashed" svg:stroke-color="#000000" svg:stroke-opacity="50%" draw:fill="none" draw:textarea-vertical-align="middle"/>
    </style:style>
    <style:style style:name="Mgr13" style:family="graphic" style:parent-style-name="standard">
      <style:graphic-properties svg:stroke-color="#000000" draw:fill-color="#ccff00" draw:textarea-horizontal-align="justify" draw:textarea-vertical-align="middle" draw:auto-grow-height="false"/>
    </style:style>
    <style:style style:name="Mgr14" style:family="graphic" style:parent-style-name="standard">
      <style:graphic-properties svg:stroke-color="#000000" draw:fill-color="#99ff33" draw:textarea-horizontal-align="justify" draw:textarea-vertical-align="middle" draw:auto-grow-height="false"/>
    </style:style>
    <style:style style:name="Mgr15" style:family="graphic" style:parent-style-name="standard">
      <style:graphic-properties svg:stroke-color="#000000" draw:fill-color="#669900" draw:textarea-horizontal-align="justify" draw:textarea-vertical-align="middle" draw:auto-grow-height="false"/>
    </style:style>
    <style:style style:name="Mgr16" style:family="graphic" style:parent-style-name="standard">
      <style:graphic-properties svg:stroke-color="#000000" draw:fill-color="#193300" draw:opacity="100%" draw:opacity-name="" draw:textarea-horizontal-align="justify" draw:textarea-vertical-align="middle" draw:auto-grow-height="false"/>
    </style:style>
    <style:style style:name="Mgr17" style:family="graphic" style:parent-style-name="standard" style:list-style-name="ML1">
      <style:graphic-properties svg:stroke-color="#000000" draw:fill-color="#ccff00" draw:textarea-vertical-align="middle"/>
    </style:style>
    <style:style style:name="Mgr18" style:family="graphic" style:parent-style-name="standard" style:list-style-name="ML1">
      <style:graphic-properties svg:stroke-color="#000000" draw:fill-color="#ccff00" draw:opacity="100%" draw:opacity-name="" draw:textarea-vertical-align="middle"/>
    </style:style>
    <style:style style:name="Mgr19" style:family="graphic" style:parent-style-name="standard" style:list-style-name="ML1">
      <style:graphic-properties svg:stroke-color="#000000" draw:fill-color="#99ff33" draw:opacity="100%" draw:opacity-name="" draw:textarea-vertical-align="middle"/>
    </style:style>
    <style:style style:name="Mgr20" style:family="graphic" style:parent-style-name="standard" style:list-style-name="ML1">
      <style:graphic-properties svg:stroke-color="#000000" draw:fill-color="#99ff33" draw:textarea-vertical-align="middle"/>
    </style:style>
    <style:style style:name="Mgr21" style:family="graphic" style:parent-style-name="standard" style:list-style-name="ML1">
      <style:graphic-properties svg:stroke-color="#000000" draw:fill-color="#669900" draw:textarea-vertical-align="middle"/>
    </style:style>
    <style:style style:name="Mgr22" style:family="graphic" style:parent-style-name="standard" style:list-style-name="ML1">
      <style:graphic-properties svg:stroke-color="#000000" draw:fill-color="#669900" draw:opacity="100%" draw:opacity-name="" draw:textarea-vertical-align="middle"/>
    </style:style>
    <style:style style:name="Mgr23" style:family="graphic" style:parent-style-name="standard" style:list-style-name="ML1">
      <style:graphic-properties svg:stroke-color="#000000" draw:fill-color="#193300" draw:opacity="100%" draw:opacity-name="" draw:textarea-vertical-align="middle"/>
    </style:style>
    <style:style style:name="Mgr24" style:family="graphic" style:parent-style-name="standard" style:list-style-name="ML1">
      <style:graphic-properties svg:stroke-color="#000000" draw:fill-color="#193300" draw:opacity="100%" draw:opacity-name="" draw:textarea-vertical-align="middle"/>
    </style:style>
    <style:style style:name="M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Mgr26" style:family="graphic" style:parent-style-name="objectwithoutfill">
      <style:graphic-properties draw:marker-end="Arrow" draw:marker-end-width="0.3cm" svg:stroke-opacity="50%" draw:fill="none" draw:textarea-vertical-align="middle"/>
    </style:style>
    <style:style style:name="Mgr27" style:family="graphic" style:parent-style-name="standard">
      <style:graphic-properties svg:stroke-opacity="50%" draw:textarea-vertical-align="middl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model_5f_mode_5f_request-backgroundobjects">
      <style:graphic-properties draw:stroke="none" draw:fill="none" draw:fill-color="#ffffff" draw:auto-grow-height="false" fo:min-height="1.449cm"/>
    </style:style>
    <style:style style:name="Mpr5" style:family="presentation" style:parent-style-name="model_5f_mode_5f_request-backgroundobjects">
      <style:graphic-properties draw:stroke="none" draw:fill="none" draw:fill-color="#ffffff" draw:auto-grow-height="false" fo:min-height="1.485cm"/>
    </style:style>
    <style:style style:name="Mpr6" style:family="presentation" style:parent-style-name="model_5f_mode_5f_requ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style:font-name="Calibri4" fo:font-size="18pt"/>
    </style:style>
    <style:style style:name="MP6" style:family="paragraph">
      <style:paragraph-properties fo:text-align="center"/>
      <style:text-properties style:font-name="Calibri4"/>
    </style:style>
    <style:style style:name="MP7" style:family="paragraph">
      <style:paragraph-properties fo:text-align="start"/>
    </style:style>
    <style:style style:name="MP8" style:family="paragraph">
      <style:paragraph-properties fo:text-align="start"/>
      <style:text-properties style:font-name="Calibri4"/>
    </style:style>
    <style:style style:name="MP9" style:family="paragraph">
      <style:text-properties fo:color="#006666" style:font-name="Calibri4"/>
    </style:style>
    <style:style style:name="MP10" style:family="paragraph">
      <style:paragraph-properties fo:text-align="center"/>
      <style:text-properties style:font-name="Calibri4" fo:font-size="18pt" style:letter-kerning="true" style:font-name-asian="WenQuanYi Zen Hei Sharp" style:font-size-asian="18pt" style:font-name-complex="Lohit Devanagari" style:font-size-complex="18pt"/>
    </style:style>
    <style:style style:name="MP11" style:family="paragraph">
      <style:text-properties fo:color="#3465a4" style:font-name="Calibri4"/>
    </style:style>
    <style:style style:name="MP12" style:family="paragraph">
      <style:paragraph-properties fo:text-align="center"/>
      <style:text-properties fo:font-size="18pt"/>
    </style:style>
    <style:style style:name="MP13" style:family="paragraph">
      <style:paragraph-properties fo:text-align="center"/>
      <style:text-properties fo:font-size="12pt"/>
    </style:style>
    <style:style style:name="MP14" style:family="paragraph">
      <style:paragraph-properties fo:text-align="center"/>
      <style:text-properties style:font-name="Calibri4" fo:font-size="12pt" style:text-underline-style="solid" style:text-underline-width="auto" style:text-underline-color="font-color" style:font-size-asian="12pt" style:font-size-complex="12pt"/>
    </style:style>
    <style:style style:name="MT1" style:family="text">
      <style:text-properties fo:font-size="14pt" style:font-size-asian="14pt" style:font-size-complex="14pt"/>
    </style:style>
    <style:style style:name="MT2" style:family="text">
      <style:text-properties style:font-name="Calibri4" fo:font-size="18pt"/>
    </style:style>
    <style:style style:name="MT3" style:family="text">
      <style:text-properties style:font-name="Calibri4"/>
    </style:style>
    <style:style style:name="MT4" style:family="text">
      <style:text-properties fo:color="#006666" style:font-name="Calibri4"/>
    </style:style>
    <style:style style:name="MT5" style:family="text">
      <style:text-properties style:font-name="Calibri4" fo:font-size="18pt" style:letter-kerning="true" style:font-name-asian="WenQuanYi Zen Hei Sharp" style:font-size-asian="18pt" style:font-name-complex="Lohit Devanagari" style:font-size-complex="18pt"/>
    </style:style>
    <style:style style:name="MT6" style:family="text">
      <style:text-properties fo:color="#3465a4" style:font-name="Calibri4"/>
    </style:style>
    <style:style style:name="MT7" style:family="text">
      <style:text-properties style:font-name="Calibri4" fo:font-size="12pt" style:text-underline-style="solid" style:text-underline-width="auto" style:text-underline-color="font-color" style:letter-kerning="true" style:font-name-asian="WenQuanYi Zen Hei Sharp" style:font-size-asian="12pt" style:font-name-complex="Lohit Devanagari"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model_5f_mode_5f_request" style:display-name="model_mode_request" style:page-layout-name="PM1" draw:style-name="Mdp1">
      <office:forms form:automatic-focus="false" form:apply-design-mode="false"/>
      <draw:frame presentation:style-name="model_5f_mode_5f_request-title" draw:layer="backgroundobjects" svg:width="25.199cm" svg:height="3.506cm" svg:x="1.4cm" svg:y="0.837cm" presentation:class="title" presentation:placeholder="true">
        <draw:text-box/>
      </draw:frame>
      <draw:frame presentation:style-name="model_5f_mode_5f_request-outline1" draw:layer="backgroundobjects" svg:width="25.199cm" svg:height="12.17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presentation:date-time/></text:p>
        </draw:text-box>
      </draw:frame>
      <draw:frame presentation:style-name="Mpr4" draw:text-style-name="MP3" draw:layer="backgroundobjects" svg:width="8.875cm" svg:height="1.448cm" svg:x="9.576cm" svg:y="19.131cm" presentation:class="footer">
        <draw:text-box>
          <text:p text:style-name="MP3"><presentation:footer/></text:p>
        </draw:text-box>
      </draw:frame>
      <draw:frame presentation:style-name="Mpr4" draw:text-style-name="MP2" draw:layer="backgroundobjects" svg:width="6.523cm" svg:height="1.448cm" svg:x="20.075cm" svg:y="19.131cm" presentation:class="page-number">
        <draw:text-box>
          <text:p text:style-name="MP2"><text:page-number>&lt;Nummer&gt;</text:page-number></text:p>
        </draw:text-box>
      </draw:frame>
      <draw:custom-shape draw:style-name="Mgr3" draw:text-style-name="MP5" xml:id="id4" draw:id="id4" draw:layer="backgroundobjects" svg:width="1.6cm" svg:height="1.2cm" svg:x="15.4cm" svg:y="5.801cm">
        <text:p text:style-name="MP4"><text:span text:style-name="MT2">root</text:span></text:p>
        <draw:enhanced-geometry svg:viewBox="0 0 21600 21600" draw:type="rectangle" draw:enhanced-path="M 0 0 L 21600 0 21600 21600 0 21600 0 0 Z N"/>
      </draw:custom-shape>
      <draw:custom-shape draw:style-name="Mgr3" draw:text-style-name="MP5" xml:id="id2" draw:id="id2" draw:layer="backgroundobjects" svg:width="1.4cm" svg:height="1.4cm" svg:x="13.73cm" svg:y="8.401cm">
        <text:p text:style-name="MP4"><text:span text:style-name="MT2">S1</text:span></text:p>
        <draw:enhanced-geometry svg:viewBox="0 0 21600 21600" draw:type="rectangle" draw:enhanced-path="M 0 0 L 21600 0 21600 21600 0 21600 0 0 Z N"/>
      </draw:custom-shape>
      <draw:custom-shape draw:style-name="Mgr3" draw:text-style-name="MP5" xml:id="id5" draw:id="id5" draw:layer="backgroundobjects" svg:width="1.4cm" svg:height="1.4cm" svg:x="17.4cm" svg:y="8.401cm">
        <text:p text:style-name="MP4"><text:span text:style-name="MT2">S2</text:span></text:p>
        <draw:enhanced-geometry svg:viewBox="0 0 21600 21600" draw:type="rectangle" draw:enhanced-path="M 0 0 L 21600 0 21600 21600 0 21600 0 0 Z N"/>
      </draw:custom-shape>
      <draw:custom-shape draw:style-name="Mgr3" draw:text-style-name="MP5" xml:id="id1" draw:id="id1" draw:layer="backgroundobjects" svg:width="1.4cm" svg:height="1.4cm" svg:x="12.6cm" svg:y="11.001cm">
        <text:p text:style-name="MP4"><text:span text:style-name="MT2">CB1</text:span></text:p>
        <draw:enhanced-geometry svg:viewBox="0 0 21600 21600" draw:type="rectangle" draw:enhanced-path="M 0 0 L 21600 0 21600 21600 0 21600 0 0 Z N"/>
      </draw:custom-shape>
      <draw:custom-shape draw:style-name="Mgr3" draw:text-style-name="MP5" xml:id="id6" draw:id="id6" draw:layer="backgroundobjects" svg:width="1.4cm" svg:height="1.4cm" svg:x="17cm" svg:y="11.001cm">
        <text:p text:style-name="MP4"><text:span text:style-name="MT2">CB2</text:span></text:p>
        <draw:enhanced-geometry svg:viewBox="0 0 21600 21600" draw:type="rectangle" draw:enhanced-path="M 0 0 L 21600 0 21600 21600 0 21600 0 0 Z N"/>
      </draw:custom-shape>
      <draw:custom-shape draw:style-name="Mgr3" draw:text-style-name="MP5" xml:id="id3" draw:id="id3" draw:layer="backgroundobjects" svg:width="1.4cm" svg:height="1.4cm" svg:x="14.6cm" svg:y="11.001cm">
        <draw:glue-point draw:id="4" svg:x="-3.571cm" svg:y="5cm"/>
        <text:p text:style-name="MP4"><text:span text:style-name="MT2">R1</text:span></text:p>
        <draw:enhanced-geometry svg:viewBox="0 0 21600 21600" draw:type="rectangle" draw:enhanced-path="M 0 0 L 21600 0 21600 21600 0 21600 0 0 Z N"/>
      </draw:custom-shape>
      <draw:custom-shape draw:style-name="Mgr3" draw:text-style-name="MP5" xml:id="id7" draw:id="id7" draw:layer="backgroundobjects" svg:width="1.4cm" svg:height="1.4cm" svg:x="19cm" svg:y="11.001cm">
        <text:p text:style-name="MP4"><text:span text:style-name="MT2">CB3</text:span></text:p>
        <draw:enhanced-geometry svg:viewBox="0 0 21600 21600" draw:type="rectangle" draw:enhanced-path="M 0 0 L 21600 0 21600 21600 0 21600 0 0 Z N"/>
      </draw:custom-shape>
      <draw:connector draw:style-name="Mgr4" draw:text-style-name="MP6" draw:layer="backgroundobjects" draw:type="lines" svg:x1="13.3cm" svg:y1="11.001cm" svg:x2="14.43cm" svg:y2="9.801cm" draw:start-shape="id1" draw:start-glue-point="0" draw:end-shape="id2" draw:end-glue-point="2" svg:d="M13300 11001v-501l1130-198v-501" svg:viewBox="0 0 1131 1201">
        <text:p/>
      </draw:connector>
      <draw:connector draw:style-name="Mgr4" draw:text-style-name="MP6" draw:layer="backgroundobjects" draw:type="lines" svg:x1="14.43cm" svg:y1="9.801cm" svg:x2="15.3cm" svg:y2="11.001cm" draw:start-shape="id2" draw:start-glue-point="2" draw:end-shape="id3" draw:end-glue-point="0" svg:d="M14430 9801v501l870 198v501" svg:viewBox="0 0 871 1201">
        <text:p/>
      </draw:connector>
      <draw:connector draw:style-name="Mgr4" draw:text-style-name="MP6" draw:layer="backgroundobjects" draw:type="lines" svg:x1="14.43cm" svg:y1="8.401cm" svg:x2="16.2cm" svg:y2="7.001cm" draw:start-shape="id2" draw:start-glue-point="0" draw:end-shape="id4" draw:end-glue-point="2" svg:d="M14430 8401v-501l1770-398v-501" svg:viewBox="0 0 1771 1401">
        <text:p/>
      </draw:connector>
      <draw:connector draw:style-name="Mgr4" draw:text-style-name="MP6" draw:layer="backgroundobjects" draw:type="lines" svg:x1="16.2cm" svg:y1="7.001cm" svg:x2="18.1cm" svg:y2="8.401cm" draw:start-shape="id4" draw:start-glue-point="2" draw:end-shape="id5" svg:d="M16200 7001v501l1900 398v501" svg:viewBox="0 0 1901 1401">
        <text:p/>
      </draw:connector>
      <draw:connector draw:style-name="Mgr4" draw:text-style-name="MP6" draw:layer="backgroundobjects" draw:type="lines" svg:x1="18.1cm" svg:y1="9.801cm" svg:x2="17.7cm" svg:y2="11.001cm" draw:start-shape="id5" draw:start-glue-point="2" draw:end-shape="id6" draw:end-glue-point="0" svg:d="M18100 9801v501l-400 198v501" svg:viewBox="0 0 401 1201">
        <text:p/>
      </draw:connector>
      <draw:custom-shape draw:style-name="Mgr3" draw:text-style-name="MP5" xml:id="id9" draw:id="id9" draw:layer="backgroundobjects" svg:width="1.4cm" svg:height="1.4cm" svg:x="19.9cm" svg:y="13.801cm">
        <text:p text:style-name="MP4"><text:span text:style-name="MT2">CB4</text:span></text:p>
        <draw:enhanced-geometry svg:viewBox="0 0 21600 21600" draw:type="rectangle" draw:enhanced-path="M 0 0 L 21600 0 21600 21600 0 21600 0 0 Z N"/>
      </draw:custom-shape>
      <draw:custom-shape draw:style-name="Mgr3" draw:text-style-name="MP5" xml:id="id8" draw:id="id8" draw:layer="backgroundobjects" svg:width="1.4cm" svg:height="1.4cm" svg:x="20.9cm" svg:y="11.001cm">
        <text:p text:style-name="MP4"><text:span text:style-name="MT2">S3</text:span></text:p>
        <draw:enhanced-geometry svg:viewBox="0 0 21600 21600" draw:type="rectangle" draw:enhanced-path="M 0 0 L 21600 0 21600 21600 0 21600 0 0 Z N"/>
      </draw:custom-shape>
      <draw:custom-shape draw:style-name="Mgr3" draw:text-style-name="MP5" xml:id="id10" draw:id="id10" draw:layer="backgroundobjects" svg:width="1.4cm" svg:height="1.4cm" svg:x="22.1cm" svg:y="13.801cm">
        <text:p text:style-name="MP4"><text:span text:style-name="MT2">CB5</text:span></text:p>
        <draw:enhanced-geometry svg:viewBox="0 0 21600 21600" draw:type="rectangle" draw:enhanced-path="M 0 0 L 21600 0 21600 21600 0 21600 0 0 Z N"/>
      </draw:custom-shape>
      <draw:connector draw:style-name="Mgr4" draw:text-style-name="MP6" draw:layer="backgroundobjects" draw:type="lines" svg:x1="19.7cm" svg:y1="11.001cm" svg:x2="18.1cm" svg:y2="9.801cm" draw:start-shape="id7" draw:start-glue-point="0" draw:end-shape="id5" draw:end-glue-point="2" svg:d="M19700 11001v-501l-1600-198v-501" svg:viewBox="0 0 1601 1201">
        <text:p/>
      </draw:connector>
      <draw:connector draw:style-name="Mgr4" draw:text-style-name="MP6" draw:layer="backgroundobjects" draw:type="lines" svg:x1="21.6cm" svg:y1="11.001cm" svg:x2="18.1cm" svg:y2="9.801cm" draw:start-shape="id8" draw:start-glue-point="0" draw:end-shape="id5" draw:end-glue-point="2" svg:d="M21600 11001v-501l-3500-198v-501" svg:viewBox="0 0 3501 1201">
        <text:p/>
      </draw:connector>
      <draw:connector draw:style-name="Mgr4" draw:text-style-name="MP6" draw:layer="backgroundobjects" draw:type="lines" svg:x1="21.6cm" svg:y1="12.401cm" svg:x2="20.6cm" svg:y2="13.801cm" draw:start-shape="id8" draw:start-glue-point="2" draw:end-shape="id9" draw:end-glue-point="0" svg:d="M21600 12401v501l-1000 398v501" svg:viewBox="0 0 1001 1401">
        <text:p/>
      </draw:connector>
      <draw:connector draw:style-name="Mgr4" draw:text-style-name="MP6" draw:layer="backgroundobjects" draw:type="lines" svg:x1="21.6cm" svg:y1="12.401cm" svg:x2="22.8cm" svg:y2="13.801cm" draw:start-shape="id8" draw:start-glue-point="2" draw:end-shape="id10" draw:end-glue-point="0" svg:d="M21600 12401v501l1200 398v501" svg:viewBox="0 0 1201 1401">
        <text:p/>
      </draw:connector>
      <draw:line draw:style-name="Mgr5" draw:text-style-name="MP6" draw:layer="backgroundobjects" svg:x1="12cm" svg:y1="5.601cm" svg:x2="12cm" svg:y2="15.401cm">
        <text:p/>
      </draw:line>
      <draw:custom-shape draw:style-name="Mgr6" draw:text-style-name="MP5" xml:id="id11" draw:id="id11" draw:layer="backgroundobjects" svg:width="4.8cm" svg:height="1.4cm" svg:x="9.6cm" svg:y="4.001cm">
        <text:p text:style-name="MP4"><text:span text:style-name="M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Mgr4" draw:text-style-name="MP6" draw:layer="backgroundobjects" draw:type="lines" svg:x1="14.4cm" svg:y1="4.701cm" svg:x2="16.2cm" svg:y2="5.801cm" draw:start-shape="id11" draw:start-glue-point="7" draw:end-shape="id4" draw:end-glue-point="0" svg:d="M14400 4701h502l1298 599v501" svg:viewBox="0 0 1801 1101">
        <text:p/>
      </draw:connector>
      <draw:custom-shape draw:style-name="Mgr7" draw:text-style-name="MP8" xml:id="id12" draw:id="id12" draw:layer="backgroundobjects" svg:width="3.4cm" svg:height="1.057cm" svg:x="19.6cm" svg:y="4.344cm">
        <draw:glue-point draw:id="10" svg:x="-3.823cm" svg:y="5.004cm"/>
        <text:p text:style-name="MP7"><text:span text:style-name="MT3">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7" draw:text-style-name="MP8" xml:id="id13" draw:id="id13" draw:layer="backgroundobjects" svg:width="4.8cm" svg:height="1.6cm" svg:x="20.6cm" svg:y="5.601cm">
        <text:p text:style-name="MP7"><text:span text:style-name="MT3">MetaParameter-</text:span></text:p>
        <text:p text:style-name="MP7"><text:span text:style-name="MT3">(key,value)</text:span></text:p>
        <draw:enhanced-geometry svg:viewBox="0 0 21600 21600" draw:type="rectangle" draw:enhanced-path="M 0 0 L 21600 0 21600 21600 0 21600 0 0 Z N"/>
      </draw:custom-shape>
      <draw:connector draw:style-name="Mgr8" draw:text-style-name="MP6" draw:layer="backgroundobjects" svg:x1="20.001cm" svg:y1="5.4cm" svg:x2="20.6cm" svg:y2="6.401cm" draw:start-shape="id12" draw:start-glue-point="10" draw:end-shape="id13" draw:end-glue-point="3" svg:d="M20001 5400v1001h599" svg:viewBox="0 0 600 1002">
        <text:p/>
      </draw:connector>
      <draw:custom-shape draw:style-name="Mgr7" draw:text-style-name="MP8" xml:id="id14" draw:id="id14" draw:layer="backgroundobjects" svg:width="3.8cm" svg:height="0.8cm" svg:x="20.6cm" svg:y="7.401cm">
        <text:p text:style-name="MP7"><text:span text:style-name="MT3">Constraints</text:span></text:p>
        <draw:enhanced-geometry svg:viewBox="0 0 21600 21600" draw:type="rectangle" draw:enhanced-path="M 0 0 L 21600 0 21600 21600 0 21600 0 0 Z N"/>
      </draw:custom-shape>
      <draw:connector draw:style-name="Mgr8" draw:text-style-name="MP6" draw:layer="backgroundobjects" svg:x1="20.001cm" svg:y1="5.4cm" svg:x2="20.6cm" svg:y2="7.801cm" draw:start-shape="id12" draw:start-glue-point="10" draw:end-shape="id14" draw:end-glue-point="3" svg:d="M20001 5400v2401h599" svg:viewBox="0 0 600 2402">
        <text:p/>
      </draw:connector>
      <draw:custom-shape draw:style-name="Mgr7" draw:text-style-name="MP8" xml:id="id15" draw:id="id15" draw:layer="backgroundobjects" svg:width="3.8cm" svg:height="0.8cm" svg:x="20.6cm" svg:y="8.401cm">
        <text:p text:style-name="MP7"><text:span text:style-name="MT3">Objective</text:span></text:p>
        <draw:enhanced-geometry svg:viewBox="0 0 21600 21600" draw:type="rectangle" draw:enhanced-path="M 0 0 L 21600 0 21600 21600 0 21600 0 0 Z N"/>
      </draw:custom-shape>
      <draw:connector draw:style-name="Mgr8" draw:text-style-name="MP6" draw:layer="backgroundobjects" svg:x1="20.001cm" svg:y1="5.4cm" svg:x2="20.6cm" svg:y2="8.801cm" draw:start-shape="id12" draw:start-glue-point="10" draw:end-shape="id15" draw:end-glue-point="3" svg:d="M20001 5400v3401h599" svg:viewBox="0 0 600 3402">
        <text:p/>
      </draw:connector>
      <draw:frame draw:style-name="Mgr9" draw:text-style-name="MP9" draw:layer="backgroundobjects" svg:width="0.82cm" svg:height="0.886cm" svg:x="20.073cm" svg:y="7.201cm">
        <draw:text-box>
          <text:p><text:span text:style-name="MT4">*</text:span></text:p>
        </draw:text-box>
      </draw:frame>
      <draw:frame draw:style-name="Mgr9" draw:text-style-name="MP9" draw:layer="backgroundobjects" svg:width="0.82cm" svg:height="0.886cm" svg:x="20.073cm" svg:y="5.801cm">
        <draw:text-box>
          <text:p><text:span text:style-name="MT4">*</text:span></text:p>
        </draw:text-box>
      </draw:frame>
      <draw:connector draw:style-name="Mgr4" draw:text-style-name="MP6" draw:layer="backgroundobjects" draw:type="lines" svg:x1="12cm" svg:y1="4.001cm" svg:x2="21.3cm" svg:y2="4.344cm" draw:start-shape="id11" draw:start-glue-point="4" draw:end-shape="id12" draw:end-glue-point="5" svg:d="M12000 4001v-501l9300 342v502" svg:viewBox="0 0 9301 845">
        <text:p/>
      </draw:connector>
      <draw:custom-shape draw:style-name="Mgr10" draw:text-style-name="MP10" xml:id="id16" draw:id="id16" draw:layer="backgroundobjects" svg:width="3.8cm" svg:height="0.8cm" svg:x="15.3cm" svg:y="12.801cm">
        <text:p text:style-name="MP4"><text:span text:style-name="MT5">ProvClause</text:span></text:p>
        <draw:enhanced-geometry svg:viewBox="0 0 21600 21600" draw:type="rectangle" draw:enhanced-path="M 0 0 L 21600 0 21600 21600 0 21600 0 0 Z N"/>
      </draw:custom-shape>
      <draw:connector draw:style-name="Mgr11" draw:text-style-name="MP6" draw:layer="backgroundobjects" svg:x1="14.801cm" svg:y1="12.401cm" svg:x2="15.3cm" svg:y2="13.201cm" draw:start-shape="id3" draw:start-glue-point="4" draw:end-shape="id16" draw:end-glue-point="3" svg:d="M14801 12401v800h499" svg:viewBox="0 0 500 801">
        <text:p/>
      </draw:connector>
      <draw:frame draw:style-name="Mgr9" draw:text-style-name="MP11" draw:layer="backgroundobjects" svg:width="0.82cm" svg:height="0.886cm" svg:x="14.748cm" svg:y="12.666cm">
        <draw:text-box>
          <text:p><text:span text:style-name="MT6">*</text:span></text:p>
        </draw:text-box>
      </draw:frame>
      <draw:connector draw:style-name="Mgr12" draw:text-style-name="MP4" draw:layer="backgroundobjects" svg:x1="6.981cm" svg:y1="4.732cm" svg:x2="5.081cm" svg:y2="9.106cm" draw:start-shape="id17" draw:start-glue-point="5" draw:end-shape="id18" draw:end-glue-point="5" svg:d="M6981 4732h-1900v4374" svg:viewBox="0 0 1901 4375">
        <text:p/>
      </draw:connector>
      <draw:connector draw:style-name="Mgr12" draw:text-style-name="MP4" draw:layer="backgroundobjects" svg:x1="6.981cm" svg:y1="4.732cm" svg:x2="1.881cm" svg:y2="9.006cm" draw:start-shape="id17" draw:start-glue-point="5" draw:end-shape="id19" draw:end-glue-point="5" svg:d="M6981 4732h-5100v4274" svg:viewBox="0 0 5101 4275">
        <text:p/>
      </draw:connector>
      <draw:custom-shape draw:style-name="Mgr13" draw:text-style-name="MP5" xml:id="id24" draw:id="id24" draw:layer="backgroundobjects" svg:width="1.4cm" svg:height="1.4cm" svg:x="4.876cm" svg:y="6.201cm">
        <text:p text:style-name="MP12"><text:span text:style-name="MT5">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5" xml:id="id22" draw:id="id22" draw:layer="backgroundobjects" svg:width="1.4cm" svg:height="1.4cm" svg:x="1.676cm" svg:y="6.201cm">
        <text:p text:style-name="MP12"><text:span text:style-name="MT5">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5" xml:id="id18" draw:id="id18" draw:layer="backgroundobjects" svg:width="1.4cm" svg:height="1.4cm" svg:x="4.876cm" svg:y="8.901cm">
        <text:p text:style-name="MP12"><text:span text:style-name="MT5">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5" xml:id="id19" draw:id="id19" draw:layer="backgroundobjects" svg:width="1.4cm" svg:height="1.4cm" svg:x="1.676cm" svg:y="8.801cm">
        <text:p text:style-name="MP12"><text:span text:style-name="MT5">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Mgr17" draw:text-style-name="MP10" xml:id="id20" draw:id="id20" draw:layer="backgroundobjects" svg:width="3.108cm" svg:height="0.8cm" svg:x="5.476cm" svg:y="7.101cm" draw:corner-radius="0.5cm">
        <text:p text:style-name="MP12"><text:span text:style-name="MT5">I1.a#fast</text:span></text:p>
      </draw:rect>
      <draw:rect draw:style-name="Mgr18" draw:text-style-name="MP10" xml:id="id21" draw:id="id21" draw:layer="backgroundobjects" svg:width="1.8cm" svg:height="0.8cm" svg:x="5.476cm" svg:y="7.901cm" draw:corner-radius="0.5cm">
        <text:p text:style-name="MP12"><text:span text:style-name="MT5">I1.b</text:span></text:p>
      </draw:rect>
      <draw:rect draw:style-name="Mgr19" draw:text-style-name="MP10" draw:layer="backgroundobjects" svg:width="1.8cm" svg:height="0.8cm" svg:x="2.276cm" svg:y="7.101cm" draw:corner-radius="0.5cm">
        <text:p text:style-name="MP12"><text:span text:style-name="MT5">I2.a</text:span></text:p>
      </draw:rect>
      <draw:rect draw:style-name="Mgr20" draw:text-style-name="MP10" draw:layer="backgroundobjects" svg:width="1.8cm" svg:height="0.8cm" svg:x="2.276cm" svg:y="7.901cm" draw:corner-radius="0.5cm">
        <text:p text:style-name="MP12"><text:span text:style-name="MT5">I2.b</text:span></text:p>
      </draw:rect>
      <draw:rect draw:style-name="Mgr21" draw:text-style-name="MP10" draw:layer="backgroundobjects" svg:width="3.208cm" svg:height="0.8cm" svg:x="5.376cm" svg:y="9.801cm" draw:corner-radius="0.5cm">
        <text:p text:style-name="MP12"><text:span text:style-name="MT5">I3.a#slow</text:span></text:p>
      </draw:rect>
      <draw:rect draw:style-name="Mgr22" draw:text-style-name="MP10" xml:id="id23" draw:id="id23" draw:layer="backgroundobjects" svg:width="1.808cm" svg:height="0.8cm" svg:x="5.376cm" svg:y="10.601cm" draw:corner-radius="0.5cm">
        <text:p text:style-name="MP12"><text:span text:style-name="MT5">I3.b</text:span></text:p>
      </draw:rect>
      <draw:rect draw:style-name="Mgr23" draw:text-style-name="MP10" draw:layer="backgroundobjects" svg:width="1.8cm" svg:height="0.8cm" svg:x="2.076cm" svg:y="9.701cm" draw:corner-radius="0.5cm">
        <text:p text:style-name="MP12"><text:span text:style-name="MT5">I4.a</text:span></text:p>
      </draw:rect>
      <draw:rect draw:style-name="Mgr24" draw:text-style-name="MP10" draw:layer="backgroundobjects" svg:width="1.8cm" svg:height="0.8cm" svg:x="2.076cm" svg:y="10.501cm" draw:corner-radius="0.5cm">
        <text:p text:style-name="MP12"><text:span text:style-name="MT5">I4.b</text:span></text:p>
      </draw:rect>
      <draw:custom-shape draw:style-name="Mgr25" draw:text-style-name="MP14" xml:id="id17" draw:id="id17" draw:layer="backgroundobjects" svg:width="1.4cm" svg:height="1.4cm" svg:x="6.776cm" svg:y="4.527cm">
        <text:p text:style-name="MP13"><text:span text:style-name="MT7">SW</text:span></text:p>
        <text:p text:style-name="MP13"><text:span text:style-name="MT7">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Mgr4" draw:text-style-name="MP6" draw:layer="backgroundobjects" draw:type="line" svg:x1="7.971cm" svg:y1="4.732cm" svg:x2="9.6cm" svg:y2="4.701cm" draw:start-shape="id17" draw:start-glue-point="11" draw:end-shape="id11" draw:end-glue-point="5" svg:d="M7971 4732l1629-31" svg:viewBox="0 0 1630 32">
        <text:p/>
      </draw:connector>
      <draw:connector draw:style-name="Mgr26" draw:text-style-name="MP4" draw:layer="backgroundobjects" svg:x1="8.584cm" svg:y1="7.501cm" svg:x2="6.276cm" svg:y2="9.601cm" draw:start-shape="id20" draw:start-glue-point="1" draw:end-shape="id18" draw:end-glue-point="10" svg:d="M8584 7501h501v2100h-2809" svg:viewBox="0 0 2810 2101">
        <text:p/>
      </draw:connector>
      <draw:connector draw:style-name="Mgr26" draw:text-style-name="MP4" draw:layer="backgroundobjects" svg:x1="5.476cm" svg:y1="8.301cm" svg:x2="3.076cm" svg:y2="6.901cm" draw:start-shape="id21" draw:start-glue-point="3" draw:end-shape="id22" draw:end-glue-point="10" svg:d="M5476 8301h-1200v-1400h-1200" svg:viewBox="0 0 2401 1401">
        <text:p/>
      </draw:connector>
      <draw:connector draw:style-name="Mgr26" draw:text-style-name="MP4" draw:layer="backgroundobjects" svg:x1="5.376cm" svg:y1="11.001cm" svg:x2="2.871cm" svg:y2="9.006cm" draw:start-shape="id23" draw:start-glue-point="3" draw:end-shape="id19" draw:end-glue-point="11" svg:d="M5376 11001h-1150v-1995h-1355" svg:viewBox="0 0 2506 1996">
        <text:p/>
      </draw:connector>
      <draw:connector draw:style-name="Mgr12" draw:text-style-name="MP4" draw:layer="backgroundobjects" svg:x1="6.981cm" svg:y1="4.732cm" svg:x2="5.576cm" svg:y2="6.201cm" draw:start-shape="id17" draw:start-glue-point="5" draw:end-shape="id24" draw:end-glue-point="4" svg:d="M6981 4732h-1405v1469" svg:viewBox="0 0 1406 1470">
        <text:p/>
      </draw:connector>
      <draw:connector draw:style-name="Mgr12" draw:text-style-name="MP4" draw:layer="backgroundobjects" svg:x1="6.981cm" svg:y1="4.732cm" svg:x2="2.376cm" svg:y2="6.201cm" draw:start-shape="id17" draw:start-glue-point="5" draw:end-shape="id22" draw:end-glue-point="4" svg:d="M6981 4732h-4605v1469" svg:viewBox="0 0 4606 1470">
        <text:p/>
      </draw:connector>
      <draw:connector draw:style-name="Mgr27" draw:text-style-name="MP4" draw:layer="backgroundobjects" svg:x1="7.276cm" svg:y1="8.301cm" svg:x2="9.073cm" svg:y2="8.306cm" draw:start-shape="id21" draw:start-glue-point="1" svg:d="M7276 8301h1149v5h648" svg:viewBox="0 0 1798 6">
        <text:p/>
      </draw:connector>
      <presentation:notes style:page-layout-name="PM0">
        <office:forms form:automatic-focus="false" form:apply-design-mode="false"/>
        <draw:page-thumbnail presentation:style-name="model_5f_mode_5f_request-title" draw:layer="backgroundobjects" svg:width="14.848cm" svg:height="11.135cm" svg:x="3.075cm" svg:y="2.257cm" presentation:class="page"/>
        <draw:frame presentation:style-name="model_5f_mode_5f_reques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presentation:header/></text:p>
          </draw:text-box>
        </draw:frame>
        <draw:frame presentation:style-name="Mpr5" draw:text-style-name="MP2" draw:layer="backgroundobjects" svg:width="9.112cm" svg:height="1.484cm" svg:x="11.887cm" svg:y="0cm" presentation:class="date-time">
          <draw:text-box>
            <text:p text:style-name="MP2"><presentation:date-time/></text:p>
          </draw:text-box>
        </draw:frame>
        <draw:frame presentation:style-name="Mpr6" draw:text-style-name="MP1" draw:layer="backgroundobjects" svg:width="9.112cm" svg:height="1.484cm" svg:x="0cm" svg:y="28.215cm" presentation:class="footer">
          <draw:text-box>
            <text:p text:style-name="MP1"><presentation:footer/></text:p>
          </draw:text-box>
        </draw:frame>
        <draw:frame presentation:style-name="Mpr6" draw:text-style-name="MP2" draw:layer="backgroundobjects" svg:width="9.112cm" svg:height="1.484cm" svg:x="11.887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30T17:14:56.863915470</dc:date>
    <dc:creator>René Schöne</dc:creator>
    <meta:editing-duration>P1DT11H16M28S</meta:editing-duration>
    <meta:editing-cycles>86</meta:editing-cycles>
    <meta:generator>LibreOffice/4.2.8.2$Linux_x86 LibreOffice_project/420$Build-2</meta:generator>
    <meta:document-statistic meta:object-count="869"/>
  </office:meta>
</office:document-meta>
</file>